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61.51pt"/>
    </style:style>
    <style:style style:name="co5" style:family="table-column">
      <style:table-column-properties fo:break-before="auto" style:column-width="94.51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66.2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51pt"/>
    </style:style>
    <style:style style:name="co10" style:family="table-column">
      <style:table-column-properties fo:break-before="auto" style:column-width="108.45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49pt"/>
    </style:style>
    <style:style style:name="co13" style:family="table-column">
      <style:table-column-properties fo:break-before="auto" style:column-width="94.96pt"/>
    </style:style>
    <style:style style:name="co14" style:family="table-column">
      <style:table-column-properties fo:break-before="auto" style:column-width="78.75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67.75pt"/>
    </style:style>
    <style:style style:name="co17" style:family="table-column">
      <style:table-column-properties fo:break-before="auto" style:column-width="127.96pt"/>
    </style:style>
    <style:style style:name="co18" style:family="table-column">
      <style:table-column-properties fo:break-before="auto" style:column-width="74.44pt"/>
    </style:style>
    <style:style style:name="co19" style:family="table-column">
      <style:table-column-properties fo:break-before="auto" style:column-width="51pt"/>
    </style:style>
    <style:style style:name="co20" style:family="table-column">
      <style:table-column-properties fo:break-before="auto" style:column-width="79.51pt"/>
    </style:style>
    <style:style style:name="co21" style:family="table-column">
      <style:table-column-properties fo:break-before="auto" style:column-width="81.21pt"/>
    </style:style>
    <style:style style:name="co22" style:family="table-column">
      <style:table-column-properties fo:break-before="auto" style:column-width="141.05pt"/>
    </style:style>
    <style:style style:name="co23" style:family="table-column">
      <style:table-column-properties fo:break-before="auto" style:column-width="83.45pt"/>
    </style:style>
    <style:style style:name="co24" style:family="table-column">
      <style:table-column-properties fo:break-before="auto" style:column-width="53.26pt"/>
    </style:style>
    <style:style style:name="co25" style:family="table-column">
      <style:table-column-properties fo:break-before="auto" style:column-width="242.11pt"/>
    </style:style>
    <style:style style:name="co26" style:family="table-column">
      <style:table-column-properties fo:break-before="auto" style:column-width="84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FeatureSet">
      <style:table-properties table:display="true" style:writing-mode="lr-tb"/>
    </style:style>
    <style:style style:name="ta2" style:family="table" style:master-page-name="PageStyle_5f_Ranks">
      <style:table-properties table:display="true" style:writing-mode="lr-tb"/>
    </style:style>
    <style:style style:name="ta3" style:family="table" style:master-page-name="PageStyle_5f_UEFM">
      <style:table-properties table:display="true" style:writing-mode="lr-tb"/>
    </style:style>
    <style:style style:name="ta4" style:family="table" style:master-page-name="PageStyle_5f_Wolf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pt"/>
      <style:text-properties fo:color="#eeeeee" fo:font-weight="bold" style:font-weight-asian="bold" style:font-weight-complex="bold"/>
    </style:style>
    <style:style style:name="ce6" style:family="table-cell" style:parent-style-name="Default">
      <style:table-cell-properties fo:background-color="#808080" style:rotation-align="none"/>
      <style:text-properties fo:color="#eeeeee" fo:font-weight="bold" style:font-weight-asian="bold" style:font-weight-complex="bold"/>
    </style:style>
    <style:style style:name="ce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0000"/>
      <style:text-properties fo:color="#eeeeee" fo:font-weight="bold" style:font-weight-asian="bold" style:font-weight-complex="bold"/>
    </style:style>
    <style:style style:name="ce9" style:family="table-cell" style:parent-style-name="Default">
      <style:table-cell-properties fo:background-color="#006600"/>
      <style:text-properties fo:color="#eeeeee" fo:font-weight="bold" style:font-weight-asian="bold" style:font-weight-complex="bold"/>
    </style:style>
    <style:style style:name="ce10" style:family="table-cell" style:parent-style-name="Default">
      <style:table-cell-properties fo:background-color="#808080"/>
      <style:text-properties fo:color="#eeeeee" fo:font-weight="bold" style:font-weight-asian="bold" style:font-weight-complex="bold"/>
    </style:style>
    <style:style style:name="ce11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pt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990000" style:rotation-align="none"/>
      <style:text-properties fo:color="#eeeeee" fo:font-weight="bold" style:font-weight-asian="bold" style:font-weight-complex="bold"/>
    </style:style>
    <style:style style:name="ce13" style:family="table-cell" style:parent-style-name="Default">
      <style:table-cell-properties fo:background-color="#006600" style:rotation-align="none"/>
      <style:text-properties fo:color="#eeeeee" fo:font-weight="bold" style:font-weight-asian="bold" style:font-weight-complex="bold"/>
    </style:style>
    <style:style style:name="ce14" style:family="table-cell" style:parent-style-name="Default">
      <style:table-cell-properties fo:background-color="#99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Explanatory_20_Text">
      <style:table-cell-properties fo:background-color="#00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00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Explanatory_20_Text">
      <style:table-cell-properties fo:background-color="#99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Explanatory_20_Text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atureSet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style-name="Default"/>
          <table:table-cell office:value-type="string" calcext:value-type="string">
            <text:p>MeanReactTime</text:p>
          </table:table-cell>
          <table:table-cell office:value-type="string" calcext:value-type="string">
            <text:p>MeanTrialTime</text:p>
          </table:table-cell>
          <table:table-cell office:value-type="string" calcext:value-type="string">
            <text:p>MeanInitDirErr</text:p>
          </table:table-cell>
          <table:table-cell office:value-type="string" calcext:value-type="string">
            <text:p>MeanPreMvmntSpd</text:p>
          </table:table-cell>
          <table:table-cell office:value-type="string" calcext:value-type="string">
            <text:p>MeanMaxSpd</text:p>
          </table:table-cell>
          <table:table-cell office:value-type="string" calcext:value-type="string">
            <text:p>MeanHPL</text:p>
          </table:table-cell>
          <table:table-cell office:value-type="string" calcext:value-type="string">
            <text:p>MeanInitMvmntRto</text:p>
          </table:table-cell>
          <table:table-cell office:value-type="string" calcext:value-type="string">
            <text:p>MeanSpdRto</text:p>
          </table:table-cell>
          <table:table-cell office:value-type="string" calcext:value-type="string">
            <text:p>MeanPathLRto</text:p>
          </table:table-cell>
          <table:table-cell office:value-type="string" calcext:value-type="string">
            <text:p>MeanNumSpdPks</text:p>
          </table:table-cell>
          <table:table-cell office:value-type="string" calcext:value-type="string">
            <text:p>MeanMaxPD</text:p>
          </table:table-cell>
          <table:table-cell office:value-type="string" calcext:value-type="string">
            <text:p>MeanPMTD</text:p>
          </table:table-cell>
          <table:table-cell office:value-type="string" calcext:value-type="string">
            <text:p>MeanMAPR</text:p>
          </table:table-cell>
          <table:table-cell office:value-type="string" calcext:value-type="string">
            <text:p>MaxReactTime</text:p>
          </table:table-cell>
          <table:table-cell office:value-type="string" calcext:value-type="string">
            <text:p>MaxTrialTime</text:p>
          </table:table-cell>
          <table:table-cell office:value-type="string" calcext:value-type="string">
            <text:p>MaxInitDirErr</text:p>
          </table:table-cell>
          <table:table-cell office:value-type="string" calcext:value-type="string">
            <text:p>MaxPreMvmntSpd</text:p>
          </table:table-cell>
          <table:table-cell office:value-type="string" calcext:value-type="string">
            <text:p>MaxMaxSpd</text:p>
          </table:table-cell>
          <table:table-cell office:value-type="string" calcext:value-type="string">
            <text:p>MaxHPL</text:p>
          </table:table-cell>
          <table:table-cell office:value-type="string" calcext:value-type="string">
            <text:p>MaxInitMvmntRto</text:p>
          </table:table-cell>
          <table:table-cell office:value-type="string" calcext:value-type="string">
            <text:p>MaxPathLRto</text:p>
          </table:table-cell>
          <table:table-cell office:value-type="string" calcext:value-type="string">
            <text:p>MaxNumSpdPks</text:p>
          </table:table-cell>
          <table:table-cell office:value-type="string" calcext:value-type="string">
            <text:p>MaxMaxPD</text:p>
          </table:table-cell>
          <table:table-cell office:value-type="string" calcext:value-type="string">
            <text:p>MaxPMTD</text:p>
          </table:table-cell>
          <table:table-cell office:value-type="string" calcext:value-type="string">
            <text:p>MaxMAPR</text:p>
          </table:table-cell>
          <table:table-cell office:value-type="string" calcext:value-type="string">
            <text:p>VarReactTime</text:p>
          </table:table-cell>
          <table:table-cell office:value-type="string" calcext:value-type="string">
            <text:p>VarTrialTime</text:p>
          </table:table-cell>
          <table:table-cell office:value-type="string" calcext:value-type="string">
            <text:p>VarInitDirErr</text:p>
          </table:table-cell>
          <table:table-cell office:value-type="string" calcext:value-type="string">
            <text:p>VarPreMvmntSpd</text:p>
          </table:table-cell>
          <table:table-cell office:value-type="string" calcext:value-type="string">
            <text:p>VarMaxSpd</text:p>
          </table:table-cell>
          <table:table-cell office:value-type="string" calcext:value-type="string">
            <text:p>VarHPL</text:p>
          </table:table-cell>
          <table:table-cell office:value-type="string" calcext:value-type="string">
            <text:p>VarInitMvmntRto</text:p>
          </table:table-cell>
          <table:table-cell office:value-type="string" calcext:value-type="string">
            <text:p>VarSpdRto</text:p>
          </table:table-cell>
          <table:table-cell office:value-type="string" calcext:value-type="string">
            <text:p>VarPathLRto</text:p>
          </table:table-cell>
          <table:table-cell office:value-type="string" calcext:value-type="string">
            <text:p>VarNumSpdPks</text:p>
          </table:table-cell>
          <table:table-cell office:value-type="string" calcext:value-type="string">
            <text:p>VarMaxPD</text:p>
          </table:table-cell>
          <table:table-cell office:value-type="string" calcext:value-type="string">
            <text:p>VarPMTD</text:p>
          </table:table-cell>
          <table:table-cell office:value-type="string" calcext:value-type="string">
            <text:p>VarMAP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onthspos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dominant</text:p>
          </table:table-cell>
          <table:table-cell office:value-type="string" calcext:value-type="string">
            <text:p>affected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ttyp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subcort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init_FM</text:p>
          </table:table-cell>
          <table:table-cell office:value-type="string" calcext:value-type="string">
            <text:p>initWO</text:p>
          </table:table-cell>
          <table:table-cell office:value-type="string" calcext:value-type="string">
            <text:p>initBB</text:p>
          </table:table-cell>
          <table:table-cell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9.876290632" calcext:value-type="float">
            <text:p>9.876290632</text:p>
          </table:table-cell>
          <table:table-cell office:value-type="float" office:value="0.820220154565212" calcext:value-type="float">
            <text:p>0.8202201546</text:p>
          </table:table-cell>
          <table:table-cell office:value-type="float" office:value="0.0251605666389274" calcext:value-type="float">
            <text:p>0.0251605666</text:p>
          </table:table-cell>
          <table:table-cell office:value-type="float" office:value="0.334646061917078" calcext:value-type="float">
            <text:p>0.3346460619</text:p>
          </table:table-cell>
          <table:table-cell office:value-type="float" office:value="0.652893463126944" calcext:value-type="float">
            <text:p>0.6528934631</text:p>
          </table:table-cell>
          <table:table-cell office:value-type="float" office:value="0.312887770031275" calcext:value-type="float">
            <text:p>0.31288777</text:p>
          </table:table-cell>
          <table:table-cell office:value-type="float" office:value="0.786819802380914" calcext:value-type="float">
            <text:p>0.7868198024</text:p>
          </table:table-cell>
          <table:table-cell office:value-type="float" office:value="4.35262309012453" calcext:value-type="float">
            <text:p>4.3526230901</text:p>
          </table:table-cell>
          <table:table-cell office:value-type="float" office:value="11.55" calcext:value-type="float">
            <text:p>11.55</text:p>
          </table:table-cell>
          <table:table-cell office:value-type="float" office:value="0.111112392549793" calcext:value-type="float">
            <text:p>0.1111123925</text:p>
          </table:table-cell>
          <table:table-cell office:value-type="float" office:value="0.428262612798942" calcext:value-type="float">
            <text:p>0.4282626128</text:p>
          </table:table-cell>
          <table:table-cell office:value-type="float" office:value="0.454132678784271" calcext:value-type="float">
            <text:p>0.4541326788</text:p>
          </table:table-cell>
          <table:table-cell office:value-type="float" office:value="0.52" calcext:value-type="float">
            <text:p>0.52</text:p>
          </table:table-cell>
          <table:table-cell office:value-type="float" office:value="10.00999045" calcext:value-type="float">
            <text:p>10.00999045</text:p>
          </table:table-cell>
          <table:table-cell office:value-type="float" office:value="2.41716330119745" calcext:value-type="float">
            <text:p>2.4171633012</text:p>
          </table:table-cell>
          <table:table-cell office:value-type="float" office:value="0.0737515056646289" calcext:value-type="float">
            <text:p>0.0737515057</text:p>
          </table:table-cell>
          <table:table-cell office:value-type="float" office:value="0.444728417277532" calcext:value-type="float">
            <text:p>0.4447284173</text:p>
          </table:table-cell>
          <table:table-cell office:value-type="float" office:value="1.14242771869152" calcext:value-type="float">
            <text:p>1.1424277187</text:p>
          </table:table-cell>
          <table:table-cell office:value-type="float" office:value="0.708551859453649" calcext:value-type="float">
            <text:p>0.7085518595</text:p>
          </table:table-cell>
          <table:table-cell office:value-type="float" office:value="7.61618479584654" calcext:value-type="float">
            <text:p>7.6161847958</text:p>
          </table:table-cell>
          <table:table-cell office:value-type="float" office:value="19" calcext:value-type="float">
            <text:p>19</text:p>
          </table:table-cell>
          <table:table-cell office:value-type="float" office:value="0.176067586504909" calcext:value-type="float">
            <text:p>0.1760675865</text:p>
          </table:table-cell>
          <table:table-cell office:value-type="float" office:value="0.543577084900243" calcext:value-type="float">
            <text:p>0.5435770849</text:p>
          </table:table-cell>
          <table:table-cell office:value-type="float" office:value="0.729540918163673" calcext:value-type="float">
            <text:p>0.7295409182</text:p>
          </table:table-cell>
          <table:table-cell office:value-type="float" office:value="0.0228526315789474" calcext:value-type="float">
            <text:p>0.0228526316</text:p>
          </table:table-cell>
          <table:table-cell office:value-type="float" office:value="0.318172040043231" calcext:value-type="float">
            <text:p>0.31817204</text:p>
          </table:table-cell>
          <table:table-cell office:value-type="float" office:value="0.945796424492411" calcext:value-type="float">
            <text:p>0.9457964245</text:p>
          </table:table-cell>
          <table:table-cell office:value-type="float" office:value="0.000655350267631729" calcext:value-type="float">
            <text:p>0.0006553503</text:p>
          </table:table-cell>
          <table:table-cell office:value-type="float" office:value="0.0037711301273605" calcext:value-type="float">
            <text:p>0.0037711301</text:p>
          </table:table-cell>
          <table:table-cell office:value-type="float" office:value="0.0552817863946373" calcext:value-type="float">
            <text:p>0.0552817864</text:p>
          </table:table-cell>
          <table:table-cell office:value-type="float" office:value="0.0681596558477576" calcext:value-type="float">
            <text:p>0.0681596558</text:p>
          </table:table-cell>
          <table:table-cell office:value-type="float" office:value="0.0886653598487395" calcext:value-type="float">
            <text:p>0.0886653598</text:p>
          </table:table-cell>
          <table:table-cell office:value-type="float" office:value="2.45696828715446" calcext:value-type="float">
            <text:p>2.4569682872</text:p>
          </table:table-cell>
          <table:table-cell office:value-type="float" office:value="20.05" calcext:value-type="float">
            <text:p>20.05</text:p>
          </table:table-cell>
          <table:table-cell office:value-type="float" office:value="0.000929786805415885" calcext:value-type="float">
            <text:p>0.0009297868</text:p>
          </table:table-cell>
          <table:table-cell office:value-type="float" office:value="0.00633987950359186" calcext:value-type="float">
            <text:p>0.0063398795</text:p>
          </table:table-cell>
          <table:table-cell office:value-type="float" office:value="0.0426857498125946" calcext:value-type="float">
            <text:p>0.0426857498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table:number-columns-repeated="9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55" calcext:value-type="float">
            <text:p>0.2055</text:p>
          </table:table-cell>
          <table:table-cell office:value-type="float" office:value="9.78549070554999" calcext:value-type="float">
            <text:p>9.7854907055</text:p>
          </table:table-cell>
          <table:table-cell office:value-type="float" office:value="0.652489372948474" calcext:value-type="float">
            <text:p>0.6524893729</text:p>
          </table:table-cell>
          <table:table-cell office:value-type="float" office:value="0.0119021131798319" calcext:value-type="float">
            <text:p>0.0119021132</text:p>
          </table:table-cell>
          <table:table-cell office:value-type="float" office:value="0.263404433218961" calcext:value-type="float">
            <text:p>0.2634044332</text:p>
          </table:table-cell>
          <table:table-cell office:value-type="float" office:value="0.473325762584944" calcext:value-type="float">
            <text:p>0.4733257626</text:p>
          </table:table-cell>
          <table:table-cell office:value-type="float" office:value="0.191944853176139" calcext:value-type="float">
            <text:p>0.1919448532</text:p>
          </table:table-cell>
          <table:table-cell office:value-type="float" office:value="0.742444999508676" calcext:value-type="float">
            <text:p>0.7424449995</text:p>
          </table:table-cell>
          <table:table-cell office:value-type="float" office:value="3.15550508579293" calcext:value-type="float">
            <text:p>3.1555050858</text:p>
          </table:table-cell>
          <table:table-cell office:value-type="float" office:value="9" calcext:value-type="float">
            <text:p>9</text:p>
          </table:table-cell>
          <table:table-cell office:value-type="float" office:value="0.0858996446605414" calcext:value-type="float">
            <text:p>0.0858996447</text:p>
          </table:table-cell>
          <table:table-cell office:value-type="float" office:value="0.474246561098269" calcext:value-type="float">
            <text:p>0.4742465611</text:p>
          </table:table-cell>
          <table:table-cell office:value-type="float" office:value="0.56139079697951" calcext:value-type="float">
            <text:p>0.561390797</text:p>
          </table:table-cell>
          <table:table-cell office:value-type="float" office:value="1.04" calcext:value-type="float">
            <text:p>1.04</text:p>
          </table:table-cell>
          <table:table-cell office:value-type="float" office:value="10.0099905" calcext:value-type="float">
            <text:p>10.0099905</text:p>
          </table:table-cell>
          <table:table-cell office:value-type="float" office:value="2.12830773613152" calcext:value-type="float">
            <text:p>2.1283077361</text:p>
          </table:table-cell>
          <table:table-cell office:value-type="float" office:value="0.0825739812599329" calcext:value-type="float">
            <text:p>0.0825739813</text:p>
          </table:table-cell>
          <table:table-cell office:value-type="float" office:value="0.351918488464746" calcext:value-type="float">
            <text:p>0.3519184885</text:p>
          </table:table-cell>
          <table:table-cell office:value-type="float" office:value="0.686726943279227" calcext:value-type="float">
            <text:p>0.6867269433</text:p>
          </table:table-cell>
          <table:table-cell office:value-type="float" office:value="0.922798805275156" calcext:value-type="float">
            <text:p>0.9227988053</text:p>
          </table:table-cell>
          <table:table-cell office:value-type="float" office:value="4.57817962460842" calcext:value-type="float">
            <text:p>4.5781796246</text:p>
          </table:table-cell>
          <table:table-cell office:value-type="float" office:value="17" calcext:value-type="float">
            <text:p>17</text:p>
          </table:table-cell>
          <table:table-cell office:value-type="float" office:value="0.131451417557469" calcext:value-type="float">
            <text:p>0.1314514176</text:p>
          </table:table-cell>
          <table:table-cell office:value-type="float" office:value="0.584700823638209" calcext:value-type="float">
            <text:p>0.5847008236</text:p>
          </table:table-cell>
          <table:table-cell office:value-type="float" office:value="0.756487025948104" calcext:value-type="float">
            <text:p>0.7564870259</text:p>
          </table:table-cell>
          <table:table-cell office:value-type="float" office:value="0.0890892105263158" calcext:value-type="float">
            <text:p>0.0890892105</text:p>
          </table:table-cell>
          <table:table-cell office:value-type="float" office:value="0.961331097180689" calcext:value-type="float">
            <text:p>0.9613310972</text:p>
          </table:table-cell>
          <table:table-cell office:value-type="float" office:value="0.597468566966872" calcext:value-type="float">
            <text:p>0.597468567</text:p>
          </table:table-cell>
          <table:table-cell office:value-type="float" office:value="0.000308728728849857" calcext:value-type="float">
            <text:p>0.0003087287</text:p>
          </table:table-cell>
          <table:table-cell office:value-type="float" office:value="0.00395065056951901" calcext:value-type="float">
            <text:p>0.0039506506</text:p>
          </table:table-cell>
          <table:table-cell office:value-type="float" office:value="0.0149042660257097" calcext:value-type="float">
            <text:p>0.014904266</text:p>
          </table:table-cell>
          <table:table-cell office:value-type="float" office:value="0.0964260182323112" calcext:value-type="float">
            <text:p>0.0964260182</text:p>
          </table:table-cell>
          <table:table-cell office:value-type="float" office:value="0.113640190445716" calcext:value-type="float">
            <text:p>0.1136401904</text:p>
          </table:table-cell>
          <table:table-cell office:value-type="float" office:value="0.662411824159769" calcext:value-type="float">
            <text:p>0.6624118242</text:p>
          </table:table-cell>
          <table:table-cell office:value-type="float" office:value="12.7368421052632" calcext:value-type="float">
            <text:p>12.7368421053</text:p>
          </table:table-cell>
          <table:table-cell office:value-type="float" office:value="0.000376627265183914" calcext:value-type="float">
            <text:p>0.0003766273</text:p>
          </table:table-cell>
          <table:table-cell office:value-type="float" office:value="0.00501867782933525" calcext:value-type="float">
            <text:p>0.0050186778</text:p>
          </table:table-cell>
          <table:table-cell office:value-type="float" office:value="0.0199705179351823" calcext:value-type="float">
            <text:p>0.0199705179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165" calcext:value-type="float">
            <text:p>16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.35" calcext:value-type="float">
            <text:p>3.35</text:p>
          </table:table-cell>
          <table:table-cell office:value-type="float" office:value="38" calcext:value-type="float">
            <text:p>38</text:p>
          </table:table-cell>
          <table:table-cell table:number-columns-repeated="96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85" calcext:value-type="float">
            <text:p>0.1285</text:p>
          </table:table-cell>
          <table:table-cell office:value-type="float" office:value="5.6704446336" calcext:value-type="float">
            <text:p>5.6704446336</text:p>
          </table:table-cell>
          <table:table-cell office:value-type="float" office:value="1.08847341182213" calcext:value-type="float">
            <text:p>1.0884734118</text:p>
          </table:table-cell>
          <table:table-cell office:value-type="float" office:value="0.0144768907422435" calcext:value-type="float">
            <text:p>0.0144768907</text:p>
          </table:table-cell>
          <table:table-cell office:value-type="float" office:value="0.221831067404992" calcext:value-type="float">
            <text:p>0.2218310674</text:p>
          </table:table-cell>
          <table:table-cell office:value-type="float" office:value="0.318322623444647" calcext:value-type="float">
            <text:p>0.3183226234</text:p>
          </table:table-cell>
          <table:table-cell office:value-type="float" office:value="0.508284000480376" calcext:value-type="float">
            <text:p>0.5082840005</text:p>
          </table:table-cell>
          <table:table-cell office:value-type="float" office:value="0.56220077804854" calcext:value-type="float">
            <text:p>0.562200778</text:p>
          </table:table-cell>
          <table:table-cell office:value-type="float" office:value="2.1221508242376" calcext:value-type="float">
            <text:p>2.1221508242</text:p>
          </table:table-cell>
          <table:table-cell office:value-type="float" office:value="7.95" calcext:value-type="float">
            <text:p>7.95</text:p>
          </table:table-cell>
          <table:table-cell office:value-type="float" office:value="0.0511890393089972" calcext:value-type="float">
            <text:p>0.0511890393</text:p>
          </table:table-cell>
          <table:table-cell office:value-type="float" office:value="0.671576069490051" calcext:value-type="float">
            <text:p>0.6715760695</text:p>
          </table:table-cell>
          <table:table-cell office:value-type="float" office:value="0.285061737232278" calcext:value-type="float">
            <text:p>0.2850617372</text:p>
          </table:table-cell>
          <table:table-cell office:value-type="float" office:value="0.5" calcext:value-type="float">
            <text:p>0.5</text:p>
          </table:table-cell>
          <table:table-cell office:value-type="float" office:value="9.728990792" calcext:value-type="float">
            <text:p>9.728990792</text:p>
          </table:table-cell>
          <table:table-cell office:value-type="float" office:value="2.88002608638981" calcext:value-type="float">
            <text:p>2.8800260864</text:p>
          </table:table-cell>
          <table:table-cell office:value-type="float" office:value="0.0674152464404231" calcext:value-type="float">
            <text:p>0.0674152464</text:p>
          </table:table-cell>
          <table:table-cell office:value-type="float" office:value="0.348343944673424" calcext:value-type="float">
            <text:p>0.3483439447</text:p>
          </table:table-cell>
          <table:table-cell office:value-type="float" office:value="0.521543570241607" calcext:value-type="float">
            <text:p>0.5215435702</text:p>
          </table:table-cell>
          <table:table-cell office:value-type="float" office:value="0.957582009779744" calcext:value-type="float">
            <text:p>0.9575820098</text:p>
          </table:table-cell>
          <table:table-cell office:value-type="float" office:value="3.47695713703022" calcext:value-type="float">
            <text:p>3.476957137</text:p>
          </table:table-cell>
          <table:table-cell office:value-type="float" office:value="15" calcext:value-type="float">
            <text:p>15</text:p>
          </table:table-cell>
          <table:table-cell office:value-type="float" office:value="0.0677494936896442" calcext:value-type="float">
            <text:p>0.0677494937</text:p>
          </table:table-cell>
          <table:table-cell office:value-type="float" office:value="0.833275340160351" calcext:value-type="float">
            <text:p>0.8332753402</text:p>
          </table:table-cell>
          <table:table-cell office:value-type="float" office:value="0.553571428571429" calcext:value-type="float">
            <text:p>0.5535714286</text:p>
          </table:table-cell>
          <table:table-cell office:value-type="float" office:value="0.0265397368421053" calcext:value-type="float">
            <text:p>0.0265397368</text:p>
          </table:table-cell>
          <table:table-cell office:value-type="float" office:value="3.95992123460734" calcext:value-type="float">
            <text:p>3.9599212346</text:p>
          </table:table-cell>
          <table:table-cell office:value-type="float" office:value="1.21787191701742" calcext:value-type="float">
            <text:p>1.217871917</text:p>
          </table:table-cell>
          <table:table-cell office:value-type="float" office:value="0.000204119907156361" calcext:value-type="float">
            <text:p>0.0002041199</text:p>
          </table:table-cell>
          <table:table-cell office:value-type="float" office:value="0.00167126872978353" calcext:value-type="float">
            <text:p>0.0016712687</text:p>
          </table:table-cell>
          <table:table-cell office:value-type="float" office:value="0.0069938672631471" calcext:value-type="float">
            <text:p>0.0069938673</text:p>
          </table:table-cell>
          <table:table-cell office:value-type="float" office:value="0.102722707876588" calcext:value-type="float">
            <text:p>0.1027227079</text:p>
          </table:table-cell>
          <table:table-cell office:value-type="float" office:value="0.146701194877232" calcext:value-type="float">
            <text:p>0.1467011949</text:p>
          </table:table-cell>
          <table:table-cell office:value-type="float" office:value="0.310838545401766" calcext:value-type="float">
            <text:p>0.3108385454</text:p>
          </table:table-cell>
          <table:table-cell office:value-type="float" office:value="14.9973684210526" calcext:value-type="float">
            <text:p>14.9973684211</text:p>
          </table:table-cell>
          <table:table-cell office:value-type="float" office:value="0.00011409496999986" calcext:value-type="float">
            <text:p>0.000114095</text:p>
          </table:table-cell>
          <table:table-cell office:value-type="float" office:value="0.00943451124768133" calcext:value-type="float">
            <text:p>0.0094345112</text:p>
          </table:table-cell>
          <table:table-cell office:value-type="float" office:value="0.0151136955886482" calcext:value-type="float">
            <text:p>0.0151136956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11" calcext:value-type="float">
            <text:p>4.11</text:p>
          </table:table-cell>
          <table:table-cell office:value-type="float" office:value="28" calcext:value-type="float">
            <text:p>28</text:p>
          </table:table-cell>
          <table:table-cell table:number-columns-repeated="96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1" calcext:value-type="float">
            <text:p>0.071</text:p>
          </table:table-cell>
          <table:table-cell office:value-type="float" office:value="9.935640597266" calcext:value-type="float">
            <text:p>9.9356405973</text:p>
          </table:table-cell>
          <table:table-cell office:value-type="float" office:value="0.775652670991749" calcext:value-type="float">
            <text:p>0.775652671</text:p>
          </table:table-cell>
          <table:table-cell office:value-type="float" office:value="0.0398598587334601" calcext:value-type="float">
            <text:p>0.0398598587</text:p>
          </table:table-cell>
          <table:table-cell office:value-type="float" office:value="0.235208765944015" calcext:value-type="float">
            <text:p>0.2352087659</text:p>
          </table:table-cell>
          <table:table-cell office:value-type="float" office:value="0.608824464784599" calcext:value-type="float">
            <text:p>0.6088244648</text:p>
          </table:table-cell>
          <table:table-cell office:value-type="float" office:value="0.233625444038039" calcext:value-type="float">
            <text:p>0.233625444</text:p>
          </table:table-cell>
          <table:table-cell office:value-type="float" office:value="0.614501028634068" calcext:value-type="float">
            <text:p>0.6145010286</text:p>
          </table:table-cell>
          <table:table-cell office:value-type="float" office:value="4.05882976766596" calcext:value-type="float">
            <text:p>4.0588297677</text:p>
          </table:table-cell>
          <table:table-cell office:value-type="float" office:value="17.65" calcext:value-type="float">
            <text:p>17.65</text:p>
          </table:table-cell>
          <table:table-cell office:value-type="float" office:value="0.12965626895916" calcext:value-type="float">
            <text:p>0.129656269</text:p>
          </table:table-cell>
          <table:table-cell office:value-type="float" office:value="0.336320882815658" calcext:value-type="float">
            <text:p>0.3363208828</text:p>
          </table:table-cell>
          <table:table-cell office:value-type="float" office:value="0.228554395042047" calcext:value-type="float">
            <text:p>0.228554395</text:p>
          </table:table-cell>
          <table:table-cell office:value-type="float" office:value="0.22" calcext:value-type="float">
            <text:p>0.22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3718760216679" calcext:value-type="float">
            <text:p>2.3718760217</text:p>
          </table:table-cell>
          <table:table-cell office:value-type="float" office:value="0.122722438682136" calcext:value-type="float">
            <text:p>0.1227224387</text:p>
          </table:table-cell>
          <table:table-cell office:value-type="float" office:value="0.316670041338156" calcext:value-type="float">
            <text:p>0.3166700413</text:p>
          </table:table-cell>
          <table:table-cell office:value-type="float" office:value="0.739983465591542" calcext:value-type="float">
            <text:p>0.7399834656</text:p>
          </table:table-cell>
          <table:table-cell office:value-type="float" office:value="0.785921373506221" calcext:value-type="float">
            <text:p>0.7859213735</text:p>
          </table:table-cell>
          <table:table-cell office:value-type="float" office:value="4.93322310690355" calcext:value-type="float">
            <text:p>4.9332231069</text:p>
          </table:table-cell>
          <table:table-cell office:value-type="float" office:value="23" calcext:value-type="float">
            <text:p>23</text:p>
          </table:table-cell>
          <table:table-cell office:value-type="float" office:value="0.170988585882699" calcext:value-type="float">
            <text:p>0.1709885859</text:p>
          </table:table-cell>
          <table:table-cell office:value-type="float" office:value="0.490502802472149" calcext:value-type="float">
            <text:p>0.4905028025</text:p>
          </table:table-cell>
          <table:table-cell office:value-type="float" office:value="0.470529470529471" calcext:value-type="float">
            <text:p>0.4705294705</text:p>
          </table:table-cell>
          <table:table-cell office:value-type="float" office:value="0.00524105263157895" calcext:value-type="float">
            <text:p>0.0052410526</text:p>
          </table:table-cell>
          <table:table-cell office:value-type="float" office:value="0.0975407905039579" calcext:value-type="float">
            <text:p>0.0975407905</text:p>
          </table:table-cell>
          <table:table-cell office:value-type="float" office:value="0.801178896963428" calcext:value-type="float">
            <text:p>0.801178897</text:p>
          </table:table-cell>
          <table:table-cell office:value-type="float" office:value="0.00113948656893652" calcext:value-type="float">
            <text:p>0.0011394866</text:p>
          </table:table-cell>
          <table:table-cell office:value-type="float" office:value="0.0021101558671992" calcext:value-type="float">
            <text:p>0.0021101559</text:p>
          </table:table-cell>
          <table:table-cell office:value-type="float" office:value="0.00666666159728413" calcext:value-type="float">
            <text:p>0.0066666616</text:p>
          </table:table-cell>
          <table:table-cell office:value-type="float" office:value="0.0340337643749833" calcext:value-type="float">
            <text:p>0.0340337644</text:p>
          </table:table-cell>
          <table:table-cell office:value-type="float" office:value="0.121365713170863" calcext:value-type="float">
            <text:p>0.1213657132</text:p>
          </table:table-cell>
          <table:table-cell office:value-type="float" office:value="0.296296071345961" calcext:value-type="float">
            <text:p>0.2962960713</text:p>
          </table:table-cell>
          <table:table-cell office:value-type="float" office:value="8.55526315789474" calcext:value-type="float">
            <text:p>8.5552631579</text:p>
          </table:table-cell>
          <table:table-cell office:value-type="float" office:value="0.000453167624384211" calcext:value-type="float">
            <text:p>0.0004531676</text:p>
          </table:table-cell>
          <table:table-cell office:value-type="float" office:value="0.00713134945079395" calcext:value-type="float">
            <text:p>0.0071313495</text:p>
          </table:table-cell>
          <table:table-cell office:value-type="float" office:value="0.00911746612926447" calcext:value-type="float">
            <text:p>0.00911746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.15" calcext:value-type="float">
            <text:p>20.15</text:p>
          </table:table-cell>
          <table:table-cell office:value-type="float" office:value="33" calcext:value-type="float">
            <text:p>33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25" calcext:value-type="float">
            <text:p>0.1625</text:p>
          </table:table-cell>
          <table:table-cell office:value-type="float" office:value="9.5546909569565" calcext:value-type="float">
            <text:p>9.554690957</text:p>
          </table:table-cell>
          <table:table-cell office:value-type="float" office:value="0.84466381412142" calcext:value-type="float">
            <text:p>0.8446638141</text:p>
          </table:table-cell>
          <table:table-cell office:value-type="float" office:value="0.0396773690865419" calcext:value-type="float">
            <text:p>0.0396773691</text:p>
          </table:table-cell>
          <table:table-cell office:value-type="float" office:value="0.286855843206231" calcext:value-type="float">
            <text:p>0.2868558432</text:p>
          </table:table-cell>
          <table:table-cell office:value-type="float" office:value="0.670533264649643" calcext:value-type="float">
            <text:p>0.6705332646</text:p>
          </table:table-cell>
          <table:table-cell office:value-type="float" office:value="0.25915767412564" calcext:value-type="float">
            <text:p>0.2591576741</text:p>
          </table:table-cell>
          <table:table-cell office:value-type="float" office:value="0.67048725373981" calcext:value-type="float">
            <text:p>0.6704872537</text:p>
          </table:table-cell>
          <table:table-cell office:value-type="float" office:value="4.47022176701309" calcext:value-type="float">
            <text:p>4.470221767</text:p>
          </table:table-cell>
          <table:table-cell office:value-type="float" office:value="12.7" calcext:value-type="float">
            <text:p>12.7</text:p>
          </table:table-cell>
          <table:table-cell office:value-type="float" office:value="0.0923427299503417" calcext:value-type="float">
            <text:p>0.09234273</text:p>
          </table:table-cell>
          <table:table-cell office:value-type="float" office:value="0.416838276173361" calcext:value-type="float">
            <text:p>0.4168382762</text:p>
          </table:table-cell>
          <table:table-cell office:value-type="float" office:value="0.370974387324656" calcext:value-type="float">
            <text:p>0.3709743873</text:p>
          </table:table-cell>
          <table:table-cell office:value-type="float" office:value="0.53" calcext:value-type="float">
            <text:p>0.53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69980999228748" calcext:value-type="float">
            <text:p>2.6998099923</text:p>
          </table:table-cell>
          <table:table-cell office:value-type="float" office:value="0.231589918335573" calcext:value-type="float">
            <text:p>0.2315899183</text:p>
          </table:table-cell>
          <table:table-cell office:value-type="float" office:value="0.430940690786566" calcext:value-type="float">
            <text:p>0.4309406908</text:p>
          </table:table-cell>
          <table:table-cell office:value-type="float" office:value="1.29434497683601" calcext:value-type="float">
            <text:p>1.2943449768</text:p>
          </table:table-cell>
          <table:table-cell office:value-type="float" office:value="0.805035545276387" calcext:value-type="float">
            <text:p>0.8050355453</text:p>
          </table:table-cell>
          <table:table-cell office:value-type="float" office:value="8.62896651741744" calcext:value-type="float">
            <text:p>8.6289665174</text:p>
          </table:table-cell>
          <table:table-cell office:value-type="float" office:value="19" calcext:value-type="float">
            <text:p>19</text:p>
          </table:table-cell>
          <table:table-cell office:value-type="float" office:value="0.168979928637076" calcext:value-type="float">
            <text:p>0.1689799286</text:p>
          </table:table-cell>
          <table:table-cell office:value-type="float" office:value="0.619539839684725" calcext:value-type="float">
            <text:p>0.6195398397</text:p>
          </table:table-cell>
          <table:table-cell office:value-type="float" office:value="0.677322677322677" calcext:value-type="float">
            <text:p>0.6773226773</text:p>
          </table:table-cell>
          <table:table-cell office:value-type="float" office:value="0.0343355263157895" calcext:value-type="float">
            <text:p>0.0343355263</text:p>
          </table:table-cell>
          <table:table-cell office:value-type="float" office:value="2.22340064302269" calcext:value-type="float">
            <text:p>2.223400643</text:p>
          </table:table-cell>
          <table:table-cell office:value-type="float" office:value="0.840001145441207" calcext:value-type="float">
            <text:p>0.8400011454</text:p>
          </table:table-cell>
          <table:table-cell office:value-type="float" office:value="0.00296648911167462" calcext:value-type="float">
            <text:p>0.0029664891</text:p>
          </table:table-cell>
          <table:table-cell office:value-type="float" office:value="0.00557584783334702" calcext:value-type="float">
            <text:p>0.0055758478</text:p>
          </table:table-cell>
          <table:table-cell office:value-type="float" office:value="0.0910294414671654" calcext:value-type="float">
            <text:p>0.0910294415</text:p>
          </table:table-cell>
          <table:table-cell office:value-type="float" office:value="0.0996603151672708" calcext:value-type="float">
            <text:p>0.0996603152</text:p>
          </table:table-cell>
          <table:table-cell office:value-type="float" office:value="0.119445488675467" calcext:value-type="float">
            <text:p>0.1194454887</text:p>
          </table:table-cell>
          <table:table-cell office:value-type="float" office:value="4.04575295895114" calcext:value-type="float">
            <text:p>4.045752959</text:p>
          </table:table-cell>
          <table:table-cell office:value-type="float" office:value="17.0631578947368" calcext:value-type="float">
            <text:p>17.0631578947</text:p>
          </table:table-cell>
          <table:table-cell office:value-type="float" office:value="0.000678793009867566" calcext:value-type="float">
            <text:p>0.000678793</text:p>
          </table:table-cell>
          <table:table-cell office:value-type="float" office:value="0.00931642374005064" calcext:value-type="float">
            <text:p>0.0093164237</text:p>
          </table:table-cell>
          <table:table-cell office:value-type="float" office:value="0.0242890987139042" calcext:value-type="float">
            <text:p>0.0242890987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5.43" calcext:value-type="float">
            <text:p>25.43</text:p>
          </table:table-cell>
          <table:table-cell office:value-type="float" office:value="9" calcext:value-type="float">
            <text:p>9</text:p>
          </table:table-cell>
          <table:table-cell table:number-columns-repeated="9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8" calcext:value-type="float">
            <text:p>0.068</text:p>
          </table:table-cell>
          <table:table-cell office:value-type="float" office:value="10.00354053615" calcext:value-type="float">
            <text:p>10.0035405362</text:p>
          </table:table-cell>
          <table:table-cell office:value-type="float" office:value="0.871301528377597" calcext:value-type="float">
            <text:p>0.8713015284</text:p>
          </table:table-cell>
          <table:table-cell office:value-type="float" office:value="0.0493474530807165" calcext:value-type="float">
            <text:p>0.0493474531</text:p>
          </table:table-cell>
          <table:table-cell office:value-type="float" office:value="0.275008267486312" calcext:value-type="float">
            <text:p>0.2750082675</text:p>
          </table:table-cell>
          <table:table-cell office:value-type="float" office:value="0.640110800023444" calcext:value-type="float">
            <text:p>0.6401108</text:p>
          </table:table-cell>
          <table:table-cell office:value-type="float" office:value="0.130477065998177" calcext:value-type="float">
            <text:p>0.130477066</text:p>
          </table:table-cell>
          <table:table-cell office:value-type="float" office:value="0.345581674293234" calcext:value-type="float">
            <text:p>0.3455816743</text:p>
          </table:table-cell>
          <table:table-cell office:value-type="float" office:value="4.26740533605007" calcext:value-type="float">
            <text:p>4.2674053361</text:p>
          </table:table-cell>
          <table:table-cell office:value-type="float" office:value="14.05" calcext:value-type="float">
            <text:p>14.05</text:p>
          </table:table-cell>
          <table:table-cell office:value-type="float" office:value="0.0967180213554422" calcext:value-type="float">
            <text:p>0.0967180214</text:p>
          </table:table-cell>
          <table:table-cell office:value-type="float" office:value="0.347353213274729" calcext:value-type="float">
            <text:p>0.3473532133</text:p>
          </table:table-cell>
          <table:table-cell office:value-type="float" office:value="0.369514036462539" calcext:value-type="float">
            <text:p>0.3695140365</text:p>
          </table:table-cell>
          <table:table-cell office:value-type="float" office:value="0.34" calcext:value-type="float">
            <text:p>0.34</text:p>
          </table:table-cell>
          <table:table-cell office:value-type="float" office:value="10.00899076" calcext:value-type="float">
            <text:p>10.00899076</text:p>
          </table:table-cell>
          <table:table-cell office:value-type="float" office:value="2.73665579984375" calcext:value-type="float">
            <text:p>2.7366557998</text:p>
          </table:table-cell>
          <table:table-cell office:value-type="float" office:value="0.261601612910871" calcext:value-type="float">
            <text:p>0.2616016129</text:p>
          </table:table-cell>
          <table:table-cell office:value-type="float" office:value="0.580309747527804" calcext:value-type="float">
            <text:p>0.5803097475</text:p>
          </table:table-cell>
          <table:table-cell office:value-type="float" office:value="1.64755782606798" calcext:value-type="float">
            <text:p>1.6475578261</text:p>
          </table:table-cell>
          <table:table-cell office:value-type="float" office:value="0.663338036137219" calcext:value-type="float">
            <text:p>0.6633380361</text:p>
          </table:table-cell>
          <table:table-cell office:value-type="float" office:value="10.9837188470435" calcext:value-type="float">
            <text:p>10.983718847</text:p>
          </table:table-cell>
          <table:table-cell office:value-type="float" office:value="20" calcext:value-type="float">
            <text:p>20</text:p>
          </table:table-cell>
          <table:table-cell office:value-type="float" office:value="0.196518473313289" calcext:value-type="float">
            <text:p>0.1965184733</text:p>
          </table:table-cell>
          <table:table-cell office:value-type="float" office:value="0.567753705243039" calcext:value-type="float">
            <text:p>0.5677537052</text:p>
          </table:table-cell>
          <table:table-cell office:value-type="float" office:value="0.845309381237525" calcext:value-type="float">
            <text:p>0.8453093812</text:p>
          </table:table-cell>
          <table:table-cell office:value-type="float" office:value="0.00935368421052632" calcext:value-type="float">
            <text:p>0.0093536842</text:p>
          </table:table-cell>
          <table:table-cell table:style-name="ce2" office:value-type="float" office:value="0.0000361554000414298" calcext:value-type="float">
            <text:p>3.62E-05</text:p>
          </table:table-cell>
          <table:table-cell office:value-type="float" office:value="1.23427382723493" calcext:value-type="float">
            <text:p>1.2342738272</text:p>
          </table:table-cell>
          <table:table-cell office:value-type="float" office:value="0.00302334658438822" calcext:value-type="float">
            <text:p>0.0030233466</text:p>
          </table:table-cell>
          <table:table-cell office:value-type="float" office:value="0.0163468992044015" calcext:value-type="float">
            <text:p>0.0163468992</text:p>
          </table:table-cell>
          <table:table-cell office:value-type="float" office:value="0.144593497841489" calcext:value-type="float">
            <text:p>0.1445934978</text:p>
          </table:table-cell>
          <table:table-cell office:value-type="float" office:value="0.0315644983949609" calcext:value-type="float">
            <text:p>0.0315644984</text:p>
          </table:table-cell>
          <table:table-cell office:value-type="float" office:value="0.0429285498425851" calcext:value-type="float">
            <text:p>0.0429285498</text:p>
          </table:table-cell>
          <table:table-cell office:value-type="float" office:value="6.42637768955558" calcext:value-type="float">
            <text:p>6.4263776896</text:p>
          </table:table-cell>
          <table:table-cell office:value-type="float" office:value="16.6815789473684" calcext:value-type="float">
            <text:p>16.6815789474</text:p>
          </table:table-cell>
          <table:table-cell office:value-type="float" office:value="0.00189710688508705" calcext:value-type="float">
            <text:p>0.0018971069</text:p>
          </table:table-cell>
          <table:table-cell office:value-type="float" office:value="0.0127767760593816" calcext:value-type="float">
            <text:p>0.0127767761</text:p>
          </table:table-cell>
          <table:table-cell office:value-type="float" office:value="0.0336523309262793" calcext:value-type="float">
            <text:p>0.033652330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  <table:table-cell office:value-type="float" office:value="238" calcext:value-type="float">
            <text:p>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.14" calcext:value-type="float">
            <text:p>3.14</text:p>
          </table:table-cell>
          <table:table-cell office:value-type="float" office:value="40" calcext:value-type="float">
            <text:p>40</text:p>
          </table:table-cell>
          <table:table-cell table:number-columns-repeated="9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0.005490532" calcext:value-type="float">
            <text:p>10.005490532</text:p>
          </table:table-cell>
          <table:table-cell office:value-type="float" office:value="0.362218504840461" calcext:value-type="float">
            <text:p>0.3622185048</text:p>
          </table:table-cell>
          <table:table-cell office:value-type="float" office:value="0.0257111140861209" calcext:value-type="float">
            <text:p>0.0257111141</text:p>
          </table:table-cell>
          <table:table-cell office:value-type="float" office:value="0.221064095331675" calcext:value-type="float">
            <text:p>0.2210640953</text:p>
          </table:table-cell>
          <table:table-cell office:value-type="float" office:value="0.502496121809419" calcext:value-type="float">
            <text:p>0.5024961218</text:p>
          </table:table-cell>
          <table:table-cell office:value-type="float" office:value="0.0939275157596586" calcext:value-type="float">
            <text:p>0.0939275158</text:p>
          </table:table-cell>
          <table:table-cell office:value-type="float" office:value="0.647094478108407" calcext:value-type="float">
            <text:p>0.6470944781</text:p>
          </table:table-cell>
          <table:table-cell office:value-type="float" office:value="3.34997414740611" calcext:value-type="float">
            <text:p>3.3499741474</text:p>
          </table:table-cell>
          <table:table-cell office:value-type="float" office:value="16.2" calcext:value-type="float">
            <text:p>16.2</text:p>
          </table:table-cell>
          <table:table-cell office:value-type="float" office:value="0.148933383927721" calcext:value-type="float">
            <text:p>0.1489333839</text:p>
          </table:table-cell>
          <table:table-cell office:value-type="float" office:value="0.349371531850799" calcext:value-type="float">
            <text:p>0.3493715319</text:p>
          </table:table-cell>
          <table:table-cell office:value-type="float" office:value="0.361062889206602" calcext:value-type="float">
            <text:p>0.3610628892</text:p>
          </table:table-cell>
          <table:table-cell office:value-type="float" office:value="0.6" calcext:value-type="float">
            <text:p>0.6</text:p>
          </table:table-cell>
          <table:table-cell office:value-type="float" office:value="10.0089906" calcext:value-type="float">
            <text:p>10.0089906</text:p>
          </table:table-cell>
          <table:table-cell office:value-type="float" office:value="1.88849205055633" calcext:value-type="float">
            <text:p>1.8884920506</text:p>
          </table:table-cell>
          <table:table-cell office:value-type="float" office:value="0.156302880647548" calcext:value-type="float">
            <text:p>0.1563028806</text:p>
          </table:table-cell>
          <table:table-cell office:value-type="float" office:value="0.316102730443914" calcext:value-type="float">
            <text:p>0.3161027304</text:p>
          </table:table-cell>
          <table:table-cell office:value-type="float" office:value="0.800203321269809" calcext:value-type="float">
            <text:p>0.8002033213</text:p>
          </table:table-cell>
          <table:table-cell office:value-type="float" office:value="0.436498623111293" calcext:value-type="float">
            <text:p>0.4364986231</text:p>
          </table:table-cell>
          <table:table-cell office:value-type="float" office:value="5.33468881166621" calcext:value-type="float">
            <text:p>5.3346888117</text:p>
          </table:table-cell>
          <table:table-cell office:value-type="float" office:value="23" calcext:value-type="float">
            <text:p>23</text:p>
          </table:table-cell>
          <table:table-cell office:value-type="float" office:value="0.263516472290105" calcext:value-type="float">
            <text:p>0.2635164723</text:p>
          </table:table-cell>
          <table:table-cell office:value-type="float" office:value="0.475490426857189" calcext:value-type="float">
            <text:p>0.4754904269</text:p>
          </table:table-cell>
          <table:table-cell office:value-type="float" office:value="0.595404595404595" calcext:value-type="float">
            <text:p>0.5954045954</text:p>
          </table:table-cell>
          <table:table-cell office:value-type="float" office:value="0.0265789473684211" calcext:value-type="float">
            <text:p>0.0265789474</text:p>
          </table:table-cell>
          <table:table-cell table:style-name="ce2" office:value-type="float" office:value="0.0000239474463175729" calcext:value-type="float">
            <text:p>2.39E-05</text:p>
          </table:table-cell>
          <table:table-cell office:value-type="float" office:value="0.361960191617334" calcext:value-type="float">
            <text:p>0.3619601916</text:p>
          </table:table-cell>
          <table:table-cell office:value-type="float" office:value="0.00116287647785154" calcext:value-type="float">
            <text:p>0.0011628765</text:p>
          </table:table-cell>
          <table:table-cell office:value-type="float" office:value="0.00272232799702361" calcext:value-type="float">
            <text:p>0.002722328</text:p>
          </table:table-cell>
          <table:table-cell office:value-type="float" office:value="0.0180206033578882" calcext:value-type="float">
            <text:p>0.0180206034</text:p>
          </table:table-cell>
          <table:table-cell office:value-type="float" office:value="0.0244066846433919" calcext:value-type="float">
            <text:p>0.0244066846</text:p>
          </table:table-cell>
          <table:table-cell office:value-type="float" office:value="0.143741703882752" calcext:value-type="float">
            <text:p>0.1437417039</text:p>
          </table:table-cell>
          <table:table-cell office:value-type="float" office:value="0.80091570575613" calcext:value-type="float">
            <text:p>0.8009157058</text:p>
          </table:table-cell>
          <table:table-cell office:value-type="float" office:value="9.43157894736842" calcext:value-type="float">
            <text:p>9.4315789474</text:p>
          </table:table-cell>
          <table:table-cell office:value-type="float" office:value="0.0023294431888417" calcext:value-type="float">
            <text:p>0.0023294432</text:p>
          </table:table-cell>
          <table:table-cell office:value-type="float" office:value="0.00646714684476241" calcext:value-type="float">
            <text:p>0.0064671468</text:p>
          </table:table-cell>
          <table:table-cell office:value-type="float" office:value="0.0183182887869576" calcext:value-type="float">
            <text:p>0.018318288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.76" calcext:value-type="float">
            <text:p>2.76</text:p>
          </table:table-cell>
          <table:table-cell office:value-type="float" office:value="35" calcext:value-type="float">
            <text:p>35</text:p>
          </table:table-cell>
          <table:table-cell table:number-columns-repeated="9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35" calcext:value-type="float">
            <text:p>0.2035</text:p>
          </table:table-cell>
          <table:table-cell office:value-type="float" office:value="9.867140650829" calcext:value-type="float">
            <text:p>9.8671406508</text:p>
          </table:table-cell>
          <table:table-cell office:value-type="float" office:value="0.942124590934527" calcext:value-type="float">
            <text:p>0.9421245909</text:p>
          </table:table-cell>
          <table:table-cell office:value-type="float" office:value="0.0240973191699851" calcext:value-type="float">
            <text:p>0.0240973192</text:p>
          </table:table-cell>
          <table:table-cell office:value-type="float" office:value="0.20730709057126" calcext:value-type="float">
            <text:p>0.2073070906</text:p>
          </table:table-cell>
          <table:table-cell office:value-type="float" office:value="0.47659714343771" calcext:value-type="float">
            <text:p>0.4765971434</text:p>
          </table:table-cell>
          <table:table-cell office:value-type="float" office:value="0.153156293278949" calcext:value-type="float">
            <text:p>0.1531562933</text:p>
          </table:table-cell>
          <table:table-cell office:value-type="float" office:value="0.418905479429931" calcext:value-type="float">
            <text:p>0.4189054794</text:p>
          </table:table-cell>
          <table:table-cell office:value-type="float" office:value="3.17731429149112" calcext:value-type="float">
            <text:p>3.1773142915</text:p>
          </table:table-cell>
          <table:table-cell office:value-type="float" office:value="14.8" calcext:value-type="float">
            <text:p>14.8</text:p>
          </table:table-cell>
          <table:table-cell office:value-type="float" office:value="0.113442300883228" calcext:value-type="float">
            <text:p>0.1134423009</text:p>
          </table:table-cell>
          <table:table-cell office:value-type="float" office:value="0.381835377555079" calcext:value-type="float">
            <text:p>0.3818353776</text:p>
          </table:table-cell>
          <table:table-cell office:value-type="float" office:value="0.398474753522712" calcext:value-type="float">
            <text:p>0.3984747535</text:p>
          </table:table-cell>
          <table:table-cell office:value-type="float" office:value="0.69" calcext:value-type="float">
            <text:p>0.69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48818103110939" calcext:value-type="float">
            <text:p>2.4881810311</text:p>
          </table:table-cell>
          <table:table-cell office:value-type="float" office:value="0.129456783630724" calcext:value-type="float">
            <text:p>0.1294567836</text:p>
          </table:table-cell>
          <table:table-cell office:value-type="float" office:value="0.374853277868718" calcext:value-type="float">
            <text:p>0.3748532779</text:p>
          </table:table-cell>
          <table:table-cell office:value-type="float" office:value="1.46853430764742" calcext:value-type="float">
            <text:p>1.4685343076</text:p>
          </table:table-cell>
          <table:table-cell office:value-type="float" office:value="0.804625760150123" calcext:value-type="float">
            <text:p>0.8046257602</text:p>
          </table:table-cell>
          <table:table-cell office:value-type="float" office:value="9.79022872352359" calcext:value-type="float">
            <text:p>9.7902287235</text:p>
          </table:table-cell>
          <table:table-cell office:value-type="float" office:value="21" calcext:value-type="float">
            <text:p>21</text:p>
          </table:table-cell>
          <table:table-cell office:value-type="float" office:value="0.231306864840181" calcext:value-type="float">
            <text:p>0.2313068648</text:p>
          </table:table-cell>
          <table:table-cell office:value-type="float" office:value="0.582100046697083" calcext:value-type="float">
            <text:p>0.5821000467</text:p>
          </table:table-cell>
          <table:table-cell office:value-type="float" office:value="0.744510978043912" calcext:value-type="float">
            <text:p>0.744510978</text:p>
          </table:table-cell>
          <table:table-cell office:value-type="float" office:value="0.0574765789473684" calcext:value-type="float">
            <text:p>0.0574765789</text:p>
          </table:table-cell>
          <table:table-cell office:value-type="float" office:value="0.362302197395408" calcext:value-type="float">
            <text:p>0.3623021974</text:p>
          </table:table-cell>
          <table:table-cell office:value-type="float" office:value="0.923635869493129" calcext:value-type="float">
            <text:p>0.9236358695</text:p>
          </table:table-cell>
          <table:table-cell office:value-type="float" office:value="0.00103371328391888" calcext:value-type="float">
            <text:p>0.0010337133</text:p>
          </table:table-cell>
          <table:table-cell office:value-type="float" office:value="0.0049417341197236" calcext:value-type="float">
            <text:p>0.0049417341</text:p>
          </table:table-cell>
          <table:table-cell office:value-type="float" office:value="0.0722975088561962" calcext:value-type="float">
            <text:p>0.0722975089</text:p>
          </table:table-cell>
          <table:table-cell office:value-type="float" office:value="0.0629903445329303" calcext:value-type="float">
            <text:p>0.0629903445</text:p>
          </table:table-cell>
          <table:table-cell office:value-type="float" office:value="0.116034779074273" calcext:value-type="float">
            <text:p>0.1160347791</text:p>
          </table:table-cell>
          <table:table-cell office:value-type="float" office:value="3.21322261968681" calcext:value-type="float">
            <text:p>3.2132226197</text:p>
          </table:table-cell>
          <table:table-cell office:value-type="float" office:value="20.2736842105263" calcext:value-type="float">
            <text:p>20.2736842105</text:p>
          </table:table-cell>
          <table:table-cell office:value-type="float" office:value="0.00236548177793631" calcext:value-type="float">
            <text:p>0.0023654818</text:p>
          </table:table-cell>
          <table:table-cell office:value-type="float" office:value="0.0108442825759172" calcext:value-type="float">
            <text:p>0.0108442826</text:p>
          </table:table-cell>
          <table:table-cell office:value-type="float" office:value="0.031259318258204" calcext:value-type="float">
            <text:p>0.0312593183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205" calcext:value-type="float">
            <text:p>20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.65" calcext:value-type="float">
            <text:p>7.65</text:p>
          </table:table-cell>
          <table:table-cell office:value-type="float" office:value="29" calcext:value-type="float">
            <text:p>29</text:p>
          </table:table-cell>
          <table:table-cell table:number-columns-repeated="9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15" calcext:value-type="float">
            <text:p>0.1115</text:p>
          </table:table-cell>
          <table:table-cell office:value-type="float" office:value="6.91239344765" calcext:value-type="float">
            <text:p>6.9123934477</text:p>
          </table:table-cell>
          <table:table-cell office:value-type="float" office:value="1.02363687358724" calcext:value-type="float">
            <text:p>1.0236368736</text:p>
          </table:table-cell>
          <table:table-cell office:value-type="float" office:value="0.00882905297341101" calcext:value-type="float">
            <text:p>0.008829053</text:p>
          </table:table-cell>
          <table:table-cell office:value-type="float" office:value="0.135601521185802" calcext:value-type="float">
            <text:p>0.1356015212</text:p>
          </table:table-cell>
          <table:table-cell office:value-type="float" office:value="0.235486382720912" calcext:value-type="float">
            <text:p>0.2354863827</text:p>
          </table:table-cell>
          <table:table-cell office:value-type="float" office:value="0.203149325550582" calcext:value-type="float">
            <text:p>0.2031493256</text:p>
          </table:table-cell>
          <table:table-cell office:value-type="float" office:value="0.588828599836549" calcext:value-type="float">
            <text:p>0.5888285998</text:p>
          </table:table-cell>
          <table:table-cell office:value-type="float" office:value="1.56990921908136" calcext:value-type="float">
            <text:p>1.5699092191</text:p>
          </table:table-cell>
          <table:table-cell office:value-type="float" office:value="6.85" calcext:value-type="float">
            <text:p>6.85</text:p>
          </table:table-cell>
          <table:table-cell office:value-type="float" office:value="0.0570047463500255" calcext:value-type="float">
            <text:p>0.0570047464</text:p>
          </table:table-cell>
          <table:table-cell office:value-type="float" office:value="0.716498633178882" calcext:value-type="float">
            <text:p>0.7164986332</text:p>
          </table:table-cell>
          <table:table-cell office:value-type="float" office:value="0.284801574743598" calcext:value-type="float">
            <text:p>0.2848015747</text:p>
          </table:table-cell>
          <table:table-cell office:value-type="float" office:value="0.53" calcext:value-type="float">
            <text:p>0.53</text:p>
          </table:table-cell>
          <table:table-cell office:value-type="float" office:value="9.86899060000002" calcext:value-type="float">
            <text:p>9.8689906</text:p>
          </table:table-cell>
          <table:table-cell office:value-type="float" office:value="2.60744099236293" calcext:value-type="float">
            <text:p>2.6074409924</text:p>
          </table:table-cell>
          <table:table-cell office:value-type="float" office:value="0.0194249156750175" calcext:value-type="float">
            <text:p>0.0194249157</text:p>
          </table:table-cell>
          <table:table-cell office:value-type="float" office:value="0.201266536911921" calcext:value-type="float">
            <text:p>0.2012665369</text:p>
          </table:table-cell>
          <table:table-cell office:value-type="float" office:value="0.280422011744645" calcext:value-type="float">
            <text:p>0.2804220117</text:p>
          </table:table-cell>
          <table:table-cell office:value-type="float" office:value="0.807569216949966" calcext:value-type="float">
            <text:p>0.8075692169</text:p>
          </table:table-cell>
          <table:table-cell office:value-type="float" office:value="1.86948007941932" calcext:value-type="float">
            <text:p>1.8694800794</text:p>
          </table:table-cell>
          <table:table-cell office:value-type="float" office:value="12" calcext:value-type="float">
            <text:p>12</text:p>
          </table:table-cell>
          <table:table-cell office:value-type="float" office:value="0.0740683694256326" calcext:value-type="float">
            <text:p>0.0740683694</text:p>
          </table:table-cell>
          <table:table-cell office:value-type="float" office:value="0.790865845732985" calcext:value-type="float">
            <text:p>0.7908658457</text:p>
          </table:table-cell>
          <table:table-cell office:value-type="float" office:value="0.584008097165992" calcext:value-type="float">
            <text:p>0.5840080972</text:p>
          </table:table-cell>
          <table:table-cell office:value-type="float" office:value="0.0302239473684211" calcext:value-type="float">
            <text:p>0.0302239474</text:p>
          </table:table-cell>
          <table:table-cell office:value-type="float" office:value="2.45384041953307" calcext:value-type="float">
            <text:p>2.4538404195</text:p>
          </table:table-cell>
          <table:table-cell office:value-type="float" office:value="1.28594211156927" calcext:value-type="float">
            <text:p>1.2859421116</text:p>
          </table:table-cell>
          <table:table-cell table:style-name="ce2" office:value-type="float" office:value="0.0000239152244961584" calcext:value-type="float">
            <text:p>2.39E-05</text:p>
          </table:table-cell>
          <table:table-cell office:value-type="float" office:value="0.000828763256562302" calcext:value-type="float">
            <text:p>0.0008287633</text:p>
          </table:table-cell>
          <table:table-cell office:value-type="float" office:value="0.000487861331711779" calcext:value-type="float">
            <text:p>0.0004878613</text:p>
          </table:table-cell>
          <table:table-cell office:value-type="float" office:value="0.0950239890488791" calcext:value-type="float">
            <text:p>0.095023989</text:p>
          </table:table-cell>
          <table:table-cell office:value-type="float" office:value="0.179218032122468" calcext:value-type="float">
            <text:p>0.1792180321</text:p>
          </table:table-cell>
          <table:table-cell office:value-type="float" office:value="0.0216827258798761" calcext:value-type="float">
            <text:p>0.0216827259</text:p>
          </table:table-cell>
          <table:table-cell office:value-type="float" office:value="3.71315789473684" calcext:value-type="float">
            <text:p>3.7131578947</text:p>
          </table:table-cell>
          <table:table-cell office:value-type="float" office:value="0.000104010786846619" calcext:value-type="float">
            <text:p>0.0001040108</text:p>
          </table:table-cell>
          <table:table-cell office:value-type="float" office:value="0.00148939366276884" calcext:value-type="float">
            <text:p>0.0014893937</text:p>
          </table:table-cell>
          <table:table-cell office:value-type="float" office:value="0.018669960139436" calcext:value-type="float">
            <text:p>0.0186699601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.89" calcext:value-type="float">
            <text:p>2.89</text:p>
          </table:table-cell>
          <table:table-cell office:value-type="float" office:value="39" calcext:value-type="float">
            <text:p>39</text:p>
          </table:table-cell>
          <table:table-cell table:number-columns-repeated="9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65" calcext:value-type="float">
            <text:p>0.1565</text:p>
          </table:table-cell>
          <table:table-cell office:value-type="float" office:value="5.710544586177" calcext:value-type="float">
            <text:p>5.7105445862</text:p>
          </table:table-cell>
          <table:table-cell office:value-type="float" office:value="1.14538990952663" calcext:value-type="float">
            <text:p>1.1453899095</text:p>
          </table:table-cell>
          <table:table-cell office:value-type="float" office:value="0.00975629947615944" calcext:value-type="float">
            <text:p>0.0097562995</text:p>
          </table:table-cell>
          <table:table-cell office:value-type="float" office:value="0.324220430332582" calcext:value-type="float">
            <text:p>0.3242204303</text:p>
          </table:table-cell>
          <table:table-cell office:value-type="float" office:value="0.331024153041493" calcext:value-type="float">
            <text:p>0.331024153</text:p>
          </table:table-cell>
          <table:table-cell office:value-type="float" office:value="0.212173339246045" calcext:value-type="float">
            <text:p>0.2121733392</text:p>
          </table:table-cell>
          <table:table-cell office:value-type="float" office:value="0.666415684822061" calcext:value-type="float">
            <text:p>0.6664156848</text:p>
          </table:table-cell>
          <table:table-cell office:value-type="float" office:value="2.20682768826738" calcext:value-type="float">
            <text:p>2.2068276883</text:p>
          </table:table-cell>
          <table:table-cell office:value-type="float" office:value="5.8" calcext:value-type="float">
            <text:p>5.8</text:p>
          </table:table-cell>
          <table:table-cell office:value-type="float" office:value="0.0437578078758518" calcext:value-type="float">
            <text:p>0.0437578079</text:p>
          </table:table-cell>
          <table:table-cell office:value-type="float" office:value="0.609423874785668" calcext:value-type="float">
            <text:p>0.6094238748</text:p>
          </table:table-cell>
          <table:table-cell office:value-type="float" office:value="0.531534422405091" calcext:value-type="float">
            <text:p>0.5315344224</text:p>
          </table:table-cell>
          <table:table-cell office:value-type="float" office:value="0.47" calcext:value-type="float">
            <text:p>0.47</text:p>
          </table:table-cell>
          <table:table-cell office:value-type="float" office:value="10.0099904537" calcext:value-type="float">
            <text:p>10.0099904537</text:p>
          </table:table-cell>
          <table:table-cell office:value-type="float" office:value="2.67262021745745" calcext:value-type="float">
            <text:p>2.6726202175</text:p>
          </table:table-cell>
          <table:table-cell office:value-type="float" office:value="0.0551025698801321" calcext:value-type="float">
            <text:p>0.0551025699</text:p>
          </table:table-cell>
          <table:table-cell office:value-type="float" office:value="0.410512804062521" calcext:value-type="float">
            <text:p>0.4105128041</text:p>
          </table:table-cell>
          <table:table-cell office:value-type="float" office:value="0.6831253440181" calcext:value-type="float">
            <text:p>0.683125344</text:p>
          </table:table-cell>
          <table:table-cell office:value-type="float" office:value="0.932938846018718" calcext:value-type="float">
            <text:p>0.932938846</text:p>
          </table:table-cell>
          <table:table-cell office:value-type="float" office:value="4.55416896285317" calcext:value-type="float">
            <text:p>4.5541689629</text:p>
          </table:table-cell>
          <table:table-cell office:value-type="float" office:value="13" calcext:value-type="float">
            <text:p>13</text:p>
          </table:table-cell>
          <table:table-cell office:value-type="float" office:value="0.119493612383822" calcext:value-type="float">
            <text:p>0.1194936124</text:p>
          </table:table-cell>
          <table:table-cell office:value-type="float" office:value="0.934358062989004" calcext:value-type="float">
            <text:p>0.934358063</text:p>
          </table:table-cell>
          <table:table-cell office:value-type="float" office:value="0.833093525179856" calcext:value-type="float">
            <text:p>0.8330935252</text:p>
          </table:table-cell>
          <table:table-cell office:value-type="float" office:value="0.0318239473684211" calcext:value-type="float">
            <text:p>0.0318239474</text:p>
          </table:table-cell>
          <table:table-cell office:value-type="float" office:value="7.06607621114683" calcext:value-type="float">
            <text:p>7.0660762111</text:p>
          </table:table-cell>
          <table:table-cell office:value-type="float" office:value="1.46611154565944" calcext:value-type="float">
            <text:p>1.4661115457</text:p>
          </table:table-cell>
          <table:table-cell office:value-type="float" office:value="0.000141311870615685" calcext:value-type="float">
            <text:p>0.0001413119</text:p>
          </table:table-cell>
          <table:table-cell office:value-type="float" office:value="0.00247027792173406" calcext:value-type="float">
            <text:p>0.0024702779</text:p>
          </table:table-cell>
          <table:table-cell office:value-type="float" office:value="0.0121374941909872" calcext:value-type="float">
            <text:p>0.0121374942</text:p>
          </table:table-cell>
          <table:table-cell office:value-type="float" office:value="0.096404986899135" calcext:value-type="float">
            <text:p>0.0964049869</text:p>
          </table:table-cell>
          <table:table-cell office:value-type="float" office:value="0.149325063799972" calcext:value-type="float">
            <text:p>0.1493250638</text:p>
          </table:table-cell>
          <table:table-cell office:value-type="float" office:value="0.539444186913432" calcext:value-type="float">
            <text:p>0.5394441869</text:p>
          </table:table-cell>
          <table:table-cell office:value-type="float" office:value="10.6947368421053" calcext:value-type="float">
            <text:p>10.6947368421</text:p>
          </table:table-cell>
          <table:table-cell office:value-type="float" office:value="0.000511570681346696" calcext:value-type="float">
            <text:p>0.0005115707</text:p>
          </table:table-cell>
          <table:table-cell office:value-type="float" office:value="0.0143988146099335" calcext:value-type="float">
            <text:p>0.0143988146</text:p>
          </table:table-cell>
          <table:table-cell office:value-type="float" office:value="0.0341337870961477" calcext:value-type="float">
            <text:p>0.0341337871</text:p>
          </table:table-cell>
          <table:table-cell office:value-type="float" office:value="62" calcext:value-type="float">
            <text:p>62</text:p>
          </table:table-cell>
          <table:table-cell office:value-type="float" office:value="67.5" calcext:value-type="float">
            <text:p>67.5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office:value-type="float" office:value="38" calcext:value-type="float">
            <text:p>38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69" calcext:value-type="float">
            <text:p>0.269</text:p>
          </table:table-cell>
          <table:table-cell office:value-type="float" office:value="4.909545350018" calcext:value-type="float">
            <text:p>4.90954535</text:p>
          </table:table-cell>
          <table:table-cell office:value-type="float" office:value="1.45469103518214" calcext:value-type="float">
            <text:p>1.4546910352</text:p>
          </table:table-cell>
          <table:table-cell office:value-type="float" office:value="0.0024642144467415" calcext:value-type="float">
            <text:p>0.0024642144</text:p>
          </table:table-cell>
          <table:table-cell office:value-type="float" office:value="0.256684954651769" calcext:value-type="float">
            <text:p>0.2566849547</text:p>
          </table:table-cell>
          <table:table-cell office:value-type="float" office:value="0.26323862036248" calcext:value-type="float">
            <text:p>0.2632386204</text:p>
          </table:table-cell>
          <table:table-cell office:value-type="float" office:value="0.626114362247729" calcext:value-type="float">
            <text:p>0.6261143622</text:p>
          </table:table-cell>
          <table:table-cell office:value-type="float" office:value="0.998633020046979" calcext:value-type="float">
            <text:p>0.99863302</text:p>
          </table:table-cell>
          <table:table-cell office:value-type="float" office:value="1.75492413680282" calcext:value-type="float">
            <text:p>1.7549241368</text:p>
          </table:table-cell>
          <table:table-cell office:value-type="float" office:value="4.35" calcext:value-type="float">
            <text:p>4.35</text:p>
          </table:table-cell>
          <table:table-cell office:value-type="float" office:value="0.0525479375937201" calcext:value-type="float">
            <text:p>0.0525479376</text:p>
          </table:table-cell>
          <table:table-cell office:value-type="float" office:value="0.713306152014167" calcext:value-type="float">
            <text:p>0.713306152</text:p>
          </table:table-cell>
          <table:table-cell office:value-type="float" office:value="0.486203122385639" calcext:value-type="float">
            <text:p>0.4862031224</text:p>
          </table:table-cell>
          <table:table-cell office:value-type="float" office:value="0.56" calcext:value-type="float">
            <text:p>0.56</text:p>
          </table:table-cell>
          <table:table-cell office:value-type="float" office:value="9.99899053600001" calcext:value-type="float">
            <text:p>9.998990536</text:p>
          </table:table-cell>
          <table:table-cell office:value-type="float" office:value="2.96249618701935" calcext:value-type="float">
            <text:p>2.962496187</text:p>
          </table:table-cell>
          <table:table-cell office:value-type="float" office:value="0.00662227548063758" calcext:value-type="float">
            <text:p>0.0066222755</text:p>
          </table:table-cell>
          <table:table-cell office:value-type="float" office:value="0.367364586774856" calcext:value-type="float">
            <text:p>0.3673645868</text:p>
          </table:table-cell>
          <table:table-cell office:value-type="float" office:value="0.328452629296411" calcext:value-type="float">
            <text:p>0.3284526293</text:p>
          </table:table-cell>
          <table:table-cell office:value-type="float" office:value="0.995049096773457" calcext:value-type="float">
            <text:p>0.9950490968</text:p>
          </table:table-cell>
          <table:table-cell office:value-type="float" office:value="2.18968419662322" calcext:value-type="float">
            <text:p>2.1896841966</text:p>
          </table:table-cell>
          <table:table-cell office:value-type="float" office:value="7" calcext:value-type="float">
            <text:p>7</text:p>
          </table:table-cell>
          <table:table-cell office:value-type="float" office:value="0.0911823964371876" calcext:value-type="float">
            <text:p>0.0911823964</text:p>
          </table:table-cell>
          <table:table-cell office:value-type="float" office:value="0.828645680116708" calcext:value-type="float">
            <text:p>0.8286456801</text:p>
          </table:table-cell>
          <table:table-cell office:value-type="float" office:value="0.808191808191808" calcext:value-type="float">
            <text:p>0.8081918082</text:p>
          </table:table-cell>
          <table:table-cell office:value-type="float" office:value="0.04242" calcext:value-type="float">
            <text:p>0.04242</text:p>
          </table:table-cell>
          <table:table-cell office:value-type="float" office:value="3.52505150663479" calcext:value-type="float">
            <text:p>3.5250515066</text:p>
          </table:table-cell>
          <table:table-cell office:value-type="float" office:value="1.30748546991759" calcext:value-type="float">
            <text:p>1.3074854699</text:p>
          </table:table-cell>
          <table:table-cell table:style-name="ce2" office:value-type="float" office:value="0.0000022447183003081" calcext:value-type="float">
            <text:p>2.24E-06</text:p>
          </table:table-cell>
          <table:table-cell office:value-type="float" office:value="0.00162198988583258" calcext:value-type="float">
            <text:p>0.0016219899</text:p>
          </table:table-cell>
          <table:table-cell office:value-type="float" office:value="0.00109426528453759" calcext:value-type="float">
            <text:p>0.0010942653</text:p>
          </table:table-cell>
          <table:table-cell office:value-type="float" office:value="0.115984230453414" calcext:value-type="float">
            <text:p>0.1159842305</text:p>
          </table:table-cell>
          <table:table-cell table:style-name="ce2" office:value-type="float" office:value="0.000037372683839244" calcext:value-type="float">
            <text:p>3.74E-05</text:p>
          </table:table-cell>
          <table:table-cell office:value-type="float" office:value="0.0486340127044758" calcext:value-type="float">
            <text:p>0.0486340127</text:p>
          </table:table-cell>
          <table:table-cell office:value-type="float" office:value="1.71315789473684" calcext:value-type="float">
            <text:p>1.7131578947</text:p>
          </table:table-cell>
          <table:table-cell office:value-type="float" office:value="0.000321046537095774" calcext:value-type="float">
            <text:p>0.0003210465</text:p>
          </table:table-cell>
          <table:table-cell office:value-type="float" office:value="0.0047933039873335" calcext:value-type="float">
            <text:p>0.004793304</text:p>
          </table:table-cell>
          <table:table-cell office:value-type="float" office:value="0.0220676633864785" calcext:value-type="float">
            <text:p>0.022067663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.21" calcext:value-type="float">
            <text:p>3.21</text:p>
          </table:table-cell>
          <table:table-cell office:value-type="float" office:value="48" calcext:value-type="float">
            <text:p>48</text:p>
          </table:table-cell>
          <table:table-cell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2" calcext:value-type="float">
            <text:p>0.182</text:p>
          </table:table-cell>
          <table:table-cell office:value-type="float" office:value="9.727240776919" calcext:value-type="float">
            <text:p>9.7272407769</text:p>
          </table:table-cell>
          <table:table-cell office:value-type="float" office:value="0.659361536026264" calcext:value-type="float">
            <text:p>0.659361536</text:p>
          </table:table-cell>
          <table:table-cell office:value-type="float" office:value="0.0123473128982953" calcext:value-type="float">
            <text:p>0.0123473129</text:p>
          </table:table-cell>
          <table:table-cell office:value-type="float" office:value="0.250391794036551" calcext:value-type="float">
            <text:p>0.250391794</text:p>
          </table:table-cell>
          <table:table-cell office:value-type="float" office:value="0.362772856279701" calcext:value-type="float">
            <text:p>0.3627728563</text:p>
          </table:table-cell>
          <table:table-cell office:value-type="float" office:value="0.191702629059411" calcext:value-type="float">
            <text:p>0.1917026291</text:p>
          </table:table-cell>
          <table:table-cell office:value-type="float" office:value="0.6633861967478" calcext:value-type="float">
            <text:p>0.6633861967</text:p>
          </table:table-cell>
          <table:table-cell office:value-type="float" office:value="2.41848570998243" calcext:value-type="float">
            <text:p>2.41848571</text:p>
          </table:table-cell>
          <table:table-cell office:value-type="float" office:value="8.35" calcext:value-type="float">
            <text:p>8.35</text:p>
          </table:table-cell>
          <table:table-cell office:value-type="float" office:value="0.051756086325278" calcext:value-type="float">
            <text:p>0.0517560863</text:p>
          </table:table-cell>
          <table:table-cell office:value-type="float" office:value="0.54727403062396" calcext:value-type="float">
            <text:p>0.5472740306</text:p>
          </table:table-cell>
          <table:table-cell office:value-type="float" office:value="0.609732201310598" calcext:value-type="float">
            <text:p>0.6097322013</text:p>
          </table:table-cell>
          <table:table-cell office:value-type="float" office:value="1.16" calcext:value-type="float">
            <text:p>1.16</text:p>
          </table:table-cell>
          <table:table-cell office:value-type="float" office:value="10.0099904541" calcext:value-type="float">
            <text:p>10.0099904541</text:p>
          </table:table-cell>
          <table:table-cell office:value-type="float" office:value="2.51781556702869" calcext:value-type="float">
            <text:p>2.517815567</text:p>
          </table:table-cell>
          <table:table-cell office:value-type="float" office:value="0.0734842588825886" calcext:value-type="float">
            <text:p>0.0734842589</text:p>
          </table:table-cell>
          <table:table-cell office:value-type="float" office:value="0.382028277357299" calcext:value-type="float">
            <text:p>0.3820282774</text:p>
          </table:table-cell>
          <table:table-cell office:value-type="float" office:value="0.552718962321735" calcext:value-type="float">
            <text:p>0.5527189623</text:p>
          </table:table-cell>
          <table:table-cell office:value-type="float" office:value="0.877097751881747" calcext:value-type="float">
            <text:p>0.8770977519</text:p>
          </table:table-cell>
          <table:table-cell office:value-type="float" office:value="3.68479308435578" calcext:value-type="float">
            <text:p>3.6847930844</text:p>
          </table:table-cell>
          <table:table-cell office:value-type="float" office:value="17" calcext:value-type="float">
            <text:p>17</text:p>
          </table:table-cell>
          <table:table-cell office:value-type="float" office:value="0.0867100352591197" calcext:value-type="float">
            <text:p>0.0867100353</text:p>
          </table:table-cell>
          <table:table-cell office:value-type="float" office:value="0.686486601035449" calcext:value-type="float">
            <text:p>0.686486601</text:p>
          </table:table-cell>
          <table:table-cell office:value-type="float" office:value="0.87624750499002" calcext:value-type="float">
            <text:p>0.876247505</text:p>
          </table:table-cell>
          <table:table-cell office:value-type="float" office:value="0.0957852631578947" calcext:value-type="float">
            <text:p>0.0957852632</text:p>
          </table:table-cell>
          <table:table-cell office:value-type="float" office:value="0.76953871925999" calcext:value-type="float">
            <text:p>0.7695387193</text:p>
          </table:table-cell>
          <table:table-cell office:value-type="float" office:value="0.836996793003577" calcext:value-type="float">
            <text:p>0.836996793</text:p>
          </table:table-cell>
          <table:table-cell office:value-type="float" office:value="0.000359861834120394" calcext:value-type="float">
            <text:p>0.0003598618</text:p>
          </table:table-cell>
          <table:table-cell office:value-type="float" office:value="0.00593391610896816" calcext:value-type="float">
            <text:p>0.0059339161</text:p>
          </table:table-cell>
          <table:table-cell office:value-type="float" office:value="0.00615343398685067" calcext:value-type="float">
            <text:p>0.006153434</text:p>
          </table:table-cell>
          <table:table-cell office:value-type="float" office:value="0.0792299168030548" calcext:value-type="float">
            <text:p>0.0792299168</text:p>
          </table:table-cell>
          <table:table-cell office:value-type="float" office:value="0.104542378021613" calcext:value-type="float">
            <text:p>0.104542378</text:p>
          </table:table-cell>
          <table:table-cell office:value-type="float" office:value="0.273485955299324" calcext:value-type="float">
            <text:p>0.2734859553</text:p>
          </table:table-cell>
          <table:table-cell office:value-type="float" office:value="14.2394736842105" calcext:value-type="float">
            <text:p>14.2394736842</text:p>
          </table:table-cell>
          <table:table-cell office:value-type="float" office:value="0.000432641418483718" calcext:value-type="float">
            <text:p>0.0004326414</text:p>
          </table:table-cell>
          <table:table-cell office:value-type="float" office:value="0.00486548922779393" calcext:value-type="float">
            <text:p>0.0048654892</text:p>
          </table:table-cell>
          <table:table-cell office:value-type="float" office:value="0.0315960209234884" calcext:value-type="float">
            <text:p>0.0315960209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88" calcext:value-type="float">
            <text:p>18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.65" calcext:value-type="float">
            <text:p>2.65</text:p>
          </table:table-cell>
          <table:table-cell office:value-type="float" office:value="40" calcext:value-type="float">
            <text:p>40</text:p>
          </table:table-cell>
          <table:table-cell table:number-columns-repeated="9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" calcext:value-type="float">
            <text:p>0.07</text:p>
          </table:table-cell>
          <table:table-cell office:value-type="float" office:value="3.7957463979375" calcext:value-type="float">
            <text:p>3.7957463979</text:p>
          </table:table-cell>
          <table:table-cell office:value-type="float" office:value="0.761814741821118" calcext:value-type="float">
            <text:p>0.7618147418</text:p>
          </table:table-cell>
          <table:table-cell office:value-type="float" office:value="0.0214548104828573" calcext:value-type="float">
            <text:p>0.0214548105</text:p>
          </table:table-cell>
          <table:table-cell office:value-type="float" office:value="0.22004489755985" calcext:value-type="float">
            <text:p>0.2200448976</text:p>
          </table:table-cell>
          <table:table-cell office:value-type="float" office:value="0.281245793913129" calcext:value-type="float">
            <text:p>0.2812457939</text:p>
          </table:table-cell>
          <table:table-cell office:value-type="float" office:value="0.329046512286363" calcext:value-type="float">
            <text:p>0.3290465123</text:p>
          </table:table-cell>
          <table:table-cell office:value-type="float" office:value="0.81283645785944" calcext:value-type="float">
            <text:p>0.8128364579</text:p>
          </table:table-cell>
          <table:table-cell office:value-type="float" office:value="1.87497196054584" calcext:value-type="float">
            <text:p>1.8749719605</text:p>
          </table:table-cell>
          <table:table-cell office:value-type="float" office:value="4.8" calcext:value-type="float">
            <text:p>4.8</text:p>
          </table:table-cell>
          <table:table-cell office:value-type="float" office:value="0.0641719684916005" calcext:value-type="float">
            <text:p>0.0641719685</text:p>
          </table:table-cell>
          <table:table-cell office:value-type="float" office:value="0.653058245945614" calcext:value-type="float">
            <text:p>0.6530582459</text:p>
          </table:table-cell>
          <table:table-cell office:value-type="float" office:value="0.211265295571947" calcext:value-type="float">
            <text:p>0.2112652956</text:p>
          </table:table-cell>
          <table:table-cell office:value-type="float" office:value="0.44" calcext:value-type="float">
            <text:p>0.44</text:p>
          </table:table-cell>
          <table:table-cell office:value-type="float" office:value="6.0099942684" calcext:value-type="float">
            <text:p>6.0099942684</text:p>
          </table:table-cell>
          <table:table-cell office:value-type="float" office:value="2.46218030607047" calcext:value-type="float">
            <text:p>2.4621803061</text:p>
          </table:table-cell>
          <table:table-cell office:value-type="float" office:value="0.180626616007492" calcext:value-type="float">
            <text:p>0.180626616</text:p>
          </table:table-cell>
          <table:table-cell office:value-type="float" office:value="0.294451398020813" calcext:value-type="float">
            <text:p>0.294451398</text:p>
          </table:table-cell>
          <table:table-cell office:value-type="float" office:value="0.50955569865628" calcext:value-type="float">
            <text:p>0.5095556987</text:p>
          </table:table-cell>
          <table:table-cell office:value-type="float" office:value="0.984168267583262" calcext:value-type="float">
            <text:p>0.9841682676</text:p>
          </table:table-cell>
          <table:table-cell office:value-type="float" office:value="3.39703799308009" calcext:value-type="float">
            <text:p>3.3970379931</text:p>
          </table:table-cell>
          <table:table-cell office:value-type="float" office:value="9" calcext:value-type="float">
            <text:p>9</text:p>
          </table:table-cell>
          <table:table-cell office:value-type="float" office:value="0.130714364126626" calcext:value-type="float">
            <text:p>0.1307143641</text:p>
          </table:table-cell>
          <table:table-cell office:value-type="float" office:value="0.821006291315875" calcext:value-type="float">
            <text:p>0.8210062913</text:p>
          </table:table-cell>
          <table:table-cell office:value-type="float" office:value="0.380398671096346" calcext:value-type="float">
            <text:p>0.3803986711</text:p>
          </table:table-cell>
          <table:table-cell office:value-type="float" office:value="0.0156421052631579" calcext:value-type="float">
            <text:p>0.0156421053</text:p>
          </table:table-cell>
          <table:table-cell office:value-type="float" office:value="1.43221222226967" calcext:value-type="float">
            <text:p>1.4322122223</text:p>
          </table:table-cell>
          <table:table-cell office:value-type="float" office:value="0.99378137329857" calcext:value-type="float">
            <text:p>0.9937813733</text:p>
          </table:table-cell>
          <table:table-cell office:value-type="float" office:value="0.00157606100646949" calcext:value-type="float">
            <text:p>0.001576061</text:p>
          </table:table-cell>
          <table:table-cell office:value-type="float" office:value="0.00179627760028333" calcext:value-type="float">
            <text:p>0.0017962776</text:p>
          </table:table-cell>
          <table:table-cell office:value-type="float" office:value="0.00588173667227992" calcext:value-type="float">
            <text:p>0.0058817367</text:p>
          </table:table-cell>
          <table:table-cell office:value-type="float" office:value="0.178073179913678" calcext:value-type="float">
            <text:p>0.1780731799</text:p>
          </table:table-cell>
          <table:table-cell office:value-type="float" office:value="0.103518425403957" calcext:value-type="float">
            <text:p>0.1035184254</text:p>
          </table:table-cell>
          <table:table-cell office:value-type="float" office:value="0.261410519081689" calcext:value-type="float">
            <text:p>0.2614105191</text:p>
          </table:table-cell>
          <table:table-cell office:value-type="float" office:value="4.8" calcext:value-type="float">
            <text:p>4.8</text:p>
          </table:table-cell>
          <table:table-cell office:value-type="float" office:value="0.000491804780883506" calcext:value-type="float">
            <text:p>0.0004918048</text:p>
          </table:table-cell>
          <table:table-cell office:value-type="float" office:value="0.00898423911460833" calcext:value-type="float">
            <text:p>0.0089842391</text:p>
          </table:table-cell>
          <table:table-cell office:value-type="float" office:value="0.0127412384246149" calcext:value-type="float">
            <text:p>0.0127412384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65" calcext:value-type="float">
            <text:p>16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.59" calcext:value-type="float">
            <text:p>2.59</text:p>
          </table:table-cell>
          <table:table-cell office:value-type="float" office:value="43" calcext:value-type="float">
            <text:p>43</text:p>
          </table:table-cell>
          <table:table-cell table:number-columns-repeated="9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2" calcext:value-type="float">
            <text:p>0.122</text:p>
          </table:table-cell>
          <table:table-cell office:value-type="float" office:value="10.006690513994" calcext:value-type="float">
            <text:p>10.006690514</text:p>
          </table:table-cell>
          <table:table-cell office:value-type="float" office:value="0.815787836929474" calcext:value-type="float">
            <text:p>0.8157878369</text:p>
          </table:table-cell>
          <table:table-cell office:value-type="float" office:value="0.0302093495132059" calcext:value-type="float">
            <text:p>0.0302093495</text:p>
          </table:table-cell>
          <table:table-cell office:value-type="float" office:value="0.314612822758596" calcext:value-type="float">
            <text:p>0.3146128228</text:p>
          </table:table-cell>
          <table:table-cell office:value-type="float" office:value="0.764182043848191" calcext:value-type="float">
            <text:p>0.7641820438</text:p>
          </table:table-cell>
          <table:table-cell office:value-type="float" office:value="0.258452300349706" calcext:value-type="float">
            <text:p>0.2584523003</text:p>
          </table:table-cell>
          <table:table-cell office:value-type="float" office:value="0.396408657298025" calcext:value-type="float">
            <text:p>0.3964086573</text:p>
          </table:table-cell>
          <table:table-cell office:value-type="float" office:value="5.09454696204466" calcext:value-type="float">
            <text:p>5.094546962</text:p>
          </table:table-cell>
          <table:table-cell office:value-type="float" office:value="13.95" calcext:value-type="float">
            <text:p>13.95</text:p>
          </table:table-cell>
          <table:table-cell office:value-type="float" office:value="0.159976196848714" calcext:value-type="float">
            <text:p>0.1599761968</text:p>
          </table:table-cell>
          <table:table-cell office:value-type="float" office:value="0.385972929675365" calcext:value-type="float">
            <text:p>0.3859729297</text:p>
          </table:table-cell>
          <table:table-cell office:value-type="float" office:value="0.369103949942273" calcext:value-type="float">
            <text:p>0.3691039499</text:p>
          </table:table-cell>
          <table:table-cell office:value-type="float" office:value="0.47" calcext:value-type="float">
            <text:p>0.47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1.90040819124736" calcext:value-type="float">
            <text:p>1.9004081912</text:p>
          </table:table-cell>
          <table:table-cell office:value-type="float" office:value="0.0867055676936822" calcext:value-type="float">
            <text:p>0.0867055677</text:p>
          </table:table-cell>
          <table:table-cell office:value-type="float" office:value="0.530240198415957" calcext:value-type="float">
            <text:p>0.5302401984</text:p>
          </table:table-cell>
          <table:table-cell office:value-type="float" office:value="1.59917674196631" calcext:value-type="float">
            <text:p>1.599176742</text:p>
          </table:table-cell>
          <table:table-cell office:value-type="float" office:value="0.722205082385946" calcext:value-type="float">
            <text:p>0.7222050824</text:p>
          </table:table-cell>
          <table:table-cell office:value-type="float" office:value="10.6611782861721" calcext:value-type="float">
            <text:p>10.6611782862</text:p>
          </table:table-cell>
          <table:table-cell office:value-type="float" office:value="18" calcext:value-type="float">
            <text:p>18</text:p>
          </table:table-cell>
          <table:table-cell office:value-type="float" office:value="0.259530400601806" calcext:value-type="float">
            <text:p>0.2595304006</text:p>
          </table:table-cell>
          <table:table-cell office:value-type="float" office:value="0.53289169402518" calcext:value-type="float">
            <text:p>0.532891694</text:p>
          </table:table-cell>
          <table:table-cell office:value-type="float" office:value="0.667664670658683" calcext:value-type="float">
            <text:p>0.6676646707</text:p>
          </table:table-cell>
          <table:table-cell office:value-type="float" office:value="0.01868" calcext:value-type="float">
            <text:p>0.01868</text:p>
          </table:table-cell>
          <table:table-cell table:style-name="ce2" office:value-type="float" office:value="0.0000178000933401634" calcext:value-type="float">
            <text:p>1.78E-05</text:p>
          </table:table-cell>
          <table:table-cell office:value-type="float" office:value="0.616956623510882" calcext:value-type="float">
            <text:p>0.6169566235</text:p>
          </table:table-cell>
          <table:table-cell office:value-type="float" office:value="0.000614170947989626" calcext:value-type="float">
            <text:p>0.0006141709</text:p>
          </table:table-cell>
          <table:table-cell office:value-type="float" office:value="0.0105804628846196" calcext:value-type="float">
            <text:p>0.0105804629</text:p>
          </table:table-cell>
          <table:table-cell office:value-type="float" office:value="0.107543381082759" calcext:value-type="float">
            <text:p>0.1075433811</text:p>
          </table:table-cell>
          <table:table-cell office:value-type="float" office:value="0.0802040787229494" calcext:value-type="float">
            <text:p>0.0802040787</text:p>
          </table:table-cell>
          <table:table-cell office:value-type="float" office:value="0.0899110212535198" calcext:value-type="float">
            <text:p>0.0899110213</text:p>
          </table:table-cell>
          <table:table-cell office:value-type="float" office:value="4.77970583163605" calcext:value-type="float">
            <text:p>4.7797058316</text:p>
          </table:table-cell>
          <table:table-cell office:value-type="float" office:value="8.99736842105263" calcext:value-type="float">
            <text:p>8.9973684211</text:p>
          </table:table-cell>
          <table:table-cell office:value-type="float" office:value="0.0035376543861621" calcext:value-type="float">
            <text:p>0.0035376544</text:p>
          </table:table-cell>
          <table:table-cell office:value-type="float" office:value="0.0034098382134434" calcext:value-type="float">
            <text:p>0.0034098382</text:p>
          </table:table-cell>
          <table:table-cell office:value-type="float" office:value="0.0258098086627949" calcext:value-type="float">
            <text:p>0.0258098087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.08" calcext:value-type="float">
            <text:p>12.08</text:p>
          </table:table-cell>
          <table:table-cell office:value-type="float" office:value="13" calcext:value-type="float">
            <text:p>13</text:p>
          </table:table-cell>
          <table:table-cell table:number-columns-repeated="9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35" calcext:value-type="float">
            <text:p>0.0935</text:p>
          </table:table-cell>
          <table:table-cell office:value-type="float" office:value="10.003240513761" calcext:value-type="float">
            <text:p>10.0032405138</text:p>
          </table:table-cell>
          <table:table-cell office:value-type="float" office:value="0.666792489049546" calcext:value-type="float">
            <text:p>0.666792489</text:p>
          </table:table-cell>
          <table:table-cell office:value-type="float" office:value="0.0365083647974181" calcext:value-type="float">
            <text:p>0.0365083648</text:p>
          </table:table-cell>
          <table:table-cell office:value-type="float" office:value="0.293369234167701" calcext:value-type="float">
            <text:p>0.2933692342</text:p>
          </table:table-cell>
          <table:table-cell office:value-type="float" office:value="0.571482629437406" calcext:value-type="float">
            <text:p>0.5714826294</text:p>
          </table:table-cell>
          <table:table-cell office:value-type="float" office:value="0.323858773352067" calcext:value-type="float">
            <text:p>0.3238587734</text:p>
          </table:table-cell>
          <table:table-cell office:value-type="float" office:value="0.392390353583721" calcext:value-type="float">
            <text:p>0.3923903536</text:p>
          </table:table-cell>
          <table:table-cell office:value-type="float" office:value="3.8098841985353" calcext:value-type="float">
            <text:p>3.8098841985</text:p>
          </table:table-cell>
          <table:table-cell office:value-type="float" office:value="14.9" calcext:value-type="float">
            <text:p>14.9</text:p>
          </table:table-cell>
          <table:table-cell office:value-type="float" office:value="0.135044802313871" calcext:value-type="float">
            <text:p>0.1350448023</text:p>
          </table:table-cell>
          <table:table-cell office:value-type="float" office:value="0.233588798629348" calcext:value-type="float">
            <text:p>0.2335887986</text:p>
          </table:table-cell>
          <table:table-cell office:value-type="float" office:value="0.452408721717404" calcext:value-type="float">
            <text:p>0.4524087217</text:p>
          </table:table-cell>
          <table:table-cell office:value-type="float" office:value="0.38" calcext:value-type="float">
            <text:p>0.38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72325509255401" calcext:value-type="float">
            <text:p>2.7232550926</text:p>
          </table:table-cell>
          <table:table-cell office:value-type="float" office:value="0.119048862543733" calcext:value-type="float">
            <text:p>0.1190488625</text:p>
          </table:table-cell>
          <table:table-cell office:value-type="float" office:value="0.40461396416249" calcext:value-type="float">
            <text:p>0.4046139642</text:p>
          </table:table-cell>
          <table:table-cell office:value-type="float" office:value="0.887121344094055" calcext:value-type="float">
            <text:p>0.8871213441</text:p>
          </table:table-cell>
          <table:table-cell office:value-type="float" office:value="0.781857483543779" calcext:value-type="float">
            <text:p>0.7818574835</text:p>
          </table:table-cell>
          <table:table-cell office:value-type="float" office:value="5.91414229750885" calcext:value-type="float">
            <text:p>5.9141422975</text:p>
          </table:table-cell>
          <table:table-cell office:value-type="float" office:value="24" calcext:value-type="float">
            <text:p>24</text:p>
          </table:table-cell>
          <table:table-cell office:value-type="float" office:value="0.237260074465577" calcext:value-type="float">
            <text:p>0.2372600745</text:p>
          </table:table-cell>
          <table:table-cell office:value-type="float" office:value="0.438203332177605" calcext:value-type="float">
            <text:p>0.4382033322</text:p>
          </table:table-cell>
          <table:table-cell office:value-type="float" office:value="0.657342657342657" calcext:value-type="float">
            <text:p>0.6573426573</text:p>
          </table:table-cell>
          <table:table-cell office:value-type="float" office:value="0.014066052631579" calcext:value-type="float">
            <text:p>0.0140660526</text:p>
          </table:table-cell>
          <table:table-cell table:style-name="ce2" office:value-type="float" office:value="0.0000370392986785187" calcext:value-type="float">
            <text:p>3.70E-05</text:p>
          </table:table-cell>
          <table:table-cell office:value-type="float" office:value="0.793220053389321" calcext:value-type="float">
            <text:p>0.7932200534</text:p>
          </table:table-cell>
          <table:table-cell office:value-type="float" office:value="0.00110706508925868" calcext:value-type="float">
            <text:p>0.0011070651</text:p>
          </table:table-cell>
          <table:table-cell office:value-type="float" office:value="0.00350729730109919" calcext:value-type="float">
            <text:p>0.0035072973</text:p>
          </table:table-cell>
          <table:table-cell office:value-type="float" office:value="0.0209388027082265" calcext:value-type="float">
            <text:p>0.0209388027</text:p>
          </table:table-cell>
          <table:table-cell office:value-type="float" office:value="0.097060249174213" calcext:value-type="float">
            <text:p>0.0970602492</text:p>
          </table:table-cell>
          <table:table-cell office:value-type="float" office:value="0.0633566963309055" calcext:value-type="float">
            <text:p>0.0633566963</text:p>
          </table:table-cell>
          <table:table-cell office:value-type="float" office:value="0.930613454815691" calcext:value-type="float">
            <text:p>0.9306134548</text:p>
          </table:table-cell>
          <table:table-cell office:value-type="float" office:value="17.7789473684211" calcext:value-type="float">
            <text:p>17.7789473684</text:p>
          </table:table-cell>
          <table:table-cell office:value-type="float" office:value="0.00148346171490609" calcext:value-type="float">
            <text:p>0.0014834617</text:p>
          </table:table-cell>
          <table:table-cell office:value-type="float" office:value="0.0055610141204737" calcext:value-type="float">
            <text:p>0.0055610141</text:p>
          </table:table-cell>
          <table:table-cell office:value-type="float" office:value="0.0155540053609799" calcext:value-type="float">
            <text:p>0.015554005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9.24" calcext:value-type="float">
            <text:p>49.24</text:p>
          </table:table-cell>
          <table:table-cell office:value-type="float" office:value="0" calcext:value-type="float">
            <text:p>0</text:p>
          </table:table-cell>
          <table:table-cell table:number-columns-repeated="9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5" calcext:value-type="float">
            <text:p>0.155</text:p>
          </table:table-cell>
          <table:table-cell office:value-type="float" office:value="9.940790569651" calcext:value-type="float">
            <text:p>9.9407905697</text:p>
          </table:table-cell>
          <table:table-cell office:value-type="float" office:value="0.94048110608114" calcext:value-type="float">
            <text:p>0.9404811061</text:p>
          </table:table-cell>
          <table:table-cell office:value-type="float" office:value="0.0584193439838751" calcext:value-type="float">
            <text:p>0.058419344</text:p>
          </table:table-cell>
          <table:table-cell office:value-type="float" office:value="0.301200085579785" calcext:value-type="float">
            <text:p>0.3012000856</text:p>
          </table:table-cell>
          <table:table-cell office:value-type="float" office:value="0.746344283156852" calcext:value-type="float">
            <text:p>0.7463442832</text:p>
          </table:table-cell>
          <table:table-cell office:value-type="float" office:value="0.241238526206759" calcext:value-type="float">
            <text:p>0.2412385262</text:p>
          </table:table-cell>
          <table:table-cell office:value-type="float" office:value="0.454227222426263" calcext:value-type="float">
            <text:p>0.4542272224</text:p>
          </table:table-cell>
          <table:table-cell office:value-type="float" office:value="4.97562855736439" calcext:value-type="float">
            <text:p>4.9756285574</text:p>
          </table:table-cell>
          <table:table-cell office:value-type="float" office:value="16.25" calcext:value-type="float">
            <text:p>16.25</text:p>
          </table:table-cell>
          <table:table-cell office:value-type="float" office:value="0.0854653788284147" calcext:value-type="float">
            <text:p>0.0854653788</text:p>
          </table:table-cell>
          <table:table-cell office:value-type="float" office:value="0.410565345107812" calcext:value-type="float">
            <text:p>0.4105653451</text:p>
          </table:table-cell>
          <table:table-cell office:value-type="float" office:value="0.235751295496994" calcext:value-type="float">
            <text:p>0.2357512955</text:p>
          </table:table-cell>
          <table:table-cell office:value-type="float" office:value="0.79" calcext:value-type="float">
            <text:p>0.79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94498366451666" calcext:value-type="float">
            <text:p>2.9449836645</text:p>
          </table:table-cell>
          <table:table-cell office:value-type="float" office:value="0.127775825196973" calcext:value-type="float">
            <text:p>0.1277758252</text:p>
          </table:table-cell>
          <table:table-cell office:value-type="float" office:value="0.411812942515833" calcext:value-type="float">
            <text:p>0.4118129425</text:p>
          </table:table-cell>
          <table:table-cell office:value-type="float" office:value="1.02467892310009" calcext:value-type="float">
            <text:p>1.0246789231</text:p>
          </table:table-cell>
          <table:table-cell office:value-type="float" office:value="0.771042299964406" calcext:value-type="float">
            <text:p>0.7710423</text:p>
          </table:table-cell>
          <table:table-cell office:value-type="float" office:value="6.83119282476595" calcext:value-type="float">
            <text:p>6.8311928248</text:p>
          </table:table-cell>
          <table:table-cell office:value-type="float" office:value="21" calcext:value-type="float">
            <text:p>21</text:p>
          </table:table-cell>
          <table:table-cell office:value-type="float" office:value="0.125988270305559" calcext:value-type="float">
            <text:p>0.1259882703</text:p>
          </table:table-cell>
          <table:table-cell office:value-type="float" office:value="0.490686690799467" calcext:value-type="float">
            <text:p>0.4906866908</text:p>
          </table:table-cell>
          <table:table-cell office:value-type="float" office:value="0.55688622754491" calcext:value-type="float">
            <text:p>0.5568862275</text:p>
          </table:table-cell>
          <table:table-cell office:value-type="float" office:value="0.0490894736842105" calcext:value-type="float">
            <text:p>0.0490894737</text:p>
          </table:table-cell>
          <table:table-cell office:value-type="float" office:value="0.0880841126232927" calcext:value-type="float">
            <text:p>0.0880841126</text:p>
          </table:table-cell>
          <table:table-cell office:value-type="float" office:value="1.28222343624685" calcext:value-type="float">
            <text:p>1.2822234362</text:p>
          </table:table-cell>
          <table:table-cell office:value-type="float" office:value="0.000786076607371512" calcext:value-type="float">
            <text:p>0.0007860766</text:p>
          </table:table-cell>
          <table:table-cell office:value-type="float" office:value="0.00458286726013038" calcext:value-type="float">
            <text:p>0.0045828673</text:p>
          </table:table-cell>
          <table:table-cell office:value-type="float" office:value="0.0299133125987886" calcext:value-type="float">
            <text:p>0.0299133126</text:p>
          </table:table-cell>
          <table:table-cell office:value-type="float" office:value="0.0607815610738343" calcext:value-type="float">
            <text:p>0.0607815611</text:p>
          </table:table-cell>
          <table:table-cell office:value-type="float" office:value="0.0886964330646174" calcext:value-type="float">
            <text:p>0.0886964331</text:p>
          </table:table-cell>
          <table:table-cell office:value-type="float" office:value="1.32948056154153" calcext:value-type="float">
            <text:p>1.3294805615</text:p>
          </table:table-cell>
          <table:table-cell office:value-type="float" office:value="6.51315789473684" calcext:value-type="float">
            <text:p>6.5131578947</text:p>
          </table:table-cell>
          <table:table-cell office:value-type="float" office:value="0.000548041501719452" calcext:value-type="float">
            <text:p>0.0005480415</text:p>
          </table:table-cell>
          <table:table-cell office:value-type="float" office:value="0.00183257307853727" calcext:value-type="float">
            <text:p>0.0018325731</text:p>
          </table:table-cell>
          <table:table-cell office:value-type="float" office:value="0.0211038590091396" calcext:value-type="float">
            <text:p>0.02110385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25" calcext:value-type="float">
            <text:p>4.25</text:p>
          </table:table-cell>
          <table:table-cell office:value-type="float" office:value="28" calcext:value-type="float">
            <text:p>28</text:p>
          </table:table-cell>
          <table:table-cell table:number-columns-repeated="9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3" calcext:value-type="float">
            <text:p>0.113</text:p>
          </table:table-cell>
          <table:table-cell office:value-type="float" office:value="9.443191063529" calcext:value-type="float">
            <text:p>9.4431910635</text:p>
          </table:table-cell>
          <table:table-cell office:value-type="float" office:value="0.712715904869011" calcext:value-type="float">
            <text:p>0.7127159049</text:p>
          </table:table-cell>
          <table:table-cell office:value-type="float" office:value="0.023590316964853" calcext:value-type="float">
            <text:p>0.023590317</text:p>
          </table:table-cell>
          <table:table-cell office:value-type="float" office:value="0.240400367698358" calcext:value-type="float">
            <text:p>0.2404003677</text:p>
          </table:table-cell>
          <table:table-cell office:value-type="float" office:value="0.495441315198289" calcext:value-type="float">
            <text:p>0.4954413152</text:p>
          </table:table-cell>
          <table:table-cell office:value-type="float" office:value="0.181639520686511" calcext:value-type="float">
            <text:p>0.1816395207</text:p>
          </table:table-cell>
          <table:table-cell office:value-type="float" office:value="0.347664252788329" calcext:value-type="float">
            <text:p>0.3476642528</text:p>
          </table:table-cell>
          <table:table-cell office:value-type="float" office:value="3.30294210330369" calcext:value-type="float">
            <text:p>3.3029421033</text:p>
          </table:table-cell>
          <table:table-cell office:value-type="float" office:value="17.85" calcext:value-type="float">
            <text:p>17.85</text:p>
          </table:table-cell>
          <table:table-cell office:value-type="float" office:value="0.0939666386256063" calcext:value-type="float">
            <text:p>0.0939666386</text:p>
          </table:table-cell>
          <table:table-cell office:value-type="float" office:value="0.399328320426455" calcext:value-type="float">
            <text:p>0.3993283204</text:p>
          </table:table-cell>
          <table:table-cell office:value-type="float" office:value="0.328532224582733" calcext:value-type="float">
            <text:p>0.3285322246</text:p>
          </table:table-cell>
          <table:table-cell office:value-type="float" office:value="0.51" calcext:value-type="float">
            <text:p>0.51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84238833717198" calcext:value-type="float">
            <text:p>2.8423883372</text:p>
          </table:table-cell>
          <table:table-cell office:value-type="float" office:value="0.0609314241157088" calcext:value-type="float">
            <text:p>0.0609314241</text:p>
          </table:table-cell>
          <table:table-cell office:value-type="float" office:value="0.300514040714535" calcext:value-type="float">
            <text:p>0.3005140407</text:p>
          </table:table-cell>
          <table:table-cell office:value-type="float" office:value="0.646948011285391" calcext:value-type="float">
            <text:p>0.6469480113</text:p>
          </table:table-cell>
          <table:table-cell office:value-type="float" office:value="0.938717801688057" calcext:value-type="float">
            <text:p>0.9387178017</text:p>
          </table:table-cell>
          <table:table-cell office:value-type="float" office:value="4.3129867444904" calcext:value-type="float">
            <text:p>4.3129867445</text:p>
          </table:table-cell>
          <table:table-cell office:value-type="float" office:value="29" calcext:value-type="float">
            <text:p>29</text:p>
          </table:table-cell>
          <table:table-cell office:value-type="float" office:value="0.157730139443354" calcext:value-type="float">
            <text:p>0.1577301394</text:p>
          </table:table-cell>
          <table:table-cell office:value-type="float" office:value="0.534128512576499" calcext:value-type="float">
            <text:p>0.5341285126</text:p>
          </table:table-cell>
          <table:table-cell office:value-type="float" office:value="0.582417582417582" calcext:value-type="float">
            <text:p>0.5824175824</text:p>
          </table:table-cell>
          <table:table-cell office:value-type="float" office:value="0.0272010526315789" calcext:value-type="float">
            <text:p>0.0272010526</text:p>
          </table:table-cell>
          <table:table-cell office:value-type="float" office:value="3.0478706110131" calcext:value-type="float">
            <text:p>3.047870611</text:p>
          </table:table-cell>
          <table:table-cell office:value-type="float" office:value="1.08511673231269" calcext:value-type="float">
            <text:p>1.0851167323</text:p>
          </table:table-cell>
          <table:table-cell office:value-type="float" office:value="0.000227245343246758" calcext:value-type="float">
            <text:p>0.0002272453</text:p>
          </table:table-cell>
          <table:table-cell office:value-type="float" office:value="0.00170704459012544" calcext:value-type="float">
            <text:p>0.0017070446</text:p>
          </table:table-cell>
          <table:table-cell office:value-type="float" office:value="0.00550294729349358" calcext:value-type="float">
            <text:p>0.0055029473</text:p>
          </table:table-cell>
          <table:table-cell office:value-type="float" office:value="0.0780827557938948" calcext:value-type="float">
            <text:p>0.0780827558</text:p>
          </table:table-cell>
          <table:table-cell office:value-type="float" office:value="0.0628814107025506" calcext:value-type="float">
            <text:p>0.0628814107</text:p>
          </table:table-cell>
          <table:table-cell office:value-type="float" office:value="0.244575435559872" calcext:value-type="float">
            <text:p>0.2445754356</text:p>
          </table:table-cell>
          <table:table-cell office:value-type="float" office:value="34.5552631578947" calcext:value-type="float">
            <text:p>34.5552631579</text:p>
          </table:table-cell>
          <table:table-cell office:value-type="float" office:value="0.000608631531104114" calcext:value-type="float">
            <text:p>0.0006086315</text:p>
          </table:table-cell>
          <table:table-cell office:value-type="float" office:value="0.00571055647454432" calcext:value-type="float">
            <text:p>0.0057105565</text:p>
          </table:table-cell>
          <table:table-cell office:value-type="float" office:value="0.0255026132206989" calcext:value-type="float">
            <text:p>0.025502613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.15" calcext:value-type="float">
            <text:p>9.15</text:p>
          </table:table-cell>
          <table:table-cell office:value-type="float" office:value="20" calcext:value-type="float">
            <text:p>20</text:p>
          </table:table-cell>
          <table:table-cell table:number-columns-repeated="96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15" calcext:value-type="float">
            <text:p>0.3815</text:p>
          </table:table-cell>
          <table:table-cell office:value-type="float" office:value="8.30899212375551" calcext:value-type="float">
            <text:p>8.3089921238</text:p>
          </table:table-cell>
          <table:table-cell office:value-type="float" office:value="1.1783695176201" calcext:value-type="float">
            <text:p>1.1783695176</text:p>
          </table:table-cell>
          <table:table-cell office:value-type="float" office:value="0.00755105346748283" calcext:value-type="float">
            <text:p>0.0075510535</text:p>
          </table:table-cell>
          <table:table-cell office:value-type="float" office:value="0.215002471810261" calcext:value-type="float">
            <text:p>0.2150024718</text:p>
          </table:table-cell>
          <table:table-cell office:value-type="float" office:value="0.412088147687854" calcext:value-type="float">
            <text:p>0.4120881477</text:p>
          </table:table-cell>
          <table:table-cell office:value-type="float" office:value="0.281747343891802" calcext:value-type="float">
            <text:p>0.2817473439</text:p>
          </table:table-cell>
          <table:table-cell office:value-type="float" office:value="0.825124454628293" calcext:value-type="float">
            <text:p>0.8251244546</text:p>
          </table:table-cell>
          <table:table-cell office:value-type="float" office:value="2.74725431956738" calcext:value-type="float">
            <text:p>2.7472543196</text:p>
          </table:table-cell>
          <table:table-cell office:value-type="float" office:value="11.5" calcext:value-type="float">
            <text:p>11.5</text:p>
          </table:table-cell>
          <table:table-cell office:value-type="float" office:value="0.0464914940216831" calcext:value-type="float">
            <text:p>0.046491494</text:p>
          </table:table-cell>
          <table:table-cell office:value-type="float" office:value="0.531040914299516" calcext:value-type="float">
            <text:p>0.5310409143</text:p>
          </table:table-cell>
          <table:table-cell office:value-type="float" office:value="0.35265840618118" calcext:value-type="float">
            <text:p>0.3526584062</text:p>
          </table:table-cell>
          <table:table-cell office:value-type="float" office:value="0.9" calcext:value-type="float">
            <text:p>0.9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9202255201924" calcext:value-type="float">
            <text:p>2.9202255202</text:p>
          </table:table-cell>
          <table:table-cell office:value-type="float" office:value="0.028342876442163" calcext:value-type="float">
            <text:p>0.0283428764</text:p>
          </table:table-cell>
          <table:table-cell office:value-type="float" office:value="0.318650092952639" calcext:value-type="float">
            <text:p>0.318650093</text:p>
          </table:table-cell>
          <table:table-cell office:value-type="float" office:value="0.627440533581893" calcext:value-type="float">
            <text:p>0.6274405336</text:p>
          </table:table-cell>
          <table:table-cell office:value-type="float" office:value="0.811320594508595" calcext:value-type="float">
            <text:p>0.8113205945</text:p>
          </table:table-cell>
          <table:table-cell office:value-type="float" office:value="4.18293689305571" calcext:value-type="float">
            <text:p>4.1829368931</text:p>
          </table:table-cell>
          <table:table-cell office:value-type="float" office:value="20" calcext:value-type="float">
            <text:p>20</text:p>
          </table:table-cell>
          <table:table-cell office:value-type="float" office:value="0.0744857575174481" calcext:value-type="float">
            <text:p>0.0744857575</text:p>
          </table:table-cell>
          <table:table-cell office:value-type="float" office:value="0.704963861735555" calcext:value-type="float">
            <text:p>0.7049638617</text:p>
          </table:table-cell>
          <table:table-cell office:value-type="float" office:value="0.580321285140562" calcext:value-type="float">
            <text:p>0.5803212851</text:p>
          </table:table-cell>
          <table:table-cell office:value-type="float" office:value="0.125329210526316" calcext:value-type="float">
            <text:p>0.1253292105</text:p>
          </table:table-cell>
          <table:table-cell office:value-type="float" office:value="3.12970195379006" calcext:value-type="float">
            <text:p>3.1297019538</text:p>
          </table:table-cell>
          <table:table-cell office:value-type="float" office:value="1.49693979359416" calcext:value-type="float">
            <text:p>1.4969397936</text:p>
          </table:table-cell>
          <table:table-cell table:style-name="ce2" office:value-type="float" office:value="0.0000480267786786433" calcext:value-type="float">
            <text:p>4.80E-05</text:p>
          </table:table-cell>
          <table:table-cell office:value-type="float" office:value="0.00238209804383654" calcext:value-type="float">
            <text:p>0.002382098</text:p>
          </table:table-cell>
          <table:table-cell office:value-type="float" office:value="0.00956729554136237" calcext:value-type="float">
            <text:p>0.0095672955</text:p>
          </table:table-cell>
          <table:table-cell office:value-type="float" office:value="0.0945222400603365" calcext:value-type="float">
            <text:p>0.0945222401</text:p>
          </table:table-cell>
          <table:table-cell office:value-type="float" office:value="0.0977979757762231" calcext:value-type="float">
            <text:p>0.0977979758</text:p>
          </table:table-cell>
          <table:table-cell office:value-type="float" office:value="0.425213135681917" calcext:value-type="float">
            <text:p>0.4252131357</text:p>
          </table:table-cell>
          <table:table-cell office:value-type="float" office:value="25.1052631578947" calcext:value-type="float">
            <text:p>25.1052631579</text:p>
          </table:table-cell>
          <table:table-cell office:value-type="float" office:value="0.000330220269050472" calcext:value-type="float">
            <text:p>0.0003302203</text:p>
          </table:table-cell>
          <table:table-cell office:value-type="float" office:value="0.00626293414562629" calcext:value-type="float">
            <text:p>0.0062629341</text:p>
          </table:table-cell>
          <table:table-cell office:value-type="float" office:value="0.0223505955453624" calcext:value-type="float">
            <text:p>0.0223505955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270" calcext:value-type="float">
            <text:p>27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.08" calcext:value-type="float">
            <text:p>5.08</text:p>
          </table:table-cell>
          <table:table-cell office:value-type="float" office:value="24" calcext:value-type="float">
            <text:p>24</text:p>
          </table:table-cell>
          <table:table-cell table:number-columns-repeated="96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05" calcext:value-type="float">
            <text:p>0.0705</text:p>
          </table:table-cell>
          <table:table-cell office:value-type="float" office:value="10.004090535727" calcext:value-type="float">
            <text:p>10.0040905357</text:p>
          </table:table-cell>
          <table:table-cell office:value-type="float" office:value="0.427174669302649" calcext:value-type="float">
            <text:p>0.4271746693</text:p>
          </table:table-cell>
          <table:table-cell office:value-type="float" office:value="0.0628526768678517" calcext:value-type="float">
            <text:p>0.0628526769</text:p>
          </table:table-cell>
          <table:table-cell office:value-type="float" office:value="0.339290506657103" calcext:value-type="float">
            <text:p>0.3392905067</text:p>
          </table:table-cell>
          <table:table-cell office:value-type="float" office:value="0.79803940250363" calcext:value-type="float">
            <text:p>0.7980394025</text:p>
          </table:table-cell>
          <table:table-cell office:value-type="float" office:value="0.27497576250316" calcext:value-type="float">
            <text:p>0.2749757625</text:p>
          </table:table-cell>
          <table:table-cell office:value-type="float" office:value="0.453402445426524" calcext:value-type="float">
            <text:p>0.4534024454</text:p>
          </table:table-cell>
          <table:table-cell office:value-type="float" office:value="5.32026268654969" calcext:value-type="float">
            <text:p>5.3202626865</text:p>
          </table:table-cell>
          <table:table-cell office:value-type="float" office:value="18.15" calcext:value-type="float">
            <text:p>18.15</text:p>
          </table:table-cell>
          <table:table-cell office:value-type="float" office:value="0.118019623578873" calcext:value-type="float">
            <text:p>0.1180196236</text:p>
          </table:table-cell>
          <table:table-cell office:value-type="float" office:value="0.379806761325101" calcext:value-type="float">
            <text:p>0.3798067613</text:p>
          </table:table-cell>
          <table:table-cell office:value-type="float" office:value="0.304493494728824" calcext:value-type="float">
            <text:p>0.3044934947</text:p>
          </table:table-cell>
          <table:table-cell office:value-type="float" office:value="0.22" calcext:value-type="float">
            <text:p>0.22</text:p>
          </table:table-cell>
          <table:table-cell office:value-type="float" office:value="10.00999045374" calcext:value-type="float">
            <text:p>10.0099904537</text:p>
          </table:table-cell>
          <table:table-cell office:value-type="float" office:value="1.60674995252572" calcext:value-type="float">
            <text:p>1.6067499525</text:p>
          </table:table-cell>
          <table:table-cell office:value-type="float" office:value="0.181367782614769" calcext:value-type="float">
            <text:p>0.1813677826</text:p>
          </table:table-cell>
          <table:table-cell office:value-type="float" office:value="0.527611069488566" calcext:value-type="float">
            <text:p>0.5276110695</text:p>
          </table:table-cell>
          <table:table-cell office:value-type="float" office:value="1.38839172333803" calcext:value-type="float">
            <text:p>1.3883917233</text:p>
          </table:table-cell>
          <table:table-cell office:value-type="float" office:value="0.666281286450766" calcext:value-type="float">
            <text:p>0.6662812865</text:p>
          </table:table-cell>
          <table:table-cell office:value-type="float" office:value="9.2559448278071" calcext:value-type="float">
            <text:p>9.2559448278</text:p>
          </table:table-cell>
          <table:table-cell office:value-type="float" office:value="24" calcext:value-type="float">
            <text:p>24</text:p>
          </table:table-cell>
          <table:table-cell office:value-type="float" office:value="0.16619074348181" calcext:value-type="float">
            <text:p>0.1661907435</text:p>
          </table:table-cell>
          <table:table-cell office:value-type="float" office:value="0.477521899553865" calcext:value-type="float">
            <text:p>0.4775218996</text:p>
          </table:table-cell>
          <table:table-cell office:value-type="float" office:value="0.486513486513487" calcext:value-type="float">
            <text:p>0.4865134865</text:p>
          </table:table-cell>
          <table:table-cell office:value-type="float" office:value="0.00653131578947369" calcext:value-type="float">
            <text:p>0.0065313158</text:p>
          </table:table-cell>
          <table:table-cell table:style-name="ce2" office:value-type="float" office:value="0.0000379894345283629" calcext:value-type="float">
            <text:p>3.80E-05</text:p>
          </table:table-cell>
          <table:table-cell office:value-type="float" office:value="0.327567429598027" calcext:value-type="float">
            <text:p>0.3275674296</text:p>
          </table:table-cell>
          <table:table-cell office:value-type="float" office:value="0.00239613207670384" calcext:value-type="float">
            <text:p>0.0023961321</text:p>
          </table:table-cell>
          <table:table-cell office:value-type="float" office:value="0.00846974246543273" calcext:value-type="float">
            <text:p>0.0084697425</text:p>
          </table:table-cell>
          <table:table-cell office:value-type="float" office:value="0.048913849370143" calcext:value-type="float">
            <text:p>0.0489138494</text:p>
          </table:table-cell>
          <table:table-cell office:value-type="float" office:value="0.0598889669631446" calcext:value-type="float">
            <text:p>0.059888967</text:p>
          </table:table-cell>
          <table:table-cell office:value-type="float" office:value="0.078092600799924" calcext:value-type="float">
            <text:p>0.0780926008</text:p>
          </table:table-cell>
          <table:table-cell office:value-type="float" office:value="2.17394886350398" calcext:value-type="float">
            <text:p>2.1739488635</text:p>
          </table:table-cell>
          <table:table-cell office:value-type="float" office:value="11.1868421052632" calcext:value-type="float">
            <text:p>11.1868421053</text:p>
          </table:table-cell>
          <table:table-cell office:value-type="float" office:value="0.000869418988941981" calcext:value-type="float">
            <text:p>0.000869419</text:p>
          </table:table-cell>
          <table:table-cell office:value-type="float" office:value="0.00306663595512104" calcext:value-type="float">
            <text:p>0.003066636</text:p>
          </table:table-cell>
          <table:table-cell office:value-type="float" office:value="0.00694324340895286" calcext:value-type="float">
            <text:p>0.006943243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.11" calcext:value-type="float">
            <text:p>25.11</text:p>
          </table:table-cell>
          <table:table-cell office:value-type="float" office:value="7" calcext:value-type="float">
            <text:p>7</text:p>
          </table:table-cell>
          <table:table-cell table:number-columns-repeated="96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2" calcext:value-type="float">
            <text:p>0.122</text:p>
          </table:table-cell>
          <table:table-cell office:value-type="float" office:value="7.50219290263" calcext:value-type="float">
            <text:p>7.5021929026</text:p>
          </table:table-cell>
          <table:table-cell office:value-type="float" office:value="0.88490421695408" calcext:value-type="float">
            <text:p>0.884904217</text:p>
          </table:table-cell>
          <table:table-cell office:value-type="float" office:value="0.0230051475555879" calcext:value-type="float">
            <text:p>0.0230051476</text:p>
          </table:table-cell>
          <table:table-cell office:value-type="float" office:value="0.321155897819885" calcext:value-type="float">
            <text:p>0.3211558978</text:p>
          </table:table-cell>
          <table:table-cell office:value-type="float" office:value="0.571703380444405" calcext:value-type="float">
            <text:p>0.5717033804</text:p>
          </table:table-cell>
          <table:table-cell office:value-type="float" office:value="0.298444503478363" calcext:value-type="float">
            <text:p>0.2984445035</text:p>
          </table:table-cell>
          <table:table-cell office:value-type="float" office:value="0.619841623901642" calcext:value-type="float">
            <text:p>0.6198416239</text:p>
          </table:table-cell>
          <table:table-cell office:value-type="float" office:value="3.81135587191618" calcext:value-type="float">
            <text:p>3.8113558719</text:p>
          </table:table-cell>
          <table:table-cell office:value-type="float" office:value="12.7" calcext:value-type="float">
            <text:p>12.7</text:p>
          </table:table-cell>
          <table:table-cell office:value-type="float" office:value="0.0790498006943311" calcext:value-type="float">
            <text:p>0.0790498007</text:p>
          </table:table-cell>
          <table:table-cell office:value-type="float" office:value="0.474369090160424" calcext:value-type="float">
            <text:p>0.4743690902</text:p>
          </table:table-cell>
          <table:table-cell office:value-type="float" office:value="0.311026192825584" calcext:value-type="float">
            <text:p>0.3110261928</text:p>
          </table:table-cell>
          <table:table-cell office:value-type="float" office:value="0.51" calcext:value-type="float">
            <text:p>0.51</text:p>
          </table:table-cell>
          <table:table-cell office:value-type="float" office:value="10.008990527" calcext:value-type="float">
            <text:p>10.008990527</text:p>
          </table:table-cell>
          <table:table-cell office:value-type="float" office:value="2.23234640700108" calcext:value-type="float">
            <text:p>2.232346407</text:p>
          </table:table-cell>
          <table:table-cell office:value-type="float" office:value="0.0672905675896244" calcext:value-type="float">
            <text:p>0.0672905676</text:p>
          </table:table-cell>
          <table:table-cell office:value-type="float" office:value="0.454069205737806" calcext:value-type="float">
            <text:p>0.4540692057</text:p>
          </table:table-cell>
          <table:table-cell office:value-type="float" office:value="1.03177347563025" calcext:value-type="float">
            <text:p>1.0317734756</text:p>
          </table:table-cell>
          <table:table-cell office:value-type="float" office:value="0.933513050708679" calcext:value-type="float">
            <text:p>0.9335130507</text:p>
          </table:table-cell>
          <table:table-cell office:value-type="float" office:value="6.87848984166211" calcext:value-type="float">
            <text:p>6.8784898417</text:p>
          </table:table-cell>
          <table:table-cell office:value-type="float" office:value="26" calcext:value-type="float">
            <text:p>26</text:p>
          </table:table-cell>
          <table:table-cell office:value-type="float" office:value="0.162755780627955" calcext:value-type="float">
            <text:p>0.1627557806</text:p>
          </table:table-cell>
          <table:table-cell office:value-type="float" office:value="0.726752880099648" calcext:value-type="float">
            <text:p>0.7267528801</text:p>
          </table:table-cell>
          <table:table-cell office:value-type="float" office:value="0.603917301414581" calcext:value-type="float">
            <text:p>0.6039173014</text:p>
          </table:table-cell>
          <table:table-cell office:value-type="float" office:value="0.0227115789473684" calcext:value-type="float">
            <text:p>0.0227115789</text:p>
          </table:table-cell>
          <table:table-cell office:value-type="float" office:value="7.03890133255844" calcext:value-type="float">
            <text:p>7.0389013326</text:p>
          </table:table-cell>
          <table:table-cell office:value-type="float" office:value="0.918703379332817" calcext:value-type="float">
            <text:p>0.9187033793</text:p>
          </table:table-cell>
          <table:table-cell office:value-type="float" office:value="0.00029914902213623" calcext:value-type="float">
            <text:p>0.000299149</text:p>
          </table:table-cell>
          <table:table-cell office:value-type="float" office:value="0.00340461192815593" calcext:value-type="float">
            <text:p>0.0034046119</text:p>
          </table:table-cell>
          <table:table-cell office:value-type="float" office:value="0.0579180037626784" calcext:value-type="float">
            <text:p>0.0579180038</text:p>
          </table:table-cell>
          <table:table-cell office:value-type="float" office:value="0.122406749518256" calcext:value-type="float">
            <text:p>0.1224067495</text:p>
          </table:table-cell>
          <table:table-cell office:value-type="float" office:value="0.15852201734376" calcext:value-type="float">
            <text:p>0.1585220173</text:p>
          </table:table-cell>
          <table:table-cell office:value-type="float" office:value="2.57413350365245" calcext:value-type="float">
            <text:p>2.5741335037</text:p>
          </table:table-cell>
          <table:table-cell office:value-type="float" office:value="41.8" calcext:value-type="float">
            <text:p>41.8</text:p>
          </table:table-cell>
          <table:table-cell office:value-type="float" office:value="0.00105828061335382" calcext:value-type="float">
            <text:p>0.0010582806</text:p>
          </table:table-cell>
          <table:table-cell office:value-type="float" office:value="0.0138587111250884" calcext:value-type="float">
            <text:p>0.0138587111</text:p>
          </table:table-cell>
          <table:table-cell office:value-type="float" office:value="0.0198364746720947" calcext:value-type="float">
            <text:p>0.019836474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.69" calcext:value-type="float">
            <text:p>4.69</text:p>
          </table:table-cell>
          <table:table-cell office:value-type="float" office:value="26" calcext:value-type="float">
            <text:p>26</text:p>
          </table:table-cell>
          <table:table-cell table:number-columns-repeated="96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85" calcext:value-type="float">
            <text:p>0.0885</text:p>
          </table:table-cell>
          <table:table-cell office:value-type="float" office:value="9.44449104078151" calcext:value-type="float">
            <text:p>9.4444910408</text:p>
          </table:table-cell>
          <table:table-cell office:value-type="float" office:value="0.995254843036741" calcext:value-type="float">
            <text:p>0.995254843</text:p>
          </table:table-cell>
          <table:table-cell office:value-type="float" office:value="0.0609227033946783" calcext:value-type="float">
            <text:p>0.0609227034</text:p>
          </table:table-cell>
          <table:table-cell office:value-type="float" office:value="0.307924792177542" calcext:value-type="float">
            <text:p>0.3079247922</text:p>
          </table:table-cell>
          <table:table-cell office:value-type="float" office:value="0.566189353510534" calcext:value-type="float">
            <text:p>0.5661893535</text:p>
          </table:table-cell>
          <table:table-cell office:value-type="float" office:value="0.17092673668738" calcext:value-type="float">
            <text:p>0.1709267367</text:p>
          </table:table-cell>
          <table:table-cell office:value-type="float" office:value="0.50513640310629" calcext:value-type="float">
            <text:p>0.5051364031</text:p>
          </table:table-cell>
          <table:table-cell office:value-type="float" office:value="3.77459569233499" calcext:value-type="float">
            <text:p>3.7745956923</text:p>
          </table:table-cell>
          <table:table-cell office:value-type="float" office:value="18.8" calcext:value-type="float">
            <text:p>18.8</text:p>
          </table:table-cell>
          <table:table-cell office:value-type="float" office:value="0.114257016625023" calcext:value-type="float">
            <text:p>0.1142570166</text:p>
          </table:table-cell>
          <table:table-cell office:value-type="float" office:value="0.377673286080002" calcext:value-type="float">
            <text:p>0.3776732861</text:p>
          </table:table-cell>
          <table:table-cell office:value-type="float" office:value="0.434422600570233" calcext:value-type="float">
            <text:p>0.4344226006</text:p>
          </table:table-cell>
          <table:table-cell office:value-type="float" office:value="0.34" calcext:value-type="float">
            <text:p>0.34</text:p>
          </table:table-cell>
          <table:table-cell office:value-type="float" office:value="10.009990692" calcext:value-type="float">
            <text:p>10.009990692</text:p>
          </table:table-cell>
          <table:table-cell office:value-type="float" office:value="2.38090129142417" calcext:value-type="float">
            <text:p>2.3809012914</text:p>
          </table:table-cell>
          <table:table-cell office:value-type="float" office:value="0.220096518794849" calcext:value-type="float">
            <text:p>0.2200965188</text:p>
          </table:table-cell>
          <table:table-cell office:value-type="float" office:value="0.435517818261008" calcext:value-type="float">
            <text:p>0.4355178183</text:p>
          </table:table-cell>
          <table:table-cell office:value-type="float" office:value="0.984655812128453" calcext:value-type="float">
            <text:p>0.9846558121</text:p>
          </table:table-cell>
          <table:table-cell office:value-type="float" office:value="0.771401157488848" calcext:value-type="float">
            <text:p>0.7714011575</text:p>
          </table:table-cell>
          <table:table-cell office:value-type="float" office:value="6.56437208479498" calcext:value-type="float">
            <text:p>6.5643720848</text:p>
          </table:table-cell>
          <table:table-cell office:value-type="float" office:value="30" calcext:value-type="float">
            <text:p>30</text:p>
          </table:table-cell>
          <table:table-cell office:value-type="float" office:value="0.153163855313926" calcext:value-type="float">
            <text:p>0.1531638553</text:p>
          </table:table-cell>
          <table:table-cell office:value-type="float" office:value="0.499689920909932" calcext:value-type="float">
            <text:p>0.4996899209</text:p>
          </table:table-cell>
          <table:table-cell office:value-type="float" office:value="0.788211788211788" calcext:value-type="float">
            <text:p>0.7882117882</text:p>
          </table:table-cell>
          <table:table-cell office:value-type="float" office:value="0.00857131578947369" calcext:value-type="float">
            <text:p>0.0085713158</text:p>
          </table:table-cell>
          <table:table-cell office:value-type="float" office:value="1.79278950951865" calcext:value-type="float">
            <text:p>1.7927895095</text:p>
          </table:table-cell>
          <table:table-cell office:value-type="float" office:value="0.916700133752631" calcext:value-type="float">
            <text:p>0.9167001338</text:p>
          </table:table-cell>
          <table:table-cell office:value-type="float" office:value="0.00549792254943506" calcext:value-type="float">
            <text:p>0.0054979225</text:p>
          </table:table-cell>
          <table:table-cell office:value-type="float" office:value="0.0027782287564827" calcext:value-type="float">
            <text:p>0.0027782288</text:p>
          </table:table-cell>
          <table:table-cell office:value-type="float" office:value="0.0167060435090647" calcext:value-type="float">
            <text:p>0.0167060435</text:p>
          </table:table-cell>
          <table:table-cell office:value-type="float" office:value="0.0686199244983409" calcext:value-type="float">
            <text:p>0.0686199245</text:p>
          </table:table-cell>
          <table:table-cell office:value-type="float" office:value="0.132669570812204" calcext:value-type="float">
            <text:p>0.1326695708</text:p>
          </table:table-cell>
          <table:table-cell office:value-type="float" office:value="0.742490823516084" calcext:value-type="float">
            <text:p>0.7424908235</text:p>
          </table:table-cell>
          <table:table-cell office:value-type="float" office:value="51.0105263157895" calcext:value-type="float">
            <text:p>51.0105263158</text:p>
          </table:table-cell>
          <table:table-cell office:value-type="float" office:value="0.000590287179768729" calcext:value-type="float">
            <text:p>0.0005902872</text:p>
          </table:table-cell>
          <table:table-cell office:value-type="float" office:value="0.00493446020413476" calcext:value-type="float">
            <text:p>0.0049344602</text:p>
          </table:table-cell>
          <table:table-cell office:value-type="float" office:value="0.0322656737796655" calcext:value-type="float">
            <text:p>0.0322656738</text:p>
          </table:table-cell>
          <table:table-cell office:value-type="float" office:value="78" calcext:value-type="float">
            <text:p>78</text:p>
          </table:table-cell>
          <table:table-cell office:value-type="float" office:value="65.5" calcext:value-type="float">
            <text:p>65.5</text:p>
          </table:table-cell>
          <table:table-cell office:value-type="float" office:value="230" calcext:value-type="float">
            <text:p>23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.43" calcext:value-type="float">
            <text:p>4.43</text:p>
          </table:table-cell>
          <table:table-cell office:value-type="float" office:value="34" calcext:value-type="float">
            <text:p>34</text:p>
          </table:table-cell>
          <table:table-cell table:number-columns-repeated="9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09473684210526" calcext:value-type="float">
            <text:p>0.6094736842</text:p>
          </table:table-cell>
          <table:table-cell office:value-type="float" office:value="10.0029905094926" calcext:value-type="float">
            <text:p>10.0029905095</text:p>
          </table:table-cell>
          <table:table-cell office:value-type="float" office:value="0.822337197920398" calcext:value-type="float">
            <text:p>0.8223371979</text:p>
          </table:table-cell>
          <table:table-cell office:value-type="float" office:value="0.0418719069972375" calcext:value-type="float">
            <text:p>0.041871907</text:p>
          </table:table-cell>
          <table:table-cell office:value-type="float" office:value="0.130513060280166" calcext:value-type="float">
            <text:p>0.1305130603</text:p>
          </table:table-cell>
          <table:table-cell office:value-type="float" office:value="0.321653496899225" calcext:value-type="float">
            <text:p>0.3216534969</text:p>
          </table:table-cell>
          <table:table-cell office:value-type="float" office:value="0.0499351592330983" calcext:value-type="float">
            <text:p>0.0499351592</text:p>
          </table:table-cell>
          <table:table-cell office:value-type="float" office:value="0.290931808137471" calcext:value-type="float">
            <text:p>0.2909318081</text:p>
          </table:table-cell>
          <table:table-cell office:value-type="float" office:value="2.14435664728145" calcext:value-type="float">
            <text:p>2.1443566473</text:p>
          </table:table-cell>
          <table:table-cell office:value-type="float" office:value="13.1578947368421" calcext:value-type="float">
            <text:p>13.1578947368</text:p>
          </table:table-cell>
          <table:table-cell office:value-type="float" office:value="0.108076327583089" calcext:value-type="float">
            <text:p>0.1080763276</text:p>
          </table:table-cell>
          <table:table-cell office:value-type="float" office:value="0.315172897260231" calcext:value-type="float">
            <text:p>0.3151728973</text:p>
          </table:table-cell>
          <table:table-cell office:value-type="float" office:value="0.282843725976723" calcext:value-type="float">
            <text:p>0.282843726</text:p>
          </table:table-cell>
          <table:table-cell office:value-type="float" office:value="2.19" calcext:value-type="float">
            <text:p>2.19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49226521430804" calcext:value-type="float">
            <text:p>2.4922652143</text:p>
          </table:table-cell>
          <table:table-cell office:value-type="float" office:value="0.267308042490023" calcext:value-type="float">
            <text:p>0.2673080425</text:p>
          </table:table-cell>
          <table:table-cell office:value-type="float" office:value="0.312264383395898" calcext:value-type="float">
            <text:p>0.3122643834</text:p>
          </table:table-cell>
          <table:table-cell office:value-type="float" office:value="0.613285834399749" calcext:value-type="float">
            <text:p>0.6132858344</text:p>
          </table:table-cell>
          <table:table-cell office:value-type="float" office:value="0.399147390533074" calcext:value-type="float">
            <text:p>0.3991473905</text:p>
          </table:table-cell>
          <table:table-cell office:value-type="float" office:value="4.0885722317848" calcext:value-type="float">
            <text:p>4.0885722318</text:p>
          </table:table-cell>
          <table:table-cell office:value-type="float" office:value="17" calcext:value-type="float">
            <text:p>17</text:p>
          </table:table-cell>
          <table:table-cell office:value-type="float" office:value="0.207357017117149" calcext:value-type="float">
            <text:p>0.2073570171</text:p>
          </table:table-cell>
          <table:table-cell office:value-type="float" office:value="0.481308651335005" calcext:value-type="float">
            <text:p>0.4813086513</text:p>
          </table:table-cell>
          <table:table-cell office:value-type="float" office:value="0.534930139720559" calcext:value-type="float">
            <text:p>0.5349301397</text:p>
          </table:table-cell>
          <table:table-cell office:value-type="float" office:value="0.487171929824561" calcext:value-type="float">
            <text:p>0.4871719298</text:p>
          </table:table-cell>
          <table:table-cell table:style-name="ce2" office:value-type="float" office:value="0.0000367776143635126" calcext:value-type="float">
            <text:p>3.68E-05</text:p>
          </table:table-cell>
          <table:table-cell office:value-type="float" office:value="0.879997934304147" calcext:value-type="float">
            <text:p>0.8799979343</text:p>
          </table:table-cell>
          <table:table-cell office:value-type="float" office:value="0.00445322710208888" calcext:value-type="float">
            <text:p>0.0044532271</text:p>
          </table:table-cell>
          <table:table-cell office:value-type="float" office:value="0.00398124007130614" calcext:value-type="float">
            <text:p>0.0039812401</text:p>
          </table:table-cell>
          <table:table-cell office:value-type="float" office:value="0.0154585880041161" calcext:value-type="float">
            <text:p>0.015458588</text:p>
          </table:table-cell>
          <table:table-cell office:value-type="float" office:value="0.00958618469475386" calcext:value-type="float">
            <text:p>0.0095861847</text:p>
          </table:table-cell>
          <table:table-cell office:value-type="float" office:value="0.0823410734531476" calcext:value-type="float">
            <text:p>0.0823410735</text:p>
          </table:table-cell>
          <table:table-cell office:value-type="float" office:value="0.687048356562952" calcext:value-type="float">
            <text:p>0.6870483566</text:p>
          </table:table-cell>
          <table:table-cell office:value-type="float" office:value="5.91812865497076" calcext:value-type="float">
            <text:p>5.918128655</text:p>
          </table:table-cell>
          <table:table-cell office:value-type="float" office:value="0.00130084493535071" calcext:value-type="float">
            <text:p>0.0013008449</text:p>
          </table:table-cell>
          <table:table-cell office:value-type="float" office:value="0.0157637505976352" calcext:value-type="float">
            <text:p>0.0157637506</text:p>
          </table:table-cell>
          <table:table-cell office:value-type="float" office:value="0.0136351299551784" calcext:value-type="float">
            <text:p>0.01363513</text:p>
          </table:table-cell>
          <table:table-cell office:value-type="float" office:value="51" calcext:value-type="float">
            <text:p>51</text:p>
          </table:table-cell>
          <table:table-cell office:value-type="float" office:value="64.5" calcext:value-type="float">
            <text:p>64.5</text:p>
          </table:table-cell>
          <table:table-cell office:value-type="float" office:value="306" calcext:value-type="float">
            <text:p>30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.32" calcext:value-type="float">
            <text:p>4.32</text:p>
          </table:table-cell>
          <table:table-cell office:value-type="float" office:value="24" calcext:value-type="float">
            <text:p>24</text:p>
          </table:table-cell>
          <table:table-cell table:number-columns-repeated="9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0526315789474" calcext:value-type="float">
            <text:p>0.1005263158</text:p>
          </table:table-cell>
          <table:table-cell office:value-type="float" office:value="6.27009932622843" calcext:value-type="float">
            <text:p>6.2700993262</text:p>
          </table:table-cell>
          <table:table-cell office:value-type="float" office:value="0.97947021295617" calcext:value-type="float">
            <text:p>0.979470213</text:p>
          </table:table-cell>
          <table:table-cell office:value-type="float" office:value="0.0344930204626341" calcext:value-type="float">
            <text:p>0.0344930205</text:p>
          </table:table-cell>
          <table:table-cell office:value-type="float" office:value="0.32302990538473" calcext:value-type="float">
            <text:p>0.3230299054</text:p>
          </table:table-cell>
          <table:table-cell office:value-type="float" office:value="0.411724010303459" calcext:value-type="float">
            <text:p>0.4117240103</text:p>
          </table:table-cell>
          <table:table-cell office:value-type="float" office:value="0.585125427450426" calcext:value-type="float">
            <text:p>0.5851254275</text:p>
          </table:table-cell>
          <table:table-cell office:value-type="float" office:value="0.626851930377369" calcext:value-type="float">
            <text:p>0.6268519304</text:p>
          </table:table-cell>
          <table:table-cell office:value-type="float" office:value="2.74482673700329" calcext:value-type="float">
            <text:p>2.744826737</text:p>
          </table:table-cell>
          <table:table-cell office:value-type="float" office:value="9.26315789473684" calcext:value-type="float">
            <text:p>9.2631578947</text:p>
          </table:table-cell>
          <table:table-cell office:value-type="float" office:value="0.0844393404940348" calcext:value-type="float">
            <text:p>0.0844393405</text:p>
          </table:table-cell>
          <table:table-cell office:value-type="float" office:value="0.485834033735855" calcext:value-type="float">
            <text:p>0.4858340337</text:p>
          </table:table-cell>
          <table:table-cell office:value-type="float" office:value="0.447733112014124" calcext:value-type="float">
            <text:p>0.447733112</text:p>
          </table:table-cell>
          <table:table-cell office:value-type="float" office:value="0.4" calcext:value-type="float">
            <text:p>0.4</text:p>
          </table:table-cell>
          <table:table-cell office:value-type="float" office:value="9.94899058300001" calcext:value-type="float">
            <text:p>9.948990583</text:p>
          </table:table-cell>
          <table:table-cell office:value-type="float" office:value="2.56726221842673" calcext:value-type="float">
            <text:p>2.5672622184</text:p>
          </table:table-cell>
          <table:table-cell office:value-type="float" office:value="0.159678418038577" calcext:value-type="float">
            <text:p>0.159678418</text:p>
          </table:table-cell>
          <table:table-cell office:value-type="float" office:value="0.475722250797288" calcext:value-type="float">
            <text:p>0.4757222508</text:p>
          </table:table-cell>
          <table:table-cell office:value-type="float" office:value="0.470205559947753" calcext:value-type="float">
            <text:p>0.4702055599</text:p>
          </table:table-cell>
          <table:table-cell office:value-type="float" office:value="0.914013728490293" calcext:value-type="float">
            <text:p>0.9140137285</text:p>
          </table:table-cell>
          <table:table-cell office:value-type="float" office:value="3.13470373486584" calcext:value-type="float">
            <text:p>3.1347037349</text:p>
          </table:table-cell>
          <table:table-cell office:value-type="float" office:value="17" calcext:value-type="float">
            <text:p>17</text:p>
          </table:table-cell>
          <table:table-cell office:value-type="float" office:value="0.112778337219999" calcext:value-type="float">
            <text:p>0.1127783372</text:p>
          </table:table-cell>
          <table:table-cell office:value-type="float" office:value="0.559923552865414" calcext:value-type="float">
            <text:p>0.5599235529</text:p>
          </table:table-cell>
          <table:table-cell office:value-type="float" office:value="0.695417789757412" calcext:value-type="float">
            <text:p>0.6954177898</text:p>
          </table:table-cell>
          <table:table-cell office:value-type="float" office:value="0.0118830409356725" calcext:value-type="float">
            <text:p>0.0118830409</text:p>
          </table:table-cell>
          <table:table-cell office:value-type="float" office:value="2.53570448665451" calcext:value-type="float">
            <text:p>2.5357044867</text:p>
          </table:table-cell>
          <table:table-cell office:value-type="float" office:value="1.10136199596128" calcext:value-type="float">
            <text:p>1.101361996</text:p>
          </table:table-cell>
          <table:table-cell office:value-type="float" office:value="0.00199734724308861" calcext:value-type="float">
            <text:p>0.0019973472</text:p>
          </table:table-cell>
          <table:table-cell office:value-type="float" office:value="0.00254376452246439" calcext:value-type="float">
            <text:p>0.0025437645</text:p>
          </table:table-cell>
          <table:table-cell office:value-type="float" office:value="0.00139156192941183" calcext:value-type="float">
            <text:p>0.0013915619</text:p>
          </table:table-cell>
          <table:table-cell office:value-type="float" office:value="0.103506889841723" calcext:value-type="float">
            <text:p>0.1035068898</text:p>
          </table:table-cell>
          <table:table-cell office:value-type="float" office:value="0.0713930889498295" calcext:value-type="float">
            <text:p>0.0713930889</text:p>
          </table:table-cell>
          <table:table-cell office:value-type="float" office:value="0.0618471969369647" calcext:value-type="float">
            <text:p>0.0618471969</text:p>
          </table:table-cell>
          <table:table-cell office:value-type="float" office:value="9.42690058479532" calcext:value-type="float">
            <text:p>9.4269005848</text:p>
          </table:table-cell>
          <table:table-cell office:value-type="float" office:value="0.000304048785505307" calcext:value-type="float">
            <text:p>0.0003040488</text:p>
          </table:table-cell>
          <table:table-cell office:value-type="float" office:value="0.00140554750610492" calcext:value-type="float">
            <text:p>0.0014055475</text:p>
          </table:table-cell>
          <table:table-cell office:value-type="float" office:value="0.0109272152202552" calcext:value-type="float">
            <text:p>0.0109272152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.75" calcext:value-type="float">
            <text:p>3.75</text:p>
          </table:table-cell>
          <table:table-cell office:value-type="float" office:value="35" calcext:value-type="float">
            <text:p>35</text:p>
          </table:table-cell>
          <table:table-cell table:number-columns-repeated="9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4210526315789" calcext:value-type="float">
            <text:p>0.1642105263</text:p>
          </table:table-cell>
          <table:table-cell office:value-type="float" office:value="9.75130658384843" calcext:value-type="float">
            <text:p>9.7513065838</text:p>
          </table:table-cell>
          <table:table-cell office:value-type="float" office:value="0.940472884032306" calcext:value-type="float">
            <text:p>0.940472884</text:p>
          </table:table-cell>
          <table:table-cell office:value-type="float" office:value="0.00506697447498191" calcext:value-type="float">
            <text:p>0.0050669745</text:p>
          </table:table-cell>
          <table:table-cell office:value-type="float" office:value="0.381979889271869" calcext:value-type="float">
            <text:p>0.3819798893</text:p>
          </table:table-cell>
          <table:table-cell office:value-type="float" office:value="0.548220443507968" calcext:value-type="float">
            <text:p>0.5482204435</text:p>
          </table:table-cell>
          <table:table-cell office:value-type="float" office:value="0.299725421452051" calcext:value-type="float">
            <text:p>0.2997254215</text:p>
          </table:table-cell>
          <table:table-cell office:value-type="float" office:value="0.856630877050103" calcext:value-type="float">
            <text:p>0.8566308771</text:p>
          </table:table-cell>
          <table:table-cell office:value-type="float" office:value="3.65480295891267" calcext:value-type="float">
            <text:p>3.6548029589</text:p>
          </table:table-cell>
          <table:table-cell office:value-type="float" office:value="9.47368421052632" calcext:value-type="float">
            <text:p>9.4736842105</text:p>
          </table:table-cell>
          <table:table-cell office:value-type="float" office:value="0.0849551597565821" calcext:value-type="float">
            <text:p>0.0849551598</text:p>
          </table:table-cell>
          <table:table-cell office:value-type="float" office:value="0.437759722469831" calcext:value-type="float">
            <text:p>0.4377597225</text:p>
          </table:table-cell>
          <table:table-cell office:value-type="float" office:value="0.595156909329127" calcext:value-type="float">
            <text:p>0.5951569093</text:p>
          </table:table-cell>
          <table:table-cell office:value-type="float" office:value="0.59" calcext:value-type="float">
            <text:p>0.59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64838960776567" calcext:value-type="float">
            <text:p>2.6483896078</text:p>
          </table:table-cell>
          <table:table-cell office:value-type="float" office:value="0.0303714417727947" calcext:value-type="float">
            <text:p>0.0303714418</text:p>
          </table:table-cell>
          <table:table-cell office:value-type="float" office:value="0.485620103093144" calcext:value-type="float">
            <text:p>0.4856201031</text:p>
          </table:table-cell>
          <table:table-cell office:value-type="float" office:value="0.784988578305707" calcext:value-type="float">
            <text:p>0.7849885783</text:p>
          </table:table-cell>
          <table:table-cell office:value-type="float" office:value="0.780777052873351" calcext:value-type="float">
            <text:p>0.7807770529</text:p>
          </table:table-cell>
          <table:table-cell office:value-type="float" office:value="5.23325719184467" calcext:value-type="float">
            <text:p>5.2332571918</text:p>
          </table:table-cell>
          <table:table-cell office:value-type="float" office:value="14" calcext:value-type="float">
            <text:p>14</text:p>
          </table:table-cell>
          <table:table-cell office:value-type="float" office:value="0.128049986819438" calcext:value-type="float">
            <text:p>0.1280499868</text:p>
          </table:table-cell>
          <table:table-cell office:value-type="float" office:value="0.556794090380933" calcext:value-type="float">
            <text:p>0.5567940904</text:p>
          </table:table-cell>
          <table:table-cell office:value-type="float" office:value="0.791" calcext:value-type="float">
            <text:p>0.791</text:p>
          </table:table-cell>
          <table:table-cell office:value-type="float" office:value="0.0310035087719298" calcext:value-type="float">
            <text:p>0.0310035088</text:p>
          </table:table-cell>
          <table:table-cell office:value-type="float" office:value="0.915405049771972" calcext:value-type="float">
            <text:p>0.9154050498</text:p>
          </table:table-cell>
          <table:table-cell office:value-type="float" office:value="1.03963929675528" calcext:value-type="float">
            <text:p>1.0396392968</text:p>
          </table:table-cell>
          <table:table-cell table:style-name="ce2" office:value-type="float" office:value="0.0000495377299031235" calcext:value-type="float">
            <text:p>4.95E-05</text:p>
          </table:table-cell>
          <table:table-cell office:value-type="float" office:value="0.00335023204451978" calcext:value-type="float">
            <text:p>0.003350232</text:p>
          </table:table-cell>
          <table:table-cell office:value-type="float" office:value="0.0130326104661678" calcext:value-type="float">
            <text:p>0.0130326105</text:p>
          </table:table-cell>
          <table:table-cell office:value-type="float" office:value="0.102124381896961" calcext:value-type="float">
            <text:p>0.1021243819</text:p>
          </table:table-cell>
          <table:table-cell office:value-type="float" office:value="0.103594574859826" calcext:value-type="float">
            <text:p>0.1035945749</text:p>
          </table:table-cell>
          <table:table-cell office:value-type="float" office:value="0.57922713252475" calcext:value-type="float">
            <text:p>0.5792271325</text:p>
          </table:table-cell>
          <table:table-cell office:value-type="float" office:value="8.37426900584795" calcext:value-type="float">
            <text:p>8.3742690058</text:p>
          </table:table-cell>
          <table:table-cell office:value-type="float" office:value="0.000463041225842914" calcext:value-type="float">
            <text:p>0.0004630412</text:p>
          </table:table-cell>
          <table:table-cell office:value-type="float" office:value="0.00389372090976372" calcext:value-type="float">
            <text:p>0.0038937209</text:p>
          </table:table-cell>
          <table:table-cell office:value-type="float" office:value="0.00989913712498655" calcext:value-type="float">
            <text:p>0.0098991371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.09" calcext:value-type="float">
            <text:p>4.09</text:p>
          </table:table-cell>
          <table:table-cell office:value-type="float" office:value="34" calcext:value-type="float">
            <text:p>34</text:p>
          </table:table-cell>
          <table:table-cell table:number-columns-repeated="9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75789473684211" calcext:value-type="float">
            <text:p>0.1757894737</text:p>
          </table:table-cell>
          <table:table-cell office:value-type="float" office:value="9.46609630079842" calcext:value-type="float">
            <text:p>9.4660963008</text:p>
          </table:table-cell>
          <table:table-cell office:value-type="float" office:value="1.0428887595245" calcext:value-type="float">
            <text:p>1.0428887595</text:p>
          </table:table-cell>
          <table:table-cell office:value-type="float" office:value="0.0126618162016383" calcext:value-type="float">
            <text:p>0.0126618162</text:p>
          </table:table-cell>
          <table:table-cell office:value-type="float" office:value="0.325651894541743" calcext:value-type="float">
            <text:p>0.3256518945</text:p>
          </table:table-cell>
          <table:table-cell office:value-type="float" office:value="0.658952498968061" calcext:value-type="float">
            <text:p>0.658952499</text:p>
          </table:table-cell>
          <table:table-cell office:value-type="float" office:value="0.522706498080105" calcext:value-type="float">
            <text:p>0.5227064981</text:p>
          </table:table-cell>
          <table:table-cell office:value-type="float" office:value="0.742269043845881" calcext:value-type="float">
            <text:p>0.7422690438</text:p>
          </table:table-cell>
          <table:table-cell office:value-type="float" office:value="4.39301666242288" calcext:value-type="float">
            <text:p>4.3930166624</text:p>
          </table:table-cell>
          <table:table-cell office:value-type="float" office:value="14.1052631578947" calcext:value-type="float">
            <text:p>14.1052631579</text:p>
          </table:table-cell>
          <table:table-cell office:value-type="float" office:value="0.112620766101707" calcext:value-type="float">
            <text:p>0.1126207661</text:p>
          </table:table-cell>
          <table:table-cell office:value-type="float" office:value="0.406539330033448" calcext:value-type="float">
            <text:p>0.40653933</text:p>
          </table:table-cell>
          <table:table-cell office:value-type="float" office:value="0.422023150598431" calcext:value-type="float">
            <text:p>0.4220231506</text:p>
          </table:table-cell>
          <table:table-cell office:value-type="float" office:value="0.5" calcext:value-type="float">
            <text:p>0.5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52833078088672" calcext:value-type="float">
            <text:p>2.5283307809</text:p>
          </table:table-cell>
          <table:table-cell office:value-type="float" office:value="0.0319515302732689" calcext:value-type="float">
            <text:p>0.0319515303</text:p>
          </table:table-cell>
          <table:table-cell office:value-type="float" office:value="0.456036688234589" calcext:value-type="float">
            <text:p>0.4560366882</text:p>
          </table:table-cell>
          <table:table-cell office:value-type="float" office:value="1.05219468098018" calcext:value-type="float">
            <text:p>1.052194681</text:p>
          </table:table-cell>
          <table:table-cell office:value-type="float" office:value="0.823224186684693" calcext:value-type="float">
            <text:p>0.8232241867</text:p>
          </table:table-cell>
          <table:table-cell office:value-type="float" office:value="7.01463121074334" calcext:value-type="float">
            <text:p>7.0146312107</text:p>
          </table:table-cell>
          <table:table-cell office:value-type="float" office:value="24" calcext:value-type="float">
            <text:p>24</text:p>
          </table:table-cell>
          <table:table-cell office:value-type="float" office:value="0.156187501058601" calcext:value-type="float">
            <text:p>0.1561875011</text:p>
          </table:table-cell>
          <table:table-cell office:value-type="float" office:value="0.532808933879383" calcext:value-type="float">
            <text:p>0.5328089339</text:p>
          </table:table-cell>
          <table:table-cell office:value-type="float" office:value="0.694158075601375" calcext:value-type="float">
            <text:p>0.6941580756</text:p>
          </table:table-cell>
          <table:table-cell office:value-type="float" office:value="0.0399479532163743" calcext:value-type="float">
            <text:p>0.0399479532</text:p>
          </table:table-cell>
          <table:table-cell office:value-type="float" office:value="0.866619753508152" calcext:value-type="float">
            <text:p>0.8666197535</text:p>
          </table:table-cell>
          <table:table-cell office:value-type="float" office:value="0.753871305937238" calcext:value-type="float">
            <text:p>0.7538713059</text:p>
          </table:table-cell>
          <table:table-cell table:style-name="ce2" office:value-type="float" office:value="0.0000962985549974962" calcext:value-type="float">
            <text:p>9.63E-05</text:p>
          </table:table-cell>
          <table:table-cell office:value-type="float" office:value="0.00630082679478549" calcext:value-type="float">
            <text:p>0.0063008268</text:p>
          </table:table-cell>
          <table:table-cell office:value-type="float" office:value="0.0466964338114437" calcext:value-type="float">
            <text:p>0.0466964338</text:p>
          </table:table-cell>
          <table:table-cell office:value-type="float" office:value="0.0843922749451471" calcext:value-type="float">
            <text:p>0.0843922749</text:p>
          </table:table-cell>
          <table:table-cell office:value-type="float" office:value="0.100592616392159" calcext:value-type="float">
            <text:p>0.1005926164</text:p>
          </table:table-cell>
          <table:table-cell office:value-type="float" office:value="2.07539706077686" calcext:value-type="float">
            <text:p>2.0753970608</text:p>
          </table:table-cell>
          <table:table-cell office:value-type="float" office:value="27.5438596491228" calcext:value-type="float">
            <text:p>27.5438596491</text:p>
          </table:table-cell>
          <table:table-cell office:value-type="float" office:value="0.00049055526472439" calcext:value-type="float">
            <text:p>0.0004905553</text:p>
          </table:table-cell>
          <table:table-cell office:value-type="float" office:value="0.00246344999871509" calcext:value-type="float">
            <text:p>0.00246345</text:p>
          </table:table-cell>
          <table:table-cell office:value-type="float" office:value="0.020302074930146" calcext:value-type="float">
            <text:p>0.0203020749</text:p>
          </table:table-cell>
          <table:table-cell office:value-type="float" office:value="54" calcext:value-type="float">
            <text:p>54</text:p>
          </table:table-cell>
          <table:table-cell office:value-type="float" office:value="63.5" calcext:value-type="float">
            <text:p>63.5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7.15" calcext:value-type="float">
            <text:p>47.15</text:p>
          </table:table-cell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63157894736842" calcext:value-type="float">
            <text:p>0.0563157895</text:p>
          </table:table-cell>
          <table:table-cell office:value-type="float" office:value="10.0076220913053" calcext:value-type="float">
            <text:p>10.0076220913</text:p>
          </table:table-cell>
          <table:table-cell office:value-type="float" office:value="0.568797561536535" calcext:value-type="float">
            <text:p>0.5687975615</text:p>
          </table:table-cell>
          <table:table-cell office:value-type="float" office:value="0.0385303553776096" calcext:value-type="float">
            <text:p>0.0385303554</text:p>
          </table:table-cell>
          <table:table-cell office:value-type="float" office:value="0.251004590134681" calcext:value-type="float">
            <text:p>0.2510045901</text:p>
          </table:table-cell>
          <table:table-cell office:value-type="float" office:value="0.491488603433014" calcext:value-type="float">
            <text:p>0.4914886034</text:p>
          </table:table-cell>
          <table:table-cell office:value-type="float" office:value="0.135696953649339" calcext:value-type="float">
            <text:p>0.1356969536</text:p>
          </table:table-cell>
          <table:table-cell office:value-type="float" office:value="0.396764271982818" calcext:value-type="float">
            <text:p>0.396764272</text:p>
          </table:table-cell>
          <table:table-cell office:value-type="float" office:value="3.27659069151938" calcext:value-type="float">
            <text:p>3.2765906915</text:p>
          </table:table-cell>
          <table:table-cell office:value-type="float" office:value="11.2631578947368" calcext:value-type="float">
            <text:p>11.2631578947</text:p>
          </table:table-cell>
          <table:table-cell office:value-type="float" office:value="0.126344288811055" calcext:value-type="float">
            <text:p>0.1263442888</text:p>
          </table:table-cell>
          <table:table-cell office:value-type="float" office:value="0.312162584355464" calcext:value-type="float">
            <text:p>0.3121625844</text:p>
          </table:table-cell>
          <table:table-cell office:value-type="float" office:value="0.428339283366072" calcext:value-type="float">
            <text:p>0.4283392834</text:p>
          </table:table-cell>
          <table:table-cell office:value-type="float" office:value="0.36" calcext:value-type="float">
            <text:p>0.36</text:p>
          </table:table-cell>
          <table:table-cell office:value-type="float" office:value="10.009990454" calcext:value-type="float">
            <text:p>10.009990454</text:p>
          </table:table-cell>
          <table:table-cell office:value-type="float" office:value="2.62131392522294" calcext:value-type="float">
            <text:p>2.6213139252</text:p>
          </table:table-cell>
          <table:table-cell office:value-type="float" office:value="0.107537343365505" calcext:value-type="float">
            <text:p>0.1075373434</text:p>
          </table:table-cell>
          <table:table-cell office:value-type="float" office:value="0.376280021713631" calcext:value-type="float">
            <text:p>0.3762800217</text:p>
          </table:table-cell>
          <table:table-cell office:value-type="float" office:value="0.708557700801924" calcext:value-type="float">
            <text:p>0.7085577008</text:p>
          </table:table-cell>
          <table:table-cell office:value-type="float" office:value="0.723103611715823" calcext:value-type="float">
            <text:p>0.7231036117</text:p>
          </table:table-cell>
          <table:table-cell office:value-type="float" office:value="4.72371800818039" calcext:value-type="float">
            <text:p>4.7237180082</text:p>
          </table:table-cell>
          <table:table-cell office:value-type="float" office:value="18" calcext:value-type="float">
            <text:p>18</text:p>
          </table:table-cell>
          <table:table-cell office:value-type="float" office:value="0.17250887889042" calcext:value-type="float">
            <text:p>0.1725088789</text:p>
          </table:table-cell>
          <table:table-cell office:value-type="float" office:value="0.455201668200749" calcext:value-type="float">
            <text:p>0.4552016682</text:p>
          </table:table-cell>
          <table:table-cell office:value-type="float" office:value="0.763473053892216" calcext:value-type="float">
            <text:p>0.7634730539</text:p>
          </table:table-cell>
          <table:table-cell office:value-type="float" office:value="0.0095578947368421" calcext:value-type="float">
            <text:p>0.0095578947</text:p>
          </table:table-cell>
          <table:table-cell table:style-name="ce2" office:value-type="float" office:value="0.0000138011469588051" calcext:value-type="float">
            <text:p>1.38E-05</text:p>
          </table:table-cell>
          <table:table-cell office:value-type="float" office:value="0.923943816883889" calcext:value-type="float">
            <text:p>0.9239438169</text:p>
          </table:table-cell>
          <table:table-cell office:value-type="float" office:value="0.000966487171435961" calcext:value-type="float">
            <text:p>0.0009664872</text:p>
          </table:table-cell>
          <table:table-cell office:value-type="float" office:value="0.00605928062059965" calcext:value-type="float">
            <text:p>0.0060592806</text:p>
          </table:table-cell>
          <table:table-cell office:value-type="float" office:value="0.0115042714694433" calcext:value-type="float">
            <text:p>0.0115042715</text:p>
          </table:table-cell>
          <table:table-cell office:value-type="float" office:value="0.0434075464913529" calcext:value-type="float">
            <text:p>0.0434075465</text:p>
          </table:table-cell>
          <table:table-cell office:value-type="float" office:value="0.106563345918606" calcext:value-type="float">
            <text:p>0.1065633459</text:p>
          </table:table-cell>
          <table:table-cell office:value-type="float" office:value="0.51130095481104" calcext:value-type="float">
            <text:p>0.5113009548</text:p>
          </table:table-cell>
          <table:table-cell office:value-type="float" office:value="18.5380116959064" calcext:value-type="float">
            <text:p>18.5380116959</text:p>
          </table:table-cell>
          <table:table-cell office:value-type="float" office:value="0.000726942888694169" calcext:value-type="float">
            <text:p>0.0007269429</text:p>
          </table:table-cell>
          <table:table-cell office:value-type="float" office:value="0.0114286445152518" calcext:value-type="float">
            <text:p>0.0114286445</text:p>
          </table:table-cell>
          <table:table-cell office:value-type="float" office:value="0.0395366109404027" calcext:value-type="float">
            <text:p>0.039536610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.31" calcext:value-type="float">
            <text:p>3.31</text:p>
          </table:table-cell>
          <table:table-cell office:value-type="float" office:value="22" calcext:value-type="float">
            <text:p>22</text:p>
          </table:table-cell>
          <table:table-cell table:number-columns-repeated="96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ks" table:style-name="ta2">
        <office:forms form:automatic-focus="false" form:apply-design-mode="false"/>
        <table:shapes>
          <draw:frame draw:z-index="0" draw:style-name="gr1" draw:text-style-name="P1" svg:width="1503.16pt" svg:height="473.24pt" svg:x="0pt" svg:y="797.64pt">
            <loext:p draw:notify-on-update-of-ranges="Ranks.A2:Ranks.A56 Ranks.H1:Ranks.H1 Ranks.H2:Ranks.H56 Ranks.P1:Ranks.P1 Ranks.P2:Ranks.P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" table:number-columns-repeated="1007" table:default-cell-style-name="Default"/>
        <table:table-row table:style-name="ro2">
          <table:table-cell table:style-name="ce3"/>
          <table:table-cell table:style-name="ce3" office:value-type="string" calcext:value-type="string">
            <text:p>FM_LIN_LASSO</text:p>
          </table:table-cell>
          <table:table-cell table:style-name="ce3" office:value-type="string" calcext:value-type="string">
            <text:p>FM_LIN_RF</text:p>
          </table:table-cell>
          <table:table-cell table:style-name="ce3" office:value-type="string" calcext:value-type="string">
            <text:p>FM_QUAD_LASSO</text:p>
          </table:table-cell>
          <table:table-cell table:style-name="ce3" office:value-type="string" calcext:value-type="string">
            <text:p>FM_QUAD_RF</text:p>
          </table:table-cell>
          <table:table-cell office:value-type="string" calcext:value-type="string">
            <text:p>NoExtrap_LS</text:p>
          </table:table-cell>
          <table:table-cell table:style-name="ce3" office:value-type="string" calcext:value-type="string">
            <text:p>NoExtrap_RF</text:p>
          </table:table-cell>
          <table:table-cell table:style-name="ce3" office:value-type="string" calcext:value-type="string">
            <text:p>FM Rank</text:p>
          </table:table-cell>
          <table:table-cell office:value-type="string" calcext:value-type="string">
            <text:p>FM Rank Before</text:p>
          </table:table-cell>
          <table:table-cell table:style-name="ce3" office:value-type="string" calcext:value-type="string">
            <text:p>WO_LIN_LASSO</text:p>
          </table:table-cell>
          <table:table-cell table:style-name="ce3" office:value-type="string" calcext:value-type="string">
            <text:p>WO_LIN_RF</text:p>
          </table:table-cell>
          <table:table-cell table:style-name="ce3" office:value-type="string" calcext:value-type="string">
            <text:p>WO_Quad_LASSO</text:p>
          </table:table-cell>
          <table:table-cell table:style-name="ce3" office:value-type="string" calcext:value-type="string">
            <text:p>WO_QUAD_RF</text:p>
          </table:table-cell>
          <table:table-cell office:value-type="string" calcext:value-type="string">
            <text:p>NoExtrap_LS</text:p>
          </table:table-cell>
          <table:table-cell table:style-name="ce3" office:value-type="string" calcext:value-type="string">
            <text:p>NoExtrap_RF</text:p>
          </table:table-cell>
          <table:table-cell table:style-name="ce3" office:value-type="string" calcext:value-type="string">
            <text:p>WO Rank</text:p>
          </table:table-cell>
          <table:table-cell table:style-name="ce3" office:value-type="string" calcext:value-type="string">
            <text:p>WO Rank Before</text:p>
          </table:table-cell>
          <table:table-cell table:style-name="ce3" table:number-columns-repeated="1006"/>
          <table:table-cell/>
        </table:table-row>
        <table:table-row table:style-name="ro3">
          <table:table-cell office:value-type="string" calcext:value-type="string">
            <text:p>MeanReactTim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2]*[Ranks.C2]*[Ranks.D2]*[Ranks.E2]*[Ranks.F2]*[Ranks.G2])^(1/6)" office:value-type="float" office:value="18.2101156094758" calcext:value-type="float">
            <text:p>18.2101156095</text:p>
          </table:table-cell>
          <table:table-cell table:formula="of:=([Ranks.B2]*[Ranks.C2]*[Ranks.D2]*[Ranks.E2])^(1/4)" office:value-type="float" office:value="18.2322626893069" calcext:value-type="float">
            <text:p>18.232262689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Ranks.J2]*[Ranks.L2]*[Ranks.K2]*[Ranks.M2]*[Ranks.N2]*[Ranks.O2])^(1/6)" office:value-type="float" office:value="11.8509142079297" calcext:value-type="float">
            <text:p>11.8509142079</text:p>
          </table:table-cell>
          <table:table-cell table:formula="of:=([.J2]*[.K2]*[.L2]*[.M2])^(1/4)" office:value-type="float" office:value="14.0053722713582" calcext:value-type="float">
            <text:p>14.005372271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TrialTim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([Ranks.B3]*[Ranks.C3]*[Ranks.D3]*[Ranks.E3]*[Ranks.F3]*[Ranks.G3])^(1/6)" office:value-type="float" office:value="11.5061561125815" calcext:value-type="float">
            <text:p>11.5061561126</text:p>
          </table:table-cell>
          <table:table-cell table:formula="of:=([Ranks.B3]*[Ranks.C3]*[Ranks.D3]*[Ranks.E3])^(1/4)" office:value-type="float" office:value="14.0235375135153" calcext:value-type="float">
            <text:p>14.02353751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([Ranks.J3]*[Ranks.L3]*[Ranks.K3]*[Ranks.M3]*[Ranks.N3]*[Ranks.O3])^(1/6)" office:value-type="float" office:value="18.2424319940925" calcext:value-type="float">
            <text:p>18.2424319941</text:p>
          </table:table-cell>
          <table:table-cell table:formula="of:=([.J3]*[.K3]*[.L3]*[.M3])^(1/4)" office:value-type="float" office:value="19.9214130186513" calcext:value-type="float">
            <text:p>19.921413018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InitDirErr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Ranks.B4]*[Ranks.C4]*[Ranks.D4]*[Ranks.E4]*[Ranks.F4]*[Ranks.G4])^(1/6)" office:value-type="float" office:value="11.9746933411719" calcext:value-type="float">
            <text:p>11.9746933412</text:p>
          </table:table-cell>
          <table:table-cell table:formula="of:=([Ranks.B4]*[Ranks.C4]*[Ranks.D4]*[Ranks.E4])^(1/4)" office:value-type="float" office:value="13.6875834226481" calcext:value-type="float">
            <text:p>13.68758342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([Ranks.J4]*[Ranks.L4]*[Ranks.K4]*[Ranks.M4]*[Ranks.N4]*[Ranks.O4])^(1/6)" office:value-type="float" office:value="18.4621608749287" calcext:value-type="float">
            <text:p>18.4621608749</text:p>
          </table:table-cell>
          <table:table-cell table:formula="of:=([.J4]*[.K4]*[.L4]*[.M4])^(1/4)" office:value-type="float" office:value="21.6573677066799" calcext:value-type="float">
            <text:p>21.657367706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PreMvmntSpd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Ranks.B5]*[Ranks.C5]*[Ranks.D5]*[Ranks.E5]*[Ranks.F5]*[Ranks.G5])^(1/6)" office:value-type="float" office:value="13.3322827791958" calcext:value-type="float">
            <text:p>13.3322827792</text:p>
          </table:table-cell>
          <table:table-cell table:formula="of:=([Ranks.B5]*[Ranks.C5]*[Ranks.D5]*[Ranks.E5])^(1/4)" office:value-type="float" office:value="11.6970530909241" calcext:value-type="float">
            <text:p>11.697053090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[Ranks.J5]*[Ranks.L5]*[Ranks.K5]*[Ranks.M5]*[Ranks.N5]*[Ranks.O5])^(1/6)" office:value-type="float" office:value="7.76969158770005" calcext:value-type="float">
            <text:p>7.7696915877</text:p>
          </table:table-cell>
          <table:table-cell table:formula="of:=([.J5]*[.K5]*[.L5]*[.M5])^(1/4)" office:value-type="float" office:value="10.2411368908445" calcext:value-type="float">
            <text:p>10.241136890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MaxSpd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([Ranks.B6]*[Ranks.C6]*[Ranks.D6]*[Ranks.E6]*[Ranks.F6]*[Ranks.G6])^(1/6)" office:value-type="float" office:value="5.35429166996509" calcext:value-type="float">
            <text:p>5.35429167</text:p>
          </table:table-cell>
          <table:table-cell table:formula="of:=([Ranks.B6]*[Ranks.C6]*[Ranks.D6]*[Ranks.E6])^(1/4)" office:value-type="float" office:value="5.7206762138673" calcext:value-type="float">
            <text:p>5.720676213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Ranks.J6]*[Ranks.L6]*[Ranks.K6]*[Ranks.M6]*[Ranks.N6]*[Ranks.O6])^(1/6)" office:value-type="float" office:value="10.1725192268684" calcext:value-type="float">
            <text:p>10.1725192269</text:p>
          </table:table-cell>
          <table:table-cell table:formula="of:=([.J6]*[.K6]*[.L6]*[.M6])^(1/4)" office:value-type="float" office:value="8.46309744230089" calcext:value-type="float">
            <text:p>8.463097442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HP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([Ranks.B7]*[Ranks.C7]*[Ranks.D7]*[Ranks.E7]*[Ranks.F7]*[Ranks.G7])^(1/6)" office:value-type="float" office:value="11.7255511602117" calcext:value-type="float">
            <text:p>11.7255511602</text:p>
          </table:table-cell>
          <table:table-cell table:formula="of:=([Ranks.B7]*[Ranks.C7]*[Ranks.D7]*[Ranks.E7])^(1/4)" office:value-type="float" office:value="10.5473917098678" calcext:value-type="float">
            <text:p>10.547391709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([Ranks.J7]*[Ranks.L7]*[Ranks.K7]*[Ranks.M7]*[Ranks.N7]*[Ranks.O7])^(1/6)" office:value-type="float" office:value="17.1958896806368" calcext:value-type="float">
            <text:p>17.1958896806</text:p>
          </table:table-cell>
          <table:table-cell table:formula="of:=([.J7]*[.K7]*[.L7]*[.M7])^(1/4)" office:value-type="float" office:value="17.8972720703726" calcext:value-type="float">
            <text:p>17.897272070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InitMvmntRto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([Ranks.B8]*[Ranks.C8]*[Ranks.D8]*[Ranks.E8]*[Ranks.F8]*[Ranks.G8])^(1/6)" office:value-type="float" office:value="18.3587984000145" calcext:value-type="float">
            <text:p>18.3587984</text:p>
          </table:table-cell>
          <table:table-cell table:formula="of:=([Ranks.B8]*[Ranks.C8]*[Ranks.D8]*[Ranks.E8])^(1/4)" office:value-type="float" office:value="18.6719098031028" calcext:value-type="float">
            <text:p>18.671909803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([Ranks.J8]*[Ranks.L8]*[Ranks.K8]*[Ranks.M8]*[Ranks.N8]*[Ranks.O8])^(1/6)" office:value-type="float" office:value="12.2378739861872" calcext:value-type="float">
            <text:p>12.2378739862</text:p>
          </table:table-cell>
          <table:table-cell table:formula="of:=([.J8]*[.K8]*[.L8]*[.M8])^(1/4)" office:value-type="float" office:value="10.0985340654897" calcext:value-type="float">
            <text:p>10.098534065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SpdRto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([Ranks.B9]*[Ranks.C9]*[Ranks.D9]*[Ranks.E9]*[Ranks.F9]*[Ranks.G9])^(1/6)" office:value-type="float" office:value="13.7748400003924" calcext:value-type="float">
            <text:p>13.7748400004</text:p>
          </table:table-cell>
          <table:table-cell table:formula="of:=([Ranks.B9]*[Ranks.C9]*[Ranks.D9]*[Ranks.E9])^(1/4)" office:value-type="float" office:value="16.3328523616912" calcext:value-type="float">
            <text:p>16.33285236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([Ranks.J9]*[Ranks.L9]*[Ranks.K9]*[Ranks.M9]*[Ranks.N9]*[Ranks.O9])^(1/6)" office:value-type="float" office:value="13.4336611238407" calcext:value-type="float">
            <text:p>13.4336611238</text:p>
          </table:table-cell>
          <table:table-cell table:formula="of:=([.J9]*[.K9]*[.L9]*[.M9])^(1/4)" office:value-type="float" office:value="14.9708037573878" calcext:value-type="float">
            <text:p>14.970803757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PathLRto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([Ranks.B10]*[Ranks.C10]*[Ranks.D10]*[Ranks.E10]*[Ranks.F10]*[Ranks.G10])^(1/6)" office:value-type="float" office:value="11.9894314903596" calcext:value-type="float">
            <text:p>11.9894314904</text:p>
          </table:table-cell>
          <table:table-cell table:formula="of:=([Ranks.B10]*[Ranks.C10]*[Ranks.D10]*[Ranks.E10])^(1/4)" office:value-type="float" office:value="10.9054367165441" calcext:value-type="float">
            <text:p>10.905436716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([Ranks.J10]*[Ranks.L10]*[Ranks.K10]*[Ranks.M10]*[Ranks.N10]*[Ranks.O10])^(1/6)" office:value-type="float" office:value="16.9817781667846" calcext:value-type="float">
            <text:p>16.9817781668</text:p>
          </table:table-cell>
          <table:table-cell table:formula="of:=([.J10]*[.K10]*[.L10]*[.M10])^(1/4)" office:value-type="float" office:value="17.2636969626012" calcext:value-type="float">
            <text:p>17.263696962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NumSpdPks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11]*[Ranks.C11]*[Ranks.D11]*[Ranks.E11]*[Ranks.F11]*[Ranks.G11])^(1/6)" office:value-type="float" office:value="18.6392747355342" calcext:value-type="float">
            <text:p>18.6392747355</text:p>
          </table:table-cell>
          <table:table-cell table:formula="of:=([Ranks.B11]*[Ranks.C11]*[Ranks.D11]*[Ranks.E11])^(1/4)" office:value-type="float" office:value="18.8805668778938" calcext:value-type="float">
            <text:p>18.880566877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([Ranks.J11]*[Ranks.L11]*[Ranks.K11]*[Ranks.M11]*[Ranks.N11]*[Ranks.O11])^(1/6)" office:value-type="float" office:value="9.39210370177925" calcext:value-type="float">
            <text:p>9.3921037018</text:p>
          </table:table-cell>
          <table:table-cell table:formula="of:=([.J11]*[.K11]*[.L11]*[.M11])^(1/4)" office:value-type="float" office:value="12.7467944241962" calcext:value-type="float">
            <text:p>12.746794424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MaxPD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Ranks.B12]*[Ranks.C12]*[Ranks.D12]*[Ranks.E12]*[Ranks.F12]*[Ranks.G12])^(1/6)" office:value-type="float" office:value="16.6179096903153" calcext:value-type="float">
            <text:p>16.6179096903</text:p>
          </table:table-cell>
          <table:table-cell table:formula="of:=([Ranks.B12]*[Ranks.C12]*[Ranks.D12]*[Ranks.E12])^(1/4)" office:value-type="float" office:value="17.4911740833932" calcext:value-type="float">
            <text:p>17.491174083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([Ranks.J12]*[Ranks.L12]*[Ranks.K12]*[Ranks.M12]*[Ranks.N12]*[Ranks.O12])^(1/6)" office:value-type="float" office:value="12.1606466452389" calcext:value-type="float">
            <text:p>12.1606466452</text:p>
          </table:table-cell>
          <table:table-cell table:formula="of:=([.J12]*[.K12]*[.L12]*[.M12])^(1/4)" office:value-type="float" office:value="12.3282943481938" calcext:value-type="float">
            <text:p>12.328294348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PMTD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Ranks.B13]*[Ranks.C13]*[Ranks.D13]*[Ranks.E13]*[Ranks.F13]*[Ranks.G13])^(1/6)" office:value-type="float" office:value="6.95893312464443" calcext:value-type="float">
            <text:p>6.9589331246</text:p>
          </table:table-cell>
          <table:table-cell table:formula="of:=([Ranks.B13]*[Ranks.C13]*[Ranks.D13]*[Ranks.E13])^(1/4)" office:value-type="float" office:value="9.86321915279806" calcext:value-type="float">
            <text:p>9.86321915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([Ranks.J13]*[Ranks.L13]*[Ranks.K13]*[Ranks.M13]*[Ranks.N13]*[Ranks.O13])^(1/6)" office:value-type="float" office:value="6.28371436265592" calcext:value-type="float">
            <text:p>6.2837143627</text:p>
          </table:table-cell>
          <table:table-cell table:formula="of:=([.J13]*[.K13]*[.L13]*[.M13])^(1/4)" office:value-type="float" office:value="7.1165883011737" calcext:value-type="float">
            <text:p>7.116588301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anMAPR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14]*[Ranks.C14]*[Ranks.D14]*[Ranks.E14]*[Ranks.F14]*[Ranks.G14])^(1/6)" office:value-type="float" office:value="18.6392747355342" calcext:value-type="float">
            <text:p>18.6392747355</text:p>
          </table:table-cell>
          <table:table-cell table:formula="of:=([Ranks.B14]*[Ranks.C14]*[Ranks.D14]*[Ranks.E14])^(1/4)" office:value-type="float" office:value="18.8805668778938" calcext:value-type="float">
            <text:p>18.880566877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([Ranks.J14]*[Ranks.L14]*[Ranks.K14]*[Ranks.M14]*[Ranks.N14]*[Ranks.O14])^(1/6)" office:value-type="float" office:value="12.2552986842842" calcext:value-type="float">
            <text:p>12.2552986843</text:p>
          </table:table-cell>
          <table:table-cell table:formula="of:=([.J14]*[.K14]*[.L14]*[.M14])^(1/4)" office:value-type="float" office:value="11.1398714741198" calcext:value-type="float">
            <text:p>11.139871474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ReactTim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([Ranks.B15]*[Ranks.C15]*[Ranks.D15]*[Ranks.E15]*[Ranks.F15]*[Ranks.G15])^(1/6)" office:value-type="float" office:value="15.4602534483668" calcext:value-type="float">
            <text:p>15.4602534484</text:p>
          </table:table-cell>
          <table:table-cell table:formula="of:=([Ranks.B15]*[Ranks.C15]*[Ranks.D15]*[Ranks.E15])^(1/4)" office:value-type="float" office:value="15.2121244179806" calcext:value-type="float">
            <text:p>15.2121244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([Ranks.J15]*[Ranks.L15]*[Ranks.K15]*[Ranks.M15]*[Ranks.N15]*[Ranks.O15])^(1/6)" office:value-type="float" office:value="18.709144980419" calcext:value-type="float">
            <text:p>18.7091449804</text:p>
          </table:table-cell>
          <table:table-cell table:formula="of:=([.J15]*[.K15]*[.L15]*[.M15])^(1/4)" office:value-type="float" office:value="18.8180398605305" calcext:value-type="float">
            <text:p>18.818039860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TrialTim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([Ranks.B16]*[Ranks.C16]*[Ranks.D16]*[Ranks.E16]*[Ranks.F16]*[Ranks.G16])^(1/6)" office:value-type="float" office:value="16.1983130836239" calcext:value-type="float">
            <text:p>16.1983130836</text:p>
          </table:table-cell>
          <table:table-cell table:formula="of:=([Ranks.B16]*[Ranks.C16]*[Ranks.D16]*[Ranks.E16])^(1/4)" office:value-type="float" office:value="18.1082867395398" calcext:value-type="float">
            <text:p>18.108286739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16]*[Ranks.L16]*[Ranks.K16]*[Ranks.M16]*[Ranks.N16]*[Ranks.O16])^(1/6)" office:value-type="float" office:value="21.3252010013159" calcext:value-type="float">
            <text:p>21.3252010013</text:p>
          </table:table-cell>
          <table:table-cell table:formula="of:=([.J16]*[.K16]*[.L16]*[.M16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InitDirErr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Ranks.B17]*[Ranks.C17]*[Ranks.D17]*[Ranks.E17]*[Ranks.F17]*[Ranks.G17])^(1/6)" office:value-type="float" office:value="15.9994728925835" calcext:value-type="float">
            <text:p>15.9994728926</text:p>
          </table:table-cell>
          <table:table-cell table:formula="of:=([Ranks.B17]*[Ranks.C17]*[Ranks.D17]*[Ranks.E17])^(1/4)" office:value-type="float" office:value="18.8805668778938" calcext:value-type="float">
            <text:p>18.880566877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([Ranks.J17]*[Ranks.L17]*[Ranks.K17]*[Ranks.M17]*[Ranks.N17]*[Ranks.O17])^(1/6)" office:value-type="float" office:value="10.5422799590332" calcext:value-type="float">
            <text:p>10.542279959</text:p>
          </table:table-cell>
          <table:table-cell table:formula="of:=([.J17]*[.K17]*[.L17]*[.M17])^(1/4)" office:value-type="float" office:value="13.0044355991668" calcext:value-type="float">
            <text:p>13.004435599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PreMvmntSpd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([Ranks.B18]*[Ranks.C18]*[Ranks.D18]*[Ranks.E18]*[Ranks.F18]*[Ranks.G18])^(1/6)" office:value-type="float" office:value="17.7184963601515" calcext:value-type="float">
            <text:p>17.7184963602</text:p>
          </table:table-cell>
          <table:table-cell table:formula="of:=([Ranks.B18]*[Ranks.C18]*[Ranks.D18]*[Ranks.E18])^(1/4)" office:value-type="float" office:value="17.8033863455951" calcext:value-type="float">
            <text:p>17.803386345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18]*[Ranks.L18]*[Ranks.K18]*[Ranks.M18]*[Ranks.N18]*[Ranks.O18])^(1/6)" office:value-type="float" office:value="20.2669722306386" calcext:value-type="float">
            <text:p>20.2669722306</text:p>
          </table:table-cell>
          <table:table-cell table:formula="of:=([.J18]*[.K18]*[.L18]*[.M18])^(1/4)" office:value-type="float" office:value="20.9463175610799" calcext:value-type="float">
            <text:p>20.946317561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MaxSp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Ranks.B19]*[Ranks.C19]*[Ranks.D19]*[Ranks.E19]*[Ranks.F19]*[Ranks.G19])^(1/6)" office:value-type="float" office:value="8.89107945823819" calcext:value-type="float">
            <text:p>8.8910794582</text:p>
          </table:table-cell>
          <table:table-cell table:formula="of:=([Ranks.B19]*[Ranks.C19]*[Ranks.D19]*[Ranks.E19])^(1/4)" office:value-type="float" office:value="9.96986404713291" calcext:value-type="float">
            <text:p>9.969864047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([Ranks.J19]*[Ranks.L19]*[Ranks.K19]*[Ranks.M19]*[Ranks.N19]*[Ranks.O19])^(1/6)" office:value-type="float" office:value="19.3524618632848" calcext:value-type="float">
            <text:p>19.3524618633</text:p>
          </table:table-cell>
          <table:table-cell table:formula="of:=([.J19]*[.K19]*[.L19]*[.M19])^(1/4)" office:value-type="float" office:value="20.6659896951792" calcext:value-type="float">
            <text:p>20.665989695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HPL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20]*[Ranks.C20]*[Ranks.D20]*[Ranks.E20]*[Ranks.F20]*[Ranks.G20])^(1/6)" office:value-type="float" office:value="15.9994728925835" calcext:value-type="float">
            <text:p>15.9994728926</text:p>
          </table:table-cell>
          <table:table-cell table:formula="of:=([Ranks.B20]*[Ranks.C20]*[Ranks.D20]*[Ranks.E20])^(1/4)" office:value-type="float" office:value="15.0151621805176" calcext:value-type="float">
            <text:p>15.015162180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Ranks.J20]*[Ranks.L20]*[Ranks.K20]*[Ranks.M20]*[Ranks.N20]*[Ranks.O20])^(1/6)" office:value-type="float" office:value="6.41617270770082" calcext:value-type="float">
            <text:p>6.4161727077</text:p>
          </table:table-cell>
          <table:table-cell table:formula="of:=([.J20]*[.K20]*[.L20]*[.M20])^(1/4)" office:value-type="float" office:value="5.57931580326358" calcext:value-type="float">
            <text:p>5.579315803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InitMvmntRto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Ranks.B21]*[Ranks.C21]*[Ranks.D21]*[Ranks.E21]*[Ranks.F21]*[Ranks.G21])^(1/6)" office:value-type="float" office:value="10.2508197314215" calcext:value-type="float">
            <text:p>10.2508197314</text:p>
          </table:table-cell>
          <table:table-cell table:formula="of:=([Ranks.B21]*[Ranks.C21]*[Ranks.D21]*[Ranks.E21])^(1/4)" office:value-type="float" office:value="11.346538322142" calcext:value-type="float">
            <text:p>11.34653832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([Ranks.J21]*[Ranks.L21]*[Ranks.K21]*[Ranks.M21]*[Ranks.N21]*[Ranks.O21])^(1/6)" office:value-type="float" office:value="17.8846292880164" calcext:value-type="float">
            <text:p>17.884629288</text:p>
          </table:table-cell>
          <table:table-cell table:formula="of:=([.J21]*[.K21]*[.L21]*[.M21])^(1/4)" office:value-type="float" office:value="21.9881101994997" calcext:value-type="float">
            <text:p>21.988110199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PathLRto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22]*[Ranks.C22]*[Ranks.D22]*[Ranks.E22]*[Ranks.F22]*[Ranks.G22])^(1/6)" office:value-type="float" office:value="16.2556543369835" calcext:value-type="float">
            <text:p>16.255654337</text:p>
          </table:table-cell>
          <table:table-cell table:formula="of:=([Ranks.B22]*[Ranks.C22]*[Ranks.D22]*[Ranks.E22])^(1/4)" office:value-type="float" office:value="15.3772331328912" calcext:value-type="float">
            <text:p>15.377233132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([Ranks.J22]*[Ranks.L22]*[Ranks.K22]*[Ranks.M22]*[Ranks.N22]*[Ranks.O22])^(1/6)" office:value-type="float" office:value="13.3022014361714" calcext:value-type="float">
            <text:p>13.3022014362</text:p>
          </table:table-cell>
          <table:table-cell table:formula="of:=([.J22]*[.K22]*[.L22]*[.M22])^(1/4)" office:value-type="float" office:value="15.0497519267968" calcext:value-type="float">
            <text:p>15.049751926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NumSpdPk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([Ranks.B23]*[Ranks.C23]*[Ranks.D23]*[Ranks.E23]*[Ranks.F23]*[Ranks.G23])^(1/6)" office:value-type="float" office:value="5.78546865034359" calcext:value-type="float">
            <text:p>5.7854686503</text:p>
          </table:table-cell>
          <table:table-cell table:formula="of:=([Ranks.B23]*[Ranks.C23]*[Ranks.D23]*[Ranks.E23])^(1/4)" office:value-type="float" office:value="4.72870804501588" calcext:value-type="float">
            <text:p>4.72870804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([Ranks.J23]*[Ranks.L23]*[Ranks.K23]*[Ranks.M23]*[Ranks.N23]*[Ranks.O23])^(1/6)" office:value-type="float" office:value="17.5553512786188" calcext:value-type="float">
            <text:p>17.5553512786</text:p>
          </table:table-cell>
          <table:table-cell table:formula="of:=([.J23]*[.K23]*[.L23]*[.M23])^(1/4)" office:value-type="float" office:value="17.3910895537653" calcext:value-type="float">
            <text:p>17.391089553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MaxPD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([Ranks.B24]*[Ranks.C24]*[Ranks.D24]*[Ranks.E24]*[Ranks.F24]*[Ranks.G24])^(1/6)" office:value-type="float" office:value="15.8909872951459" calcext:value-type="float">
            <text:p>15.8909872951</text:p>
          </table:table-cell>
          <table:table-cell table:formula="of:=([Ranks.B24]*[Ranks.C24]*[Ranks.D24]*[Ranks.E24])^(1/4)" office:value-type="float" office:value="18.6888611685418" calcext:value-type="float">
            <text:p>18.688861168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Ranks.J24]*[Ranks.L24]*[Ranks.K24]*[Ranks.M24]*[Ranks.N24]*[Ranks.O24])^(1/6)" office:value-type="float" office:value="3.79769610462371" calcext:value-type="float">
            <text:p>3.7976961046</text:p>
          </table:table-cell>
          <table:table-cell table:formula="of:=([.J24]*[.K24]*[.L24]*[.M24])^(1/4)" office:value-type="float" office:value="4.94923200383977" calcext:value-type="float">
            <text:p>4.949232003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PMTD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([Ranks.B25]*[Ranks.C25]*[Ranks.D25]*[Ranks.E25]*[Ranks.F25]*[Ranks.G25])^(1/6)" office:value-type="float" office:value="16.9557480307027" calcext:value-type="float">
            <text:p>16.9557480307</text:p>
          </table:table-cell>
          <table:table-cell table:formula="of:=([Ranks.B25]*[Ranks.C25]*[Ranks.D25]*[Ranks.E25])^(1/4)" office:value-type="float" office:value="18.8805668778938" calcext:value-type="float">
            <text:p>18.880566877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25]*[Ranks.L25]*[Ranks.K25]*[Ranks.M25]*[Ranks.N25]*[Ranks.O25])^(1/6)" office:value-type="float" office:value="14.9769486575583" calcext:value-type="float">
            <text:p>14.9769486576</text:p>
          </table:table-cell>
          <table:table-cell table:formula="of:=([.J25]*[.K25]*[.L25]*[.M25])^(1/4)" office:value-type="float" office:value="13.3063635940199" calcext:value-type="float">
            <text:p>13.30636359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MAP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26]*[Ranks.C26]*[Ranks.D26]*[Ranks.E26]*[Ranks.F26]*[Ranks.G26])^(1/6)" office:value-type="float" office:value="15.8884461600247" calcext:value-type="float">
            <text:p>15.88844616</text:p>
          </table:table-cell>
          <table:table-cell table:formula="of:=([Ranks.B26]*[Ranks.C26]*[Ranks.D26]*[Ranks.E26])^(1/4)" office:value-type="float" office:value="14.8591393310042" calcext:value-type="float">
            <text:p>14.85913933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26]*[Ranks.L26]*[Ranks.K26]*[Ranks.M26]*[Ranks.N26]*[Ranks.O26])^(1/6)" office:value-type="float" office:value="21.3252010013159" calcext:value-type="float">
            <text:p>21.3252010013</text:p>
          </table:table-cell>
          <table:table-cell table:formula="of:=([.J26]*[.K26]*[.L26]*[.M26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ReactTim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[Ranks.B27]*[Ranks.C27]*[Ranks.D27]*[Ranks.E27]*[Ranks.F27]*[Ranks.G27])^(1/6)" office:value-type="float" office:value="15.9004601279989" calcext:value-type="float">
            <text:p>15.900460128</text:p>
          </table:table-cell>
          <table:table-cell table:formula="of:=([Ranks.B27]*[Ranks.C27]*[Ranks.D27]*[Ranks.E27])^(1/4)" office:value-type="float" office:value="16.3707625254644" calcext:value-type="float">
            <text:p>16.37076252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([Ranks.J27]*[Ranks.L27]*[Ranks.K27]*[Ranks.M27]*[Ranks.N27]*[Ranks.O27])^(1/6)" office:value-type="float" office:value="14.5286903132634" calcext:value-type="float">
            <text:p>14.5286903133</text:p>
          </table:table-cell>
          <table:table-cell table:formula="of:=([.J27]*[.K27]*[.L27]*[.M27])^(1/4)" office:value-type="float" office:value="14.7629586186859" calcext:value-type="float">
            <text:p>14.762958618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TrialTime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([Ranks.B28]*[Ranks.C28]*[Ranks.D28]*[Ranks.E28]*[Ranks.F28]*[Ranks.G28])^(1/6)" office:value-type="float" office:value="11.5222150399208" calcext:value-type="float">
            <text:p>11.5222150399</text:p>
          </table:table-cell>
          <table:table-cell table:formula="of:=([Ranks.B28]*[Ranks.C28]*[Ranks.D28]*[Ranks.E28])^(1/4)" office:value-type="float" office:value="11.8170385646189" calcext:value-type="float">
            <text:p>11.817038564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28]*[Ranks.L28]*[Ranks.K28]*[Ranks.M28]*[Ranks.N28]*[Ranks.O28])^(1/6)" office:value-type="float" office:value="21.3252010013159" calcext:value-type="float">
            <text:p>21.3252010013</text:p>
          </table:table-cell>
          <table:table-cell table:formula="of:=([.J28]*[.K28]*[.L28]*[.M28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InitDirErr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([Ranks.B29]*[Ranks.C29]*[Ranks.D29]*[Ranks.E29]*[Ranks.F29]*[Ranks.G29])^(1/6)" office:value-type="float" office:value="14.4568800651068" calcext:value-type="float">
            <text:p>14.4568800651</text:p>
          </table:table-cell>
          <table:table-cell table:formula="of:=([Ranks.B29]*[Ranks.C29]*[Ranks.D29]*[Ranks.E29])^(1/4)" office:value-type="float" office:value="16.1260657072093" calcext:value-type="float">
            <text:p>16.126065707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[Ranks.J29]*[Ranks.L29]*[Ranks.K29]*[Ranks.M29]*[Ranks.N29]*[Ranks.O29])^(1/6)" office:value-type="float" office:value="8.74170952773231" calcext:value-type="float">
            <text:p>8.7417095277</text:p>
          </table:table-cell>
          <table:table-cell table:formula="of:=([.J29]*[.K29]*[.L29]*[.M29])^(1/4)" office:value-type="float" office:value="9.67168210133835" calcext:value-type="float">
            <text:p>9.671682101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PreMvmntSp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([Ranks.B30]*[Ranks.C30]*[Ranks.D30]*[Ranks.E30]*[Ranks.F30]*[Ranks.G30])^(1/6)" office:value-type="float" office:value="17.0368261336575" calcext:value-type="float">
            <text:p>17.0368261337</text:p>
          </table:table-cell>
          <table:table-cell table:formula="of:=([Ranks.B30]*[Ranks.C30]*[Ranks.D30]*[Ranks.E30])^(1/4)" office:value-type="float" office:value="17.1147997451777" calcext:value-type="float">
            <text:p>17.114799745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([Ranks.J30]*[Ranks.L30]*[Ranks.K30]*[Ranks.M30]*[Ranks.N30]*[Ranks.O30])^(1/6)" office:value-type="float" office:value="20.1983549358258" calcext:value-type="float">
            <text:p>20.1983549358</text:p>
          </table:table-cell>
          <table:table-cell table:formula="of:=([.J30]*[.K30]*[.L30]*[.M30])^(1/4)" office:value-type="float" office:value="21.1089909086916" calcext:value-type="float">
            <text:p>21.108990908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MaxSpd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([Ranks.B31]*[Ranks.C31]*[Ranks.D31]*[Ranks.E31]*[Ranks.F31]*[Ranks.G31])^(1/6)" office:value-type="float" office:value="9.00585846586305" calcext:value-type="float">
            <text:p>9.0058584659</text:p>
          </table:table-cell>
          <table:table-cell table:formula="of:=([Ranks.B31]*[Ranks.C31]*[Ranks.D31]*[Ranks.E31])^(1/4)" office:value-type="float" office:value="6.57773633597212" calcext:value-type="float">
            <text:p>6.5777363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31]*[Ranks.L31]*[Ranks.K31]*[Ranks.M31]*[Ranks.N31]*[Ranks.O31])^(1/6)" office:value-type="float" office:value="21.3252010013159" calcext:value-type="float">
            <text:p>21.3252010013</text:p>
          </table:table-cell>
          <table:table-cell table:formula="of:=([.J31]*[.K31]*[.L31]*[.M31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HPL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32]*[Ranks.C32]*[Ranks.D32]*[Ranks.E32]*[Ranks.F32]*[Ranks.G32])^(1/6)" office:value-type="float" office:value="16.714609458968" calcext:value-type="float">
            <text:p>16.714609459</text:p>
          </table:table-cell>
          <table:table-cell table:formula="of:=([Ranks.B32]*[Ranks.C32]*[Ranks.D32]*[Ranks.E32])^(1/4)" office:value-type="float" office:value="16.0330396099027" calcext:value-type="float">
            <text:p>16.033039609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([Ranks.J32]*[Ranks.L32]*[Ranks.K32]*[Ranks.M32]*[Ranks.N32]*[Ranks.O32])^(1/6)" office:value-type="float" office:value="17.5247401066994" calcext:value-type="float">
            <text:p>17.5247401067</text:p>
          </table:table-cell>
          <table:table-cell table:formula="of:=([.J32]*[.K32]*[.L32]*[.M32])^(1/4)" office:value-type="float" office:value="19.5573983438009" calcext:value-type="float">
            <text:p>19.557398343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InitMvmntRto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([Ranks.B33]*[Ranks.C33]*[Ranks.D33]*[Ranks.E33]*[Ranks.F33]*[Ranks.G33])^(1/6)" office:value-type="float" office:value="17.844970073497" calcext:value-type="float">
            <text:p>17.8449700735</text:p>
          </table:table-cell>
          <table:table-cell table:formula="of:=([Ranks.B33]*[Ranks.C33]*[Ranks.D33]*[Ranks.E33])^(1/4)" office:value-type="float" office:value="18.596567675671" calcext:value-type="float">
            <text:p>18.596567675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([Ranks.J33]*[Ranks.L33]*[Ranks.K33]*[Ranks.M33]*[Ranks.N33]*[Ranks.O33])^(1/6)" office:value-type="float" office:value="16.7826351713377" calcext:value-type="float">
            <text:p>16.7826351713</text:p>
          </table:table-cell>
          <table:table-cell table:formula="of:=([.J33]*[.K33]*[.L33]*[.M33])^(1/4)" office:value-type="float" office:value="16.8074072312332" calcext:value-type="float">
            <text:p>16.807407231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SpdR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Ranks.B34]*[Ranks.C34]*[Ranks.D34]*[Ranks.E34]*[Ranks.F34]*[Ranks.G34])^(1/6)" office:value-type="float" office:value="4.91165497073383" calcext:value-type="float">
            <text:p>4.9116549707</text:p>
          </table:table-cell>
          <table:table-cell table:formula="of:=([Ranks.B34]*[Ranks.C34]*[Ranks.D34]*[Ranks.E34])^(1/4)" office:value-type="float" office:value="5.53119490540306" calcext:value-type="float">
            <text:p>5.531194905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([Ranks.J34]*[Ranks.L34]*[Ranks.K34]*[Ranks.M34]*[Ranks.N34]*[Ranks.O34])^(1/6)" office:value-type="float" office:value="15.1389165461654" calcext:value-type="float">
            <text:p>15.1389165462</text:p>
          </table:table-cell>
          <table:table-cell table:formula="of:=([.J34]*[.K34]*[.L34]*[.M34])^(1/4)" office:value-type="float" office:value="16.5619777446988" calcext:value-type="float">
            <text:p>16.561977744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PathLRto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35]*[Ranks.C35]*[Ranks.D35]*[Ranks.E35]*[Ranks.F35]*[Ranks.G35])^(1/6)" office:value-type="float" office:value="16.4931097637524" calcext:value-type="float">
            <text:p>16.4931097638</text:p>
          </table:table-cell>
          <table:table-cell table:formula="of:=([Ranks.B35]*[Ranks.C35]*[Ranks.D35]*[Ranks.E35])^(1/4)" office:value-type="float" office:value="15.7153963618012" calcext:value-type="float">
            <text:p>15.715396361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([Ranks.J35]*[Ranks.L35]*[Ranks.K35]*[Ranks.M35]*[Ranks.N35]*[Ranks.O35])^(1/6)" office:value-type="float" office:value="17.6550565078354" calcext:value-type="float">
            <text:p>17.6550565078</text:p>
          </table:table-cell>
          <table:table-cell table:formula="of:=([.J35]*[.K35]*[.L35]*[.M35])^(1/4)" office:value-type="float" office:value="19.7759506810804" calcext:value-type="float">
            <text:p>19.775950681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NumSpdPks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([Ranks.B36]*[Ranks.C36]*[Ranks.D36]*[Ranks.E36]*[Ranks.F36]*[Ranks.G36])^(1/6)" office:value-type="float" office:value="18.055103008993" calcext:value-type="float">
            <text:p>18.055103009</text:p>
          </table:table-cell>
          <table:table-cell table:formula="of:=([Ranks.B36]*[Ranks.C36]*[Ranks.D36]*[Ranks.E36])^(1/4)" office:value-type="float" office:value="18.6719098031028" calcext:value-type="float">
            <text:p>18.67190980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Ranks.J36]*[Ranks.L36]*[Ranks.K36]*[Ranks.M36]*[Ranks.N36]*[Ranks.O36])^(1/6)" office:value-type="float" office:value="7.73039672645235" calcext:value-type="float">
            <text:p>7.7303967265</text:p>
          </table:table-cell>
          <table:table-cell table:formula="of:=([.J36]*[.K36]*[.L36]*[.M36])^(1/4)" office:value-type="float" office:value="7.37852494440893" calcext:value-type="float">
            <text:p>7.378524944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MaxPD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37]*[Ranks.C37]*[Ranks.D37]*[Ranks.E37]*[Ranks.F37]*[Ranks.G37])^(1/6)" office:value-type="float" office:value="17.1180471437591" calcext:value-type="float">
            <text:p>17.1180471438</text:p>
          </table:table-cell>
          <table:table-cell table:formula="of:=([Ranks.B37]*[Ranks.C37]*[Ranks.D37]*[Ranks.E37])^(1/4)" office:value-type="float" office:value="16.6170085065469" calcext:value-type="float">
            <text:p>16.617008506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Ranks.J37]*[Ranks.L37]*[Ranks.K37]*[Ranks.M37]*[Ranks.N37]*[Ranks.O37])^(1/6)" office:value-type="float" office:value="6.64893810947918" calcext:value-type="float">
            <text:p>6.6489381095</text:p>
          </table:table-cell>
          <table:table-cell table:formula="of:=([.J37]*[.K37]*[.L37]*[.M37])^(1/4)" office:value-type="float" office:value="7.74596669241483" calcext:value-type="float">
            <text:p>7.745966692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PMTD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([Ranks.B38]*[Ranks.C38]*[Ranks.D38]*[Ranks.E38]*[Ranks.F38]*[Ranks.G38])^(1/6)" office:value-type="float" office:value="12.1868270776636" calcext:value-type="float">
            <text:p>12.1868270777</text:p>
          </table:table-cell>
          <table:table-cell table:formula="of:=([Ranks.B38]*[Ranks.C38]*[Ranks.D38]*[Ranks.E38])^(1/4)" office:value-type="float" office:value="12.8540700332067" calcext:value-type="float">
            <text:p>12.854070033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Ranks.J38]*[Ranks.L38]*[Ranks.K38]*[Ranks.M38]*[Ranks.N38]*[Ranks.O38])^(1/6)" office:value-type="float" office:value="7.47893355392798" calcext:value-type="float">
            <text:p>7.4789335539</text:p>
          </table:table-cell>
          <table:table-cell table:formula="of:=([.J38]*[.K38]*[.L38]*[.M38])^(1/4)" office:value-type="float" office:value="10.5737126344056" calcext:value-type="float">
            <text:p>10.573712634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rMAP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[Ranks.B39]*[Ranks.C39]*[Ranks.D39]*[Ranks.E39]*[Ranks.F39]*[Ranks.G39])^(1/6)" office:value-type="float" office:value="12.6429680400849" calcext:value-type="float">
            <text:p>12.6429680401</text:p>
          </table:table-cell>
          <table:table-cell table:formula="of:=([Ranks.B39]*[Ranks.C39]*[Ranks.D39]*[Ranks.E39])^(1/4)" office:value-type="float" office:value="11.4214370303497" calcext:value-type="float">
            <text:p>11.421437030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Ranks.J39]*[Ranks.L39]*[Ranks.K39]*[Ranks.M39]*[Ranks.N39]*[Ranks.O39])^(1/6)" office:value-type="float" office:value="13.7776775677393" calcext:value-type="float">
            <text:p>13.7776775677</text:p>
          </table:table-cell>
          <table:table-cell table:formula="of:=([.J39]*[.K39]*[.L39]*[.M39])^(1/4)" office:value-type="float" office:value="14.6130614533925" calcext:value-type="float">
            <text:p>14.613061453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([Ranks.B40]*[Ranks.C40]*[Ranks.D40]*[Ranks.E40]*[Ranks.F40]*[Ranks.G40])^(1/6)" office:value-type="float" office:value="3.64364432163977" calcext:value-type="float">
            <text:p>3.6436443216</text:p>
          </table:table-cell>
          <table:table-cell table:formula="of:=([Ranks.B40]*[Ranks.C40]*[Ranks.D40]*[Ranks.E40])^(1/4)" office:value-type="float" office:value="2.97182786620084" calcext:value-type="float">
            <text:p>2.97182786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([Ranks.J40]*[Ranks.L40]*[Ranks.K40]*[Ranks.M40]*[Ranks.N40]*[Ranks.O40])^(1/6)" office:value-type="float" office:value="12.9467275166937" calcext:value-type="float">
            <text:p>12.9467275167</text:p>
          </table:table-cell>
          <table:table-cell table:formula="of:=([.J40]*[.K40]*[.L40]*[.M40])^(1/4)" office:value-type="float" office:value="11.1380626128969" calcext:value-type="float">
            <text:p>11.1380626129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Ranks.B41]*[Ranks.C41]*[Ranks.D41]*[Ranks.E41]*[Ranks.F41]*[Ranks.G41])^(1/6)" office:value-type="float" office:value="4.06018979842497" calcext:value-type="float">
            <text:p>4.0601897984</text:p>
          </table:table-cell>
          <table:table-cell table:formula="of:=([Ranks.B41]*[Ranks.C41]*[Ranks.D41]*[Ranks.E41])^(1/4)" office:value-type="float" office:value="5.78501521703816" calcext:value-type="float">
            <text:p>5.7850152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([Ranks.J41]*[Ranks.L41]*[Ranks.K41]*[Ranks.M41]*[Ranks.N41]*[Ranks.O41])^(1/6)" office:value-type="float" office:value="7.76308509442923" calcext:value-type="float">
            <text:p>7.7630850944</text:p>
          </table:table-cell>
          <table:table-cell table:formula="of:=([.J41]*[.K41]*[.L41]*[.M41])^(1/4)" office:value-type="float" office:value="6.24397128270429" calcext:value-type="float">
            <text:p>6.243971282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ss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([Ranks.B42]*[Ranks.C42]*[Ranks.D42]*[Ranks.E42]*[Ranks.F42]*[Ranks.G42])^(1/6)" office:value-type="float" office:value="13.2532787164762" calcext:value-type="float">
            <text:p>13.2532787165</text:p>
          </table:table-cell>
          <table:table-cell table:formula="of:=([Ranks.B42]*[Ranks.C42]*[Ranks.D42]*[Ranks.E42])^(1/4)" office:value-type="float" office:value="12.6744806655154" calcext:value-type="float">
            <text:p>12.674480665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42]*[Ranks.L42]*[Ranks.K42]*[Ranks.M42]*[Ranks.N42]*[Ranks.O42])^(1/6)" office:value-type="float" office:value="20.8104571212478" calcext:value-type="float">
            <text:p>20.8104571212</text:p>
          </table:table-cell>
          <table:table-cell table:formula="of:=([.J42]*[.K42]*[.L42]*[.M42])^(1/4)" office:value-type="float" office:value="21.7944947177034" calcext:value-type="float">
            <text:p>21.794494717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onthspo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([Ranks.B43]*[Ranks.C43]*[Ranks.D43]*[Ranks.E43]*[Ranks.F43]*[Ranks.G43])^(1/6)" office:value-type="float" office:value="6.9135924239888" calcext:value-type="float">
            <text:p>6.913592424</text:p>
          </table:table-cell>
          <table:table-cell table:formula="of:=([Ranks.B43]*[Ranks.C43]*[Ranks.D43]*[Ranks.E43])^(1/4)" office:value-type="float" office:value="4.86459855819558" calcext:value-type="float">
            <text:p>4.864598558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([Ranks.J43]*[Ranks.L43]*[Ranks.K43]*[Ranks.M43]*[Ranks.N43]*[Ranks.O43])^(1/6)" office:value-type="float" office:value="21.143671408977" calcext:value-type="float">
            <text:p>21.143671409</text:p>
          </table:table-cell>
          <table:table-cell table:formula="of:=([.J43]*[.K43]*[.L43]*[.M43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ex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44]*[Ranks.C44]*[Ranks.D44]*[Ranks.E44]*[Ranks.F44]*[Ranks.G44])^(1/6)" office:value-type="float" office:value="18.2073679494503" calcext:value-type="float">
            <text:p>18.2073679495</text:p>
          </table:table-cell>
          <table:table-cell table:formula="of:=([Ranks.B44]*[Ranks.C44]*[Ranks.D44]*[Ranks.E44])^(1/4)" office:value-type="float" office:value="18.228136342389" calcext:value-type="float">
            <text:p>18.22813634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44]*[Ranks.L44]*[Ranks.K44]*[Ranks.M44]*[Ranks.N44]*[Ranks.O44])^(1/6)" office:value-type="float" office:value="20.714431289187" calcext:value-type="float">
            <text:p>20.7144312892</text:p>
          </table:table-cell>
          <table:table-cell table:formula="of:=([.J44]*[.K44]*[.L44]*[.M44])^(1/4)" office:value-type="float" office:value="21.6438191434615" calcext:value-type="float">
            <text:p>21.643819143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ominant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[Ranks.B45]*[Ranks.C45]*[Ranks.D45]*[Ranks.E45]*[Ranks.F45]*[Ranks.G45])^(1/6)" office:value-type="float" office:value="8.60082446045498" calcext:value-type="float">
            <text:p>8.6008244605</text:p>
          </table:table-cell>
          <table:table-cell table:formula="of:=([Ranks.B45]*[Ranks.C45]*[Ranks.D45]*[Ranks.E45])^(1/4)" office:value-type="float" office:value="9.79370361335559" calcext:value-type="float">
            <text:p>9.793703613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([Ranks.J45]*[Ranks.L45]*[Ranks.K45]*[Ranks.M45]*[Ranks.N45]*[Ranks.O45])^(1/6)" office:value-type="float" office:value="15.5694588729692" calcext:value-type="float">
            <text:p>15.569458873</text:p>
          </table:table-cell>
          <table:table-cell table:formula="of:=([.J45]*[.K45]*[.L45]*[.M45])^(1/4)" office:value-type="float" office:value="18.3365506180712" calcext:value-type="float">
            <text:p>18.336550618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ffected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([Ranks.B46]*[Ranks.C46]*[Ranks.D46]*[Ranks.E46]*[Ranks.F46]*[Ranks.G46])^(1/6)" office:value-type="float" office:value="13.1952742492258" calcext:value-type="float">
            <text:p>13.1952742492</text:p>
          </table:table-cell>
          <table:table-cell table:formula="of:=([Ranks.B46]*[Ranks.C46]*[Ranks.D46]*[Ranks.E46])^(1/4)" office:value-type="float" office:value="15.5620570865887" calcext:value-type="float">
            <text:p>15.562057086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([Ranks.J46]*[Ranks.L46]*[Ranks.K46]*[Ranks.M46]*[Ranks.N46]*[Ranks.O46])^(1/6)" office:value-type="float" office:value="6.63734439173919" calcext:value-type="float">
            <text:p>6.6373443917</text:p>
          </table:table-cell>
          <table:table-cell table:formula="of:=([.J46]*[.K46]*[.L46]*[.M46])^(1/4)" office:value-type="float" office:value="5.55176278445368" calcext:value-type="float">
            <text:p>5.551762784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am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Ranks.B47]*[Ranks.C47]*[Ranks.D47]*[Ranks.E47]*[Ranks.F47]*[Ranks.G47])^(1/6)" office:value-type="float" office:value="4.33102465401307" calcext:value-type="float">
            <text:p>4.331024654</text:p>
          </table:table-cell>
          <table:table-cell table:formula="of:=([Ranks.B47]*[Ranks.C47]*[Ranks.D47]*[Ranks.E47])^(1/4)" office:value-type="float" office:value="6.84866100768861" calcext:value-type="float">
            <text:p>6.848661007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([Ranks.J47]*[Ranks.L47]*[Ranks.K47]*[Ranks.M47]*[Ranks.N47]*[Ranks.O47])^(1/6)" office:value-type="float" office:value="11.2011603850469" calcext:value-type="float">
            <text:p>11.201160385</text:p>
          </table:table-cell>
          <table:table-cell table:formula="of:=([.J47]*[.K47]*[.L47]*[.M47])^(1/4)" office:value-type="float" office:value="13.8291689912682" calcext:value-type="float">
            <text:p>13.829168991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ttype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48]*[Ranks.C48]*[Ranks.D48]*[Ranks.E48]*[Ranks.F48]*[Ranks.G48])^(1/6)" office:value-type="float" office:value="15.3149335297912" calcext:value-type="float">
            <text:p>15.3149335298</text:p>
          </table:table-cell>
          <table:table-cell table:formula="of:=([Ranks.B48]*[Ranks.C48]*[Ranks.D48]*[Ranks.E48])^(1/4)" office:value-type="float" office:value="14.0619059637324" calcext:value-type="float">
            <text:p>14.061905963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([Ranks.J48]*[Ranks.L48]*[Ranks.K48]*[Ranks.M48]*[Ranks.N48]*[Ranks.O48])^(1/6)" office:value-type="float" office:value="13.806232697281" calcext:value-type="float">
            <text:p>13.8062326973</text:p>
          </table:table-cell>
          <table:table-cell table:formula="of:=([.J48]*[.K48]*[.L48]*[.M48])^(1/4)" office:value-type="float" office:value="14.3791770029217" calcext:value-type="float">
            <text:p>14.3791770029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unknown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49]*[Ranks.C49]*[Ranks.D49]*[Ranks.E49]*[Ranks.F49]*[Ranks.G49])^(1/6)" office:value-type="float" office:value="13.438744384316" calcext:value-type="float">
            <text:p>13.4387443843</text:p>
          </table:table-cell>
          <table:table-cell table:formula="of:=([Ranks.B49]*[Ranks.C49]*[Ranks.D49]*[Ranks.E49])^(1/4)" office:value-type="float" office:value="11.5587149873536" calcext:value-type="float">
            <text:p>11.558714987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([Ranks.J49]*[Ranks.L49]*[Ranks.K49]*[Ranks.M49]*[Ranks.N49]*[Ranks.O49])^(1/6)" office:value-type="float" office:value="9.28619707868471" calcext:value-type="float">
            <text:p>9.2861970787</text:p>
          </table:table-cell>
          <table:table-cell table:formula="of:=([.J49]*[.K49]*[.L49]*[.M49])^(1/4)" office:value-type="float" office:value="10.4389881496492" calcext:value-type="float">
            <text:p>10.438988149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rt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([Ranks.B50]*[Ranks.C50]*[Ranks.D50]*[Ranks.E50]*[Ranks.F50]*[Ranks.G50])^(1/6)" office:value-type="float" office:value="15.5206105159805" calcext:value-type="float">
            <text:p>15.520610516</text:p>
          </table:table-cell>
          <table:table-cell table:formula="of:=([Ranks.B50]*[Ranks.C50]*[Ranks.D50]*[Ranks.E50])^(1/4)" office:value-type="float" office:value="14.8686552752541" calcext:value-type="float">
            <text:p>14.868655275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50]*[Ranks.L50]*[Ranks.K50]*[Ranks.M50]*[Ranks.N50]*[Ranks.O50])^(1/6)" office:value-type="float" office:value="21.3252010013159" calcext:value-type="float">
            <text:p>21.3252010013</text:p>
          </table:table-cell>
          <table:table-cell table:formula="of:=([.J50]*[.K50]*[.L50]*[.M50])^(1/4)" office:value-type="float" office:value="22.6081004842628" calcext:value-type="float">
            <text:p>22.6081004843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ubcort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Ranks.B51]*[Ranks.C51]*[Ranks.D51]*[Ranks.E51]*[Ranks.F51]*[Ranks.G51])^(1/6)" office:value-type="float" office:value="14.4511975182648" calcext:value-type="float">
            <text:p>14.4511975183</text:p>
          </table:table-cell>
          <table:table-cell table:formula="of:=([Ranks.B51]*[Ranks.C51]*[Ranks.D51]*[Ranks.E51])^(1/4)" office:value-type="float" office:value="12.8892388160962" calcext:value-type="float">
            <text:p>12.889238816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([Ranks.J51]*[Ranks.L51]*[Ranks.K51]*[Ranks.M51]*[Ranks.N51]*[Ranks.O51])^(1/6)" office:value-type="float" office:value="20.8756614619222" calcext:value-type="float">
            <text:p>20.8756614619</text:p>
          </table:table-cell>
          <table:table-cell table:formula="of:=([.J51]*[.K51]*[.L51]*[.M51])^(1/4)" office:value-type="float" office:value="21.8970062745909" calcext:value-type="float">
            <text:p>21.897006274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tem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Ranks.B52]*[Ranks.C52]*[Ranks.D52]*[Ranks.E52]*[Ranks.F52]*[Ranks.G52])^(1/6)" office:value-type="float" office:value="3.11409941583113" calcext:value-type="float">
            <text:p>3.1140994158</text:p>
          </table:table-cell>
          <table:table-cell table:formula="of:=([Ranks.B52]*[Ranks.C52]*[Ranks.D52]*[Ranks.E52])^(1/4)" office:value-type="float" office:value="4.62105577807308" calcext:value-type="float">
            <text:p>4.621055778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([Ranks.J52]*[Ranks.L52]*[Ranks.K52]*[Ranks.M52]*[Ranks.N52]*[Ranks.O52])^(1/6)" office:value-type="float" office:value="16.9928592755934" calcext:value-type="float">
            <text:p>16.9928592756</text:p>
          </table:table-cell>
          <table:table-cell table:formula="of:=([.J52]*[.K52]*[.L52]*[.M52])^(1/4)" office:value-type="float" office:value="17.0040185219853" calcext:value-type="float">
            <text:p>17.00401852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([Ranks.B53]*[Ranks.C53]*[Ranks.D53]*[Ranks.E53]*[Ranks.F53]*[Ranks.G53])^(1/6)" office:value-type="float" office:value="14.757038169928" calcext:value-type="float">
            <text:p>14.7570381699</text:p>
          </table:table-cell>
          <table:table-cell table:formula="of:=([Ranks.B53]*[Ranks.C53]*[Ranks.D53]*[Ranks.E53])^(1/4)" office:value-type="float" office:value="14.1861241350476" calcext:value-type="float">
            <text:p>14.18612413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([Ranks.J53]*[Ranks.L53]*[Ranks.K53]*[Ranks.M53]*[Ranks.N53]*[Ranks.O53])^(1/6)" office:value-type="float" office:value="19.2675406209586" calcext:value-type="float">
            <text:p>19.267540621</text:p>
          </table:table-cell>
          <table:table-cell table:formula="of:=([.J53]*[.K53]*[.L53]*[.M53])^(1/4)" office:value-type="float" office:value="20.221299809983" calcext:value-type="float">
            <text:p>20.2212998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it_FM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([Ranks.B54]*[Ranks.C54]*[Ranks.D54]*[Ranks.E54]*[Ranks.F54]*[Ranks.G54])^(1/6)" office:value-type="float" office:value="13.3535635162639" calcext:value-type="float">
            <text:p>13.3535635163</text:p>
          </table:table-cell>
          <table:table-cell table:formula="of:=([Ranks.B54]*[Ranks.C54]*[Ranks.D54]*[Ranks.E54])^(1/4)" office:value-type="float" office:value="12.818610191887" calcext:value-type="float">
            <text:p>12.81861019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([Ranks.J54]*[Ranks.L54]*[Ranks.K54]*[Ranks.M54]*[Ranks.N54]*[Ranks.O54])^(1/6)" office:value-type="float" office:value="14.1184665839644" calcext:value-type="float">
            <text:p>14.118466584</text:p>
          </table:table-cell>
          <table:table-cell table:formula="of:=([.J54]*[.K54]*[.L54]*[.M54])^(1/4)" office:value-type="float" office:value="13.4780941251295" calcext:value-type="float">
            <text:p>13.478094125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itWO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Ranks.B55]*[Ranks.C55]*[Ranks.D55]*[Ranks.E55]*[Ranks.F55]*[Ranks.G55])^(1/6)" office:value-type="float" office:value="14.4533783374722" calcext:value-type="float">
            <text:p>14.4533783375</text:p>
          </table:table-cell>
          <table:table-cell table:formula="of:=([Ranks.B55]*[Ranks.C55]*[Ranks.D55]*[Ranks.E55])^(1/4)" office:value-type="float" office:value="15.7011420193698" calcext:value-type="float">
            <text:p>15.7011420194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([Ranks.J55]*[Ranks.L55]*[Ranks.K55]*[Ranks.M55]*[Ranks.N55]*[Ranks.O55])^(1/6)" office:value-type="float" office:value="1" calcext:value-type="float">
            <text:p>1</text:p>
          </table:table-cell>
          <table:table-cell table:formula="of:=([.J55]*[.K55]*[.L55]*[.M55])^(1/4)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itB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Ranks.B56]*[Ranks.C56]*[Ranks.D56]*[Ranks.E56]*[Ranks.F56]*[Ranks.G56])^(1/6)" office:value-type="float" office:value="8.39881185832989" calcext:value-type="float">
            <text:p>8.3988118583</text:p>
          </table:table-cell>
          <table:table-cell table:formula="of:=([Ranks.B56]*[Ranks.C56]*[Ranks.D56]*[Ranks.E56])^(1/4)" office:value-type="float" office:value="9.39774487115279" calcext:value-type="float">
            <text:p>9.39774487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([Ranks.J56]*[Ranks.L56]*[Ranks.K56]*[Ranks.M56]*[Ranks.N56]*[Ranks.O56])^(1/6)" office:value-type="float" office:value="10.8460643418712" calcext:value-type="float">
            <text:p>10.8460643419</text:p>
          </table:table-cell>
          <table:table-cell table:formula="of:=([.J56]*[.K56]*[.L56]*[.M56])^(1/4)" office:value-type="float" office:value="10.6614341393202" calcext:value-type="float">
            <text:p>10.6614341393</text:p>
          </table:table-cell>
          <table:table-cell table:number-columns-repeated="1007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EFM" table:style-name="ta3">
        <table:table-column table:style-name="co2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" table:default-cell-style-name="Default"/>
        <table:table-column table:style-name="co21" table:default-cell-style-name="Default"/>
        <table:table-column table:style-name="co1" table:number-columns-repeated="3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3" table:default-cell-style-name="ce1"/>
        <table:table-row table:style-name="ro3">
          <table:table-cell office:value-type="string" calcext:value-type="string">
            <text:p>stem</text:p>
          </table:table-cell>
          <table:table-cell office:value-type="float" office:value="3.11409941583113" calcext:value-type="float">
            <text:p>3.11409941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ge</text:p>
          </table:table-cell>
          <table:table-cell office:value-type="float" office:value="3.64364432163977" calcext:value-type="float">
            <text:p>3.64364432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4.06018979842497" calcext:value-type="float">
            <text:p>4.060189798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ame</text:p>
          </table:table-cell>
          <table:table-cell office:value-type="float" office:value="4.33102465401307" calcext:value-type="float">
            <text:p>4.331024654</text:p>
          </table:table-cell>
          <table:table-cell table:number-columns-repeated="7"/>
          <table:table-cell office:value-type="string" calcext:value-type="string">
            <text:p>UEFM Top 1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arSpdRto</text:p>
          </table:table-cell>
          <table:table-cell office:value-type="float" office:value="4.91165497073383" calcext:value-type="float">
            <text:p>4.911654970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Brainstem Stoke?</text:p>
          </table:table-cell>
          <table:table-cell table:style-name="Default" office:value-type="string" calcext:value-type="string">
            <text:p>ag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MaxSpd</text:p>
          </table:table-cell>
          <table:table-cell office:value-type="float" office:value="5.35429166996509" calcext:value-type="float">
            <text:p>5.3542916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ste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NumSpdPks</text:p>
          </table:table-cell>
          <table:table-cell office:value-type="float" office:value="5.78546865034359" calcext:value-type="float">
            <text:p>5.785468650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MaxNumSpdPk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onthspost</text:p>
          </table:table-cell>
          <table:table-cell office:value-type="float" office:value="6.9135924239888" calcext:value-type="float">
            <text:p>6.9135924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Dominant Side is affected?</text:p>
          </table:table-cell>
          <table:table-cell table:style-name="Default" office:value-type="string" calcext:value-type="string">
            <text:p>monthspos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PMTD</text:p>
          </table:table-cell>
          <table:table-cell office:value-type="float" office:value="6.95893312464443" calcext:value-type="float">
            <text:p>6.958933124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Variance of Speed Ratio</text:p>
          </table:table-cell>
          <table:table-cell table:style-name="Default" office:value-type="string" calcext:value-type="string">
            <text:p>VarSpdRt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itBB</text:p>
          </table:table-cell>
          <table:table-cell table:style-name="ce4" office:value-type="float" office:value="8.39881185832989" calcext:value-type="float">
            <text:p>8.398811858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Mean Max Speed</text:p>
          </table:table-cell>
          <table:table-cell table:style-name="Default" office:value-type="string" calcext:value-type="string">
            <text:p>MeanMaxSp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ominant</text:p>
          </table:table-cell>
          <table:table-cell office:value-type="float" office:value="8.60082446045498" calcext:value-type="float">
            <text:p>8.600824460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Max Number of Speed Peaks</text:p>
          </table:table-cell>
          <table:table-cell table:style-name="Default" office:value-type="string" calcext:value-type="string">
            <text:p>heigh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MaxSpd</text:p>
          </table:table-cell>
          <table:table-cell office:value-type="float" office:value="8.89107945823819" calcext:value-type="float">
            <text:p>8.891079458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Months Since the Stroke</text:p>
          </table:table-cell>
          <table:table-cell table:style-name="Default" office:value-type="string" calcext:value-type="string">
            <text:p>VarMaxSp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MaxSpd</text:p>
          </table:table-cell>
          <table:table-cell office:value-type="float" office:value="9.00585846586305" calcext:value-type="float">
            <text:p>9.005858465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Mean PMTD</text:p>
          </table:table-cell>
          <table:table-cell table:style-name="Default" office:value-type="string" calcext:value-type="string">
            <text:p>sam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InitMvmntRto</text:p>
          </table:table-cell>
          <table:table-cell office:value-type="float" office:value="10.2508197314215" calcext:value-type="float">
            <text:p>10.250819731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Initial Box and Blocks Score</text:p>
          </table:table-cell>
          <table:table-cell table:style-name="Default" office:value-type="string" calcext:value-type="string">
            <text:p>initB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TrialTime</text:p>
          </table:table-cell>
          <table:table-cell office:value-type="float" office:value="11.5061561125815" calcext:value-type="float">
            <text:p>11.506156112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TrialTime</text:p>
          </table:table-cell>
          <table:table-cell office:value-type="float" office:value="11.5222150399208" calcext:value-type="float">
            <text:p>11.522215039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HPL</text:p>
          </table:table-cell>
          <table:table-cell office:value-type="float" office:value="11.7255511602117" calcext:value-type="float">
            <text:p>11.72555116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InitDirErr</text:p>
          </table:table-cell>
          <table:table-cell office:value-type="float" office:value="11.9746933411719" calcext:value-type="float">
            <text:p>11.97469334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PathLRto</text:p>
          </table:table-cell>
          <table:table-cell office:value-type="float" office:value="11.9894314903596" calcext:value-type="float">
            <text:p>11.989431490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PMTD</text:p>
          </table:table-cell>
          <table:table-cell office:value-type="float" office:value="12.1868270776636" calcext:value-type="float">
            <text:p>12.186827077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MAPR</text:p>
          </table:table-cell>
          <table:table-cell office:value-type="float" office:value="12.6429680400849" calcext:value-type="float">
            <text:p>12.64296804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ffected</text:p>
          </table:table-cell>
          <table:table-cell office:value-type="float" office:value="13.1952742492258" calcext:value-type="float">
            <text:p>13.195274249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ss</text:p>
          </table:table-cell>
          <table:table-cell office:value-type="float" office:value="13.2532787164762" calcext:value-type="float">
            <text:p>13.253278716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PreMvmntSpd</text:p>
          </table:table-cell>
          <table:table-cell office:value-type="float" office:value="13.3322827791958" calcext:value-type="float">
            <text:p>13.332282779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it_FM</text:p>
          </table:table-cell>
          <table:table-cell office:value-type="float" office:value="13.3535635162639" calcext:value-type="float">
            <text:p>13.353563516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nknown</text:p>
          </table:table-cell>
          <table:table-cell office:value-type="float" office:value="13.438744384316" calcext:value-type="float">
            <text:p>13.43874438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SpdRto</text:p>
          </table:table-cell>
          <table:table-cell office:value-type="float" office:value="13.7748400003924" calcext:value-type="float">
            <text:p>13.774840000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cort</text:p>
          </table:table-cell>
          <table:table-cell office:value-type="float" office:value="14.4511975182648" calcext:value-type="float">
            <text:p>14.451197518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itWO</text:p>
          </table:table-cell>
          <table:table-cell office:value-type="float" office:value="14.4533783374722" calcext:value-type="float">
            <text:p>14.453378337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InitDirErr</text:p>
          </table:table-cell>
          <table:table-cell office:value-type="float" office:value="14.4568800651068" calcext:value-type="float">
            <text:p>14.45688006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A</text:p>
          </table:table-cell>
          <table:table-cell office:value-type="float" office:value="14.757038169928" calcext:value-type="float">
            <text:p>14.757038169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type</text:p>
          </table:table-cell>
          <table:table-cell office:value-type="float" office:value="15.3149335297912" calcext:value-type="float">
            <text:p>15.314933529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ReactTime</text:p>
          </table:table-cell>
          <table:table-cell office:value-type="float" office:value="15.4602534483668" calcext:value-type="float">
            <text:p>15.460253448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rt</text:p>
          </table:table-cell>
          <table:table-cell office:value-type="float" office:value="15.5206105159805" calcext:value-type="float">
            <text:p>15.5206105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MAPR</text:p>
          </table:table-cell>
          <table:table-cell office:value-type="float" office:value="15.8884461600247" calcext:value-type="float">
            <text:p>15.888446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MaxPD</text:p>
          </table:table-cell>
          <table:table-cell office:value-type="float" office:value="15.8909872951459" calcext:value-type="float">
            <text:p>15.89098729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ReactTime</text:p>
          </table:table-cell>
          <table:table-cell office:value-type="float" office:value="15.9004601279989" calcext:value-type="float">
            <text:p>15.900460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InitDirErr</text:p>
          </table:table-cell>
          <table:table-cell office:value-type="float" office:value="15.9994728925835" calcext:value-type="float">
            <text:p>15.999472892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HPL</text:p>
          </table:table-cell>
          <table:table-cell office:value-type="float" office:value="15.9994728925835" calcext:value-type="float">
            <text:p>15.999472892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TrialTime</text:p>
          </table:table-cell>
          <table:table-cell office:value-type="float" office:value="16.1983130836239" calcext:value-type="float">
            <text:p>16.198313083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PathLRto</text:p>
          </table:table-cell>
          <table:table-cell office:value-type="float" office:value="16.2556543369835" calcext:value-type="float">
            <text:p>16.25565433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PathLRto</text:p>
          </table:table-cell>
          <table:table-cell office:value-type="float" office:value="16.4931097637524" calcext:value-type="float">
            <text:p>16.49310976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MaxPD</text:p>
          </table:table-cell>
          <table:table-cell office:value-type="float" office:value="16.6179096903153" calcext:value-type="float">
            <text:p>16.617909690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HPL</text:p>
          </table:table-cell>
          <table:table-cell office:value-type="float" office:value="16.714609458968" calcext:value-type="float">
            <text:p>16.71460945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PMTD</text:p>
          </table:table-cell>
          <table:table-cell office:value-type="float" office:value="16.9557480307027" calcext:value-type="float">
            <text:p>16.955748030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PreMvmntSpd</text:p>
          </table:table-cell>
          <table:table-cell office:value-type="float" office:value="17.0368261336575" calcext:value-type="float">
            <text:p>17.036826133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MaxPD</text:p>
          </table:table-cell>
          <table:table-cell office:value-type="float" office:value="17.1180471437591" calcext:value-type="float">
            <text:p>17.11804714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PreMvmntSpd</text:p>
          </table:table-cell>
          <table:table-cell office:value-type="float" office:value="17.7184963601515" calcext:value-type="float">
            <text:p>17.71849636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InitMvmntRto</text:p>
          </table:table-cell>
          <table:table-cell office:value-type="float" office:value="17.844970073497" calcext:value-type="float">
            <text:p>17.84497007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NumSpdPks</text:p>
          </table:table-cell>
          <table:table-cell office:value-type="float" office:value="18.055103008993" calcext:value-type="float">
            <text:p>18.05510300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x</text:p>
          </table:table-cell>
          <table:table-cell office:value-type="float" office:value="18.2073679494503" calcext:value-type="float">
            <text:p>18.207367949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ReactTime</text:p>
          </table:table-cell>
          <table:table-cell office:value-type="float" office:value="18.2101156094758" calcext:value-type="float">
            <text:p>18.210115609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InitMvmntRto</text:p>
          </table:table-cell>
          <table:table-cell office:value-type="float" office:value="18.3587984000145" calcext:value-type="float">
            <text:p>18.358798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NumSpdPks</text:p>
          </table:table-cell>
          <table:table-cell office:value-type="float" office:value="18.6392747355342" calcext:value-type="float">
            <text:p>18.639274735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anMAPR</text:p>
          </table:table-cell>
          <table:table-cell office:value-type="float" office:value="18.6392747355342" calcext:value-type="float">
            <text:p>18.6392747355</text:p>
          </table:table-cell>
          <table:table-cell table:number-columns-repeated="1022"/>
        </table:table-row>
        <table:table-row table:style-name="ro3">
          <table:table-cell table:style-name="ce3"/>
          <table:table-cell office:value-type="string" calcext:value-type="string">
            <text:p>FM Rank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olf" table:style-name="ta4">
        <office:forms form:automatic-focus="false" form:apply-design-mode="false"/>
        <table:table-column table:style-name="co2" table:default-cell-style-name="Default"/>
        <table:table-column table:style-name="co18" table:default-cell-style-name="ce1"/>
        <table:table-column table:style-name="co24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22" table:default-cell-style-name="ce1"/>
        <table:table-column table:style-name="co25" table:default-cell-style-name="ce1"/>
        <table:table-column table:style-name="co1" table:number-columns-repeated="1013" table:default-cell-style-name="ce1"/>
        <table:table-row table:style-name="ro3">
          <table:table-cell office:value-type="string" calcext:value-type="string">
            <text:p>initW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MaxMaxPD</text:p>
          </table:table-cell>
          <table:table-cell office:value-type="float" office:value="3.79769610462371" calcext:value-type="float">
            <text:p>3.7976961046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MeanPMTD</text:p>
          </table:table-cell>
          <table:table-cell office:value-type="float" office:value="6.28371436265592" calcext:value-type="float">
            <text:p>6.2837143627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MaxHPL</text:p>
          </table:table-cell>
          <table:table-cell office:value-type="float" office:value="6.41617270770082" calcext:value-type="float">
            <text:p>6.4161727077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affected</text:p>
          </table:table-cell>
          <table:table-cell office:value-type="float" office:value="6.63734439173919" calcext:value-type="float">
            <text:p>6.6373443917</text:p>
          </table:table-cell>
          <table:table-cell table:number-columns-repeated="6"/>
          <table:table-cell table:style-name="ce5" office:value-type="string" calcext:value-type="string">
            <text:p>4 Models</text:p>
          </table:table-cell>
          <table:table-cell table:style-name="ce5" office:value-type="string" calcext:value-type="string">
            <text:p>UEFM Top 10</text:p>
          </table:table-cell>
          <table:table-cell table:style-name="ce5" office:value-type="string" calcext:value-type="string">
            <text:p>Wolf Top 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MaxPD</text:p>
          </table:table-cell>
          <table:table-cell office:value-type="float" office:value="6.64893810947918" calcext:value-type="float">
            <text:p>6.6489381095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Initial Wolf Scor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PMTD</text:p>
          </table:table-cell>
          <table:table-cell office:value-type="float" office:value="7.47893355392798" calcext:value-type="float">
            <text:p>7.4789335539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Brainstem Stoke?</text:p>
          </table:table-cell>
          <table:table-cell table:style-name="ce9" office:value-type="string" calcext:value-type="string">
            <text:p>Max Max Perpendicular Distanc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NumSpdPks</text:p>
          </table:table-cell>
          <table:table-cell office:value-type="float" office:value="7.73039672645235" calcext:value-type="float">
            <text:p>7.7303967265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Max Number of Speed Peaks</text:p>
          </table:table-cell>
          <table:table-cell table:style-name="ce8" office:value-type="string" calcext:value-type="string">
            <text:p>Left side is affected?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7.76308509442923" calcext:value-type="float">
            <text:p>7.7630850944</text:p>
          </table:table-cell>
          <table:table-cell table:number-columns-repeated="6"/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Months Since the Stroke</text:p>
          </table:table-cell>
          <table:table-cell table:style-name="ce9" office:value-type="string" calcext:value-type="string">
            <text:p>Max Hand Path Length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PreMvmntSpd</text:p>
          </table:table-cell>
          <table:table-cell office:value-type="float" office:value="7.76969158770005" calcext:value-type="float">
            <text:p>7.7696915877</text:p>
          </table:table-cell>
          <table:table-cell table:number-columns-repeated="6"/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Variance of Speed Ratio</text:p>
          </table:table-cell>
          <table:table-cell table:style-name="ce8" office:value-type="string" calcext:value-type="string">
            <text:p>Heigh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InitDirErr</text:p>
          </table:table-cell>
          <table:table-cell office:value-type="float" office:value="8.74170952773231" calcext:value-type="float">
            <text:p>8.7417095277</text:p>
          </table:table-cell>
          <table:table-cell table:number-columns-repeated="6"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Mean Max Speed</text:p>
          </table:table-cell>
          <table:table-cell table:style-name="ce9" office:value-type="string" calcext:value-type="string">
            <text:p>Mean PMT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known</text:p>
          </table:table-cell>
          <table:table-cell office:value-type="float" office:value="9.28619707868471" calcext:value-type="float">
            <text:p>9.2861970787</text:p>
          </table:table-cell>
          <table:table-cell table:number-columns-repeated="6"/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Height</text:p>
          </table:table-cell>
          <table:table-cell table:style-name="ce9" office:value-type="string" calcext:value-type="string">
            <text:p>Variance in Number of Speed Peak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NumSpdPks</text:p>
          </table:table-cell>
          <table:table-cell office:value-type="float" office:value="9.39210370177925" calcext:value-type="float">
            <text:p>9.3921037018</text:p>
          </table:table-cell>
          <table:table-cell table:number-columns-repeated="6"/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Variance of Max Speed</text:p>
          </table:table-cell>
          <table:table-cell table:style-name="ce9" office:value-type="string" calcext:value-type="string">
            <text:p>Variance in Max Perpendicular Distanc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MaxSpd</text:p>
          </table:table-cell>
          <table:table-cell office:value-type="float" office:value="10.1725192268684" calcext:value-type="float">
            <text:p>10.1725192269</text:p>
          </table:table-cell>
          <table:table-cell table:number-columns-repeated="6"/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Dominant Side is affected?</text:p>
          </table:table-cell>
          <table:table-cell table:style-name="ce10" office:value-type="string" calcext:value-type="string">
            <text:p>Mean Max Spee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InitDirErr</text:p>
          </table:table-cell>
          <table:table-cell office:value-type="float" office:value="10.5422799590332" calcext:value-type="float">
            <text:p>10.542279959</text:p>
          </table:table-cell>
          <table:table-cell table:number-columns-repeated="6"/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Initial Box and Blocks Score</text:p>
          </table:table-cell>
          <table:table-cell table:style-name="ce10" office:value-type="string" calcext:value-type="string">
            <text:p>Variance in Initial Direction Erro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itBB</text:p>
          </table:table-cell>
          <table:table-cell table:style-name="ce4" office:value-type="float" office:value="10.8460643418712" calcext:value-type="float">
            <text:p>10.8460643419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same</text:p>
          </table:table-cell>
          <table:table-cell office:value-type="float" office:value="11.2011603850469" calcext:value-type="float">
            <text:p>11.201160385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MeanReactTime</text:p>
          </table:table-cell>
          <table:table-cell office:value-type="float" office:value="11.8509142079297" calcext:value-type="float">
            <text:p>11.8509142079</text:p>
          </table:table-cell>
          <table:table-cell table:number-columns-repeated="6"/>
          <table:table-cell table:style-name="ce6" office:value-type="string" calcext:value-type="string">
            <text:p>6 Models</text:p>
          </table:table-cell>
          <table:table-cell table:style-name="ce11" office:value-type="string" calcext:value-type="string">
            <text:p>UEFM Top 10</text:p>
          </table:table-cell>
          <table:table-cell table:style-name="ce11" office:value-type="string" calcext:value-type="string">
            <text:p>Wolf Top 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MaxPD</text:p>
          </table:table-cell>
          <table:table-cell office:value-type="float" office:value="12.1606466452389" calcext:value-type="float">
            <text:p>12.1606466452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Brainstem Stoke?</text:p>
          </table:table-cell>
          <table:table-cell table:style-name="ce14" office:value-type="string" calcext:value-type="string">
            <text:p>Initial Wolf Scor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InitMvmntRto</text:p>
          </table:table-cell>
          <table:table-cell office:value-type="float" office:value="12.2378739861872" calcext:value-type="float">
            <text:p>12.2378739862</text:p>
          </table:table-cell>
          <table:table-cell table:number-columns-repeated="3"/>
          <table:table-cell table:style-name="Default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Age</text:p>
          </table:table-cell>
          <table:table-cell table:style-name="ce15" office:value-type="string" calcext:value-type="string">
            <text:p>Max Max Perpendicular Distanc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MAPR</text:p>
          </table:table-cell>
          <table:table-cell office:value-type="float" office:value="12.2552986842842" calcext:value-type="float">
            <text:p>12.2552986843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Height</text:p>
          </table:table-cell>
          <table:table-cell table:style-name="ce15" office:value-type="string" calcext:value-type="string">
            <text:p>Mean PMT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ge</text:p>
          </table:table-cell>
          <table:table-cell office:value-type="float" office:value="12.9467275166937" calcext:value-type="float">
            <text:p>12.9467275167</text:p>
          </table:table-cell>
          <table:table-cell table:number-columns-repeated="6"/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Dominant Side is affected?</text:p>
          </table:table-cell>
          <table:table-cell table:style-name="ce16" office:value-type="string" calcext:value-type="string">
            <text:p>Max Hand Path Length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PathLRto</text:p>
          </table:table-cell>
          <table:table-cell office:value-type="float" office:value="13.3022014361714" calcext:value-type="float">
            <text:p>13.3022014362</text:p>
          </table:table-cell>
          <table:table-cell table:number-columns-repeated="6"/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Variance of Speed Ratio</text:p>
          </table:table-cell>
          <table:table-cell table:style-name="ce17" office:value-type="string" calcext:value-type="string">
            <text:p>Left side is affected?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anSpdRto</text:p>
          </table:table-cell>
          <table:table-cell office:value-type="float" office:value="13.4336611238407" calcext:value-type="float">
            <text:p>13.4336611238</text:p>
          </table:table-cell>
          <table:table-cell table:number-columns-repeated="6"/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Mean Max Speed</text:p>
          </table:table-cell>
          <table:table-cell table:style-name="ce16" office:value-type="string" calcext:value-type="string">
            <text:p>Variance in Max Perpendicular Distanc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MAPR</text:p>
          </table:table-cell>
          <table:table-cell office:value-type="float" office:value="13.7776775677393" calcext:value-type="float">
            <text:p>13.7776775677</text:p>
          </table:table-cell>
          <table:table-cell table:number-columns-repeated="6"/>
          <table:table-cell table:style-name="ce5" office:value-type="float" office:value="7" calcext:value-type="float">
            <text:p>7</text:p>
          </table:table-cell>
          <table:table-cell table:style-name="ce13" office:value-type="string" calcext:value-type="string">
            <text:p>Max Number of Speed Peaks</text:p>
          </table:table-cell>
          <table:table-cell table:style-name="ce18" office:value-type="string" calcext:value-type="string">
            <text:p>Variance in PMT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ttype</text:p>
          </table:table-cell>
          <table:table-cell office:value-type="float" office:value="13.806232697281" calcext:value-type="float">
            <text:p>13.8062326973</text:p>
          </table:table-cell>
          <table:table-cell table:number-columns-repeated="6"/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Months Since the Stroke</text:p>
          </table:table-cell>
          <table:table-cell table:style-name="ce15" office:value-type="string" calcext:value-type="string">
            <text:p>Variance in Number of Speed Peak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it_FM</text:p>
          </table:table-cell>
          <table:table-cell office:value-type="float" office:value="14.1184665839644" calcext:value-type="float">
            <text:p>14.118466584</text:p>
          </table:table-cell>
          <table:table-cell table:number-columns-repeated="6"/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Mean PMTD</text:p>
          </table:table-cell>
          <table:table-cell table:style-name="ce17" office:value-type="string" calcext:value-type="string">
            <text:p>Heigh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VarReactTime</text:p>
          </table:table-cell>
          <table:table-cell office:value-type="float" office:value="14.5286903132634" calcext:value-type="float">
            <text:p>14.5286903133</text:p>
          </table:table-cell>
          <table:table-cell table:number-columns-repeated="6"/>
          <table:table-cell table:style-name="ce5" office:value-type="float" office:value="10" calcext:value-type="float">
            <text:p>10</text:p>
          </table:table-cell>
          <table:table-cell table:style-name="ce12" office:value-type="string" calcext:value-type="string">
            <text:p>Initial Box and Blocks Score</text:p>
          </table:table-cell>
          <table:table-cell table:style-name="ce19" office:value-type="string" calcext:value-type="string">
            <text:p>Mean Pre-Movement Spee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xPMTD</text:p>
          </table:table-cell>
          <table:table-cell office:value-type="float" office:value="14.9769486575583" calcext:value-type="float">
            <text:p>14.9769486576</text:p>
          </table:table-cell>
          <table:table-cell table:number-columns-repeated="6"/>
          <table:table-cell table:style-name="ce7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VarSpdRto</text:p>
          </table:table-cell>
          <table:table-cell office:value-type="float" office:value="15.1389165461654" calcext:value-type="float">
            <text:p>15.1389165462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dominant</text:p>
          </table:table-cell>
          <table:table-cell office:value-type="float" office:value="15.5694588729692" calcext:value-type="float">
            <text:p>15.569458873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VarInitMvmntRto</text:p>
          </table:table-cell>
          <table:table-cell office:value-type="float" office:value="16.7826351713377" calcext:value-type="float">
            <text:p>16.7826351713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MeanPathLRto</text:p>
          </table:table-cell>
          <table:table-cell office:value-type="float" office:value="16.9817781667846" calcext:value-type="float">
            <text:p>16.9817781668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stem</text:p>
          </table:table-cell>
          <table:table-cell office:value-type="float" office:value="16.9928592755934" calcext:value-type="float">
            <text:p>16.9928592756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MeanHPL</text:p>
          </table:table-cell>
          <table:table-cell office:value-type="float" office:value="17.1958896806368" calcext:value-type="float">
            <text:p>17.1958896806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VarHPL</text:p>
          </table:table-cell>
          <table:table-cell office:value-type="float" office:value="17.5247401066994" calcext:value-type="float">
            <text:p>17.5247401067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MaxNumSpdPks</text:p>
          </table:table-cell>
          <table:table-cell office:value-type="float" office:value="17.5553512786188" calcext:value-type="float">
            <text:p>17.5553512786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VarPathLRto</text:p>
          </table:table-cell>
          <table:table-cell office:value-type="float" office:value="17.6550565078354" calcext:value-type="float">
            <text:p>17.6550565078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MaxInitMvmntRto</text:p>
          </table:table-cell>
          <table:table-cell office:value-type="float" office:value="17.8846292880164" calcext:value-type="float">
            <text:p>17.884629288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MeanTrialTime</text:p>
          </table:table-cell>
          <table:table-cell office:value-type="float" office:value="18.2424319940925" calcext:value-type="float">
            <text:p>18.2424319941</text:p>
          </table:table-cell>
          <table:table-cell table:number-columns-repeated="6"/>
          <table:table-cell table:style-name="Default" table:number-columns-repeated="3"/>
          <table:table-cell table:number-columns-repeated="1013"/>
        </table:table-row>
        <table:table-row table:style-name="ro3">
          <table:table-cell office:value-type="string" calcext:value-type="string">
            <text:p>MeanInitDirErr</text:p>
          </table:table-cell>
          <table:table-cell office:value-type="float" office:value="18.4621608749287" calcext:value-type="float">
            <text:p>18.462160874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ReactTime</text:p>
          </table:table-cell>
          <table:table-cell office:value-type="float" office:value="18.709144980419" calcext:value-type="float">
            <text:p>18.709144980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A</text:p>
          </table:table-cell>
          <table:table-cell office:value-type="float" office:value="19.2675406209586" calcext:value-type="float">
            <text:p>19.2675406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MaxSpd</text:p>
          </table:table-cell>
          <table:table-cell office:value-type="float" office:value="19.3524618632848" calcext:value-type="float">
            <text:p>19.352461863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PreMvmntSpd</text:p>
          </table:table-cell>
          <table:table-cell office:value-type="float" office:value="20.1983549358258" calcext:value-type="float">
            <text:p>20.19835493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PreMvmntSpd</text:p>
          </table:table-cell>
          <table:table-cell office:value-type="float" office:value="20.2669722306386" calcext:value-type="float">
            <text:p>20.266972230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x</text:p>
          </table:table-cell>
          <table:table-cell office:value-type="float" office:value="20.714431289187" calcext:value-type="float">
            <text:p>20.714431289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ss</text:p>
          </table:table-cell>
          <table:table-cell office:value-type="float" office:value="20.8104571212478" calcext:value-type="float">
            <text:p>20.81045712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cort</text:p>
          </table:table-cell>
          <table:table-cell office:value-type="float" office:value="20.8756614619222" calcext:value-type="float">
            <text:p>20.875661461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thspost</text:p>
          </table:table-cell>
          <table:table-cell office:value-type="float" office:value="21.143671408977" calcext:value-type="float">
            <text:p>21.14367140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TrialTime</text:p>
          </table:table-cell>
          <table:table-cell office:value-type="float" office:value="21.3252010013159" calcext:value-type="float">
            <text:p>21.32520100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MAPR</text:p>
          </table:table-cell>
          <table:table-cell office:value-type="float" office:value="21.3252010013159" calcext:value-type="float">
            <text:p>21.32520100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TrialTime</text:p>
          </table:table-cell>
          <table:table-cell office:value-type="float" office:value="21.3252010013159" calcext:value-type="float">
            <text:p>21.32520100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MaxSpd</text:p>
          </table:table-cell>
          <table:table-cell office:value-type="float" office:value="21.3252010013159" calcext:value-type="float">
            <text:p>21.32520100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rt</text:p>
          </table:table-cell>
          <table:table-cell office:value-type="float" office:value="21.3252010013159" calcext:value-type="float">
            <text:p>21.3252010013</text:p>
          </table:table-cell>
          <table:table-cell table:number-columns-repeated="1022"/>
        </table:table-row>
        <table:table-row table:style-name="ro3">
          <table:table-cell table:style-name="ce3"/>
          <table:table-cell office:value-type="string" calcext:value-type="string">
            <text:p>WO Rank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2" table:default-cell-style-name="Default"/>
        <table:table-column table:style-name="co21" table:default-cell-style-name="ce1"/>
        <table:table-row table:style-name="ro3">
          <table:table-cell office:value-type="string" calcext:value-type="string">
            <text:p>age</text:p>
          </table:table-cell>
          <table:table-cell office:value-type="float" office:value="2.97182786620084" calcext:value-type="float">
            <text:p>2.9718278662</text:p>
          </table:table-cell>
        </table:table-row>
        <table:table-row table:style-name="ro3">
          <table:table-cell office:value-type="string" calcext:value-type="string">
            <text:p>stem</text:p>
          </table:table-cell>
          <table:table-cell office:value-type="float" office:value="4.62105577807308" calcext:value-type="float">
            <text:p>4.6210557781</text:p>
          </table:table-cell>
        </table:table-row>
        <table:table-row table:style-name="ro3">
          <table:table-cell office:value-type="string" calcext:value-type="string">
            <text:p>MaxNumSpdPks</text:p>
          </table:table-cell>
          <table:table-cell office:value-type="float" office:value="4.72870804501588" calcext:value-type="float">
            <text:p>4.728708045</text:p>
          </table:table-cell>
        </table:table-row>
        <table:table-row table:style-name="ro3">
          <table:table-cell office:value-type="string" calcext:value-type="string">
            <text:p>monthspost</text:p>
          </table:table-cell>
          <table:table-cell office:value-type="float" office:value="4.86459855819558" calcext:value-type="float">
            <text:p>4.8645985582</text:p>
          </table:table-cell>
        </table:table-row>
        <table:table-row table:style-name="ro3">
          <table:table-cell office:value-type="string" calcext:value-type="string">
            <text:p>VarSpdRto</text:p>
          </table:table-cell>
          <table:table-cell office:value-type="float" office:value="5.53119490540306" calcext:value-type="float">
            <text:p>5.5311949054</text:p>
          </table:table-cell>
        </table:table-row>
        <table:table-row table:style-name="ro3">
          <table:table-cell office:value-type="string" calcext:value-type="string">
            <text:p>MeanMaxSpd</text:p>
          </table:table-cell>
          <table:table-cell office:value-type="float" office:value="5.7206762138673" calcext:value-type="float">
            <text:p>5.7206762139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5.78501521703816" calcext:value-type="float">
            <text:p>5.785015217</text:p>
          </table:table-cell>
        </table:table-row>
        <table:table-row table:style-name="ro3">
          <table:table-cell office:value-type="string" calcext:value-type="string">
            <text:p>VarMaxSpd</text:p>
          </table:table-cell>
          <table:table-cell office:value-type="float" office:value="6.57773633597212" calcext:value-type="float">
            <text:p>6.577736336</text:p>
          </table:table-cell>
        </table:table-row>
        <table:table-row table:style-name="ro3">
          <table:table-cell office:value-type="string" calcext:value-type="string">
            <text:p>same</text:p>
          </table:table-cell>
          <table:table-cell office:value-type="float" office:value="6.84866100768861" calcext:value-type="float">
            <text:p>6.8486610077</text:p>
          </table:table-cell>
        </table:table-row>
        <table:table-row table:style-name="ro3">
          <table:table-cell office:value-type="string" calcext:value-type="string">
            <text:p>initBB</text:p>
          </table:table-cell>
          <table:table-cell office:value-type="float" office:value="9.39774487115279" calcext:value-type="float">
            <text:p>9.3977448712</text:p>
          </table:table-cell>
        </table:table-row>
        <table:table-row table:style-name="ro3">
          <table:table-cell office:value-type="string" calcext:value-type="string">
            <text:p>dominant</text:p>
          </table:table-cell>
          <table:table-cell office:value-type="float" office:value="9.79370361335559" calcext:value-type="float">
            <text:p>9.7937036134</text:p>
          </table:table-cell>
        </table:table-row>
        <table:table-row table:style-name="ro3">
          <table:table-cell office:value-type="string" calcext:value-type="string">
            <text:p>MeanPMTD</text:p>
          </table:table-cell>
          <table:table-cell office:value-type="float" office:value="9.86321915279806" calcext:value-type="float">
            <text:p>9.8632191528</text:p>
          </table:table-cell>
        </table:table-row>
        <table:table-row table:style-name="ro3">
          <table:table-cell office:value-type="string" calcext:value-type="string">
            <text:p>MaxMaxSpd</text:p>
          </table:table-cell>
          <table:table-cell office:value-type="float" office:value="9.96986404713291" calcext:value-type="float">
            <text:p>9.9698640471</text:p>
          </table:table-cell>
        </table:table-row>
        <table:table-row table:style-name="ro3">
          <table:table-cell office:value-type="string" calcext:value-type="string">
            <text:p>MeanHPL</text:p>
          </table:table-cell>
          <table:table-cell office:value-type="float" office:value="10.5473917098678" calcext:value-type="float">
            <text:p>10.5473917099</text:p>
          </table:table-cell>
        </table:table-row>
        <table:table-row table:style-name="ro3">
          <table:table-cell office:value-type="string" calcext:value-type="string">
            <text:p>MeanPathLRto</text:p>
          </table:table-cell>
          <table:table-cell office:value-type="float" office:value="10.9054367165441" calcext:value-type="float">
            <text:p>10.9054367165</text:p>
          </table:table-cell>
        </table:table-row>
        <table:table-row table:style-name="ro3">
          <table:table-cell office:value-type="string" calcext:value-type="string">
            <text:p>MaxInitMvmntRto</text:p>
          </table:table-cell>
          <table:table-cell office:value-type="float" office:value="11.346538322142" calcext:value-type="float">
            <text:p>11.3465383221</text:p>
          </table:table-cell>
        </table:table-row>
        <table:table-row table:style-name="ro3">
          <table:table-cell office:value-type="string" calcext:value-type="string">
            <text:p>VarMAPR</text:p>
          </table:table-cell>
          <table:table-cell office:value-type="float" office:value="11.4214370303497" calcext:value-type="float">
            <text:p>11.4214370303</text:p>
          </table:table-cell>
        </table:table-row>
        <table:table-row table:style-name="ro3">
          <table:table-cell office:value-type="string" calcext:value-type="string">
            <text:p>unknown</text:p>
          </table:table-cell>
          <table:table-cell office:value-type="float" office:value="11.5587149873536" calcext:value-type="float">
            <text:p>11.5587149874</text:p>
          </table:table-cell>
        </table:table-row>
        <table:table-row table:style-name="ro3">
          <table:table-cell office:value-type="string" calcext:value-type="string">
            <text:p>MeanPreMvmntSpd</text:p>
          </table:table-cell>
          <table:table-cell office:value-type="float" office:value="11.6970530909241" calcext:value-type="float">
            <text:p>11.6970530909</text:p>
          </table:table-cell>
        </table:table-row>
        <table:table-row table:style-name="ro3">
          <table:table-cell office:value-type="string" calcext:value-type="string">
            <text:p>VarTrialTime</text:p>
          </table:table-cell>
          <table:table-cell office:value-type="float" office:value="11.8170385646189" calcext:value-type="float">
            <text:p>11.8170385646</text:p>
          </table:table-cell>
        </table:table-row>
        <table:table-row table:style-name="ro3">
          <table:table-cell office:value-type="string" calcext:value-type="string">
            <text:p>mass</text:p>
          </table:table-cell>
          <table:table-cell office:value-type="float" office:value="12.6744806655154" calcext:value-type="float">
            <text:p>12.6744806655</text:p>
          </table:table-cell>
        </table:table-row>
        <table:table-row table:style-name="ro3">
          <table:table-cell office:value-type="string" calcext:value-type="string">
            <text:p>init_FM</text:p>
          </table:table-cell>
          <table:table-cell office:value-type="float" office:value="12.818610191887" calcext:value-type="float">
            <text:p>12.8186101919</text:p>
          </table:table-cell>
        </table:table-row>
        <table:table-row table:style-name="ro3">
          <table:table-cell office:value-type="string" calcext:value-type="string">
            <text:p>VarPMTD</text:p>
          </table:table-cell>
          <table:table-cell office:value-type="float" office:value="12.8540700332067" calcext:value-type="float">
            <text:p>12.8540700332</text:p>
          </table:table-cell>
        </table:table-row>
        <table:table-row table:style-name="ro3">
          <table:table-cell office:value-type="string" calcext:value-type="string">
            <text:p>subcort</text:p>
          </table:table-cell>
          <table:table-cell office:value-type="float" office:value="12.8892388160962" calcext:value-type="float">
            <text:p>12.8892388161</text:p>
          </table:table-cell>
        </table:table-row>
        <table:table-row table:style-name="ro3">
          <table:table-cell office:value-type="string" calcext:value-type="string">
            <text:p>MeanInitDirErr</text:p>
          </table:table-cell>
          <table:table-cell office:value-type="float" office:value="13.6875834226481" calcext:value-type="float">
            <text:p>13.6875834226</text:p>
          </table:table-cell>
        </table:table-row>
        <table:table-row table:style-name="ro3">
          <table:table-cell office:value-type="string" calcext:value-type="string">
            <text:p>MeanTrialTime</text:p>
          </table:table-cell>
          <table:table-cell office:value-type="float" office:value="14.0235375135153" calcext:value-type="float">
            <text:p>14.0235375135</text:p>
          </table:table-cell>
        </table:table-row>
        <table:table-row table:style-name="ro3">
          <table:table-cell office:value-type="string" calcext:value-type="string">
            <text:p>sttype</text:p>
          </table:table-cell>
          <table:table-cell office:value-type="float" office:value="14.0619059637324" calcext:value-type="float">
            <text:p>14.0619059637</text:p>
          </table:table-cell>
        </table:table-row>
        <table:table-row table:style-name="ro3">
          <table:table-cell office:value-type="string" calcext:value-type="string">
            <text:p>EA</text:p>
          </table:table-cell>
          <table:table-cell office:value-type="float" office:value="14.1861241350476" calcext:value-type="float">
            <text:p>14.186124135</text:p>
          </table:table-cell>
        </table:table-row>
        <table:table-row table:style-name="ro3">
          <table:table-cell office:value-type="string" calcext:value-type="string">
            <text:p>MaxMAPR</text:p>
          </table:table-cell>
          <table:table-cell office:value-type="float" office:value="14.8591393310042" calcext:value-type="float">
            <text:p>14.859139331</text:p>
          </table:table-cell>
        </table:table-row>
        <table:table-row table:style-name="ro3">
          <table:table-cell office:value-type="string" calcext:value-type="string">
            <text:p>cort</text:p>
          </table:table-cell>
          <table:table-cell office:value-type="float" office:value="14.8686552752541" calcext:value-type="float">
            <text:p>14.8686552753</text:p>
          </table:table-cell>
        </table:table-row>
        <table:table-row table:style-name="ro3">
          <table:table-cell office:value-type="string" calcext:value-type="string">
            <text:p>MaxHPL</text:p>
          </table:table-cell>
          <table:table-cell office:value-type="float" office:value="15.0151621805176" calcext:value-type="float">
            <text:p>15.0151621805</text:p>
          </table:table-cell>
        </table:table-row>
        <table:table-row table:style-name="ro3">
          <table:table-cell office:value-type="string" calcext:value-type="string">
            <text:p>MaxReactTime</text:p>
          </table:table-cell>
          <table:table-cell office:value-type="float" office:value="15.2121244179806" calcext:value-type="float">
            <text:p>15.212124418</text:p>
          </table:table-cell>
        </table:table-row>
        <table:table-row table:style-name="ro3">
          <table:table-cell office:value-type="string" calcext:value-type="string">
            <text:p>MaxPathLRto</text:p>
          </table:table-cell>
          <table:table-cell office:value-type="float" office:value="15.3772331328912" calcext:value-type="float">
            <text:p>15.3772331329</text:p>
          </table:table-cell>
        </table:table-row>
        <table:table-row table:style-name="ro3">
          <table:table-cell office:value-type="string" calcext:value-type="string">
            <text:p>affected</text:p>
          </table:table-cell>
          <table:table-cell office:value-type="float" office:value="15.5620570865887" calcext:value-type="float">
            <text:p>15.5620570866</text:p>
          </table:table-cell>
        </table:table-row>
        <table:table-row table:style-name="ro3">
          <table:table-cell office:value-type="string" calcext:value-type="string">
            <text:p>initWO</text:p>
          </table:table-cell>
          <table:table-cell office:value-type="float" office:value="15.7011420193698" calcext:value-type="float">
            <text:p>15.7011420194</text:p>
          </table:table-cell>
        </table:table-row>
        <table:table-row table:style-name="ro3">
          <table:table-cell office:value-type="string" calcext:value-type="string">
            <text:p>VarPathLRto</text:p>
          </table:table-cell>
          <table:table-cell office:value-type="float" office:value="15.7153963618012" calcext:value-type="float">
            <text:p>15.7153963618</text:p>
          </table:table-cell>
        </table:table-row>
        <table:table-row table:style-name="ro3">
          <table:table-cell office:value-type="string" calcext:value-type="string">
            <text:p>VarHPL</text:p>
          </table:table-cell>
          <table:table-cell office:value-type="float" office:value="16.0330396099027" calcext:value-type="float">
            <text:p>16.0330396099</text:p>
          </table:table-cell>
        </table:table-row>
        <table:table-row table:style-name="ro3">
          <table:table-cell office:value-type="string" calcext:value-type="string">
            <text:p>VarInitDirErr</text:p>
          </table:table-cell>
          <table:table-cell office:value-type="float" office:value="16.1260657072093" calcext:value-type="float">
            <text:p>16.1260657072</text:p>
          </table:table-cell>
        </table:table-row>
        <table:table-row table:style-name="ro3">
          <table:table-cell office:value-type="string" calcext:value-type="string">
            <text:p>MeanSpdRto</text:p>
          </table:table-cell>
          <table:table-cell office:value-type="float" office:value="16.3328523616912" calcext:value-type="float">
            <text:p>16.3328523617</text:p>
          </table:table-cell>
        </table:table-row>
        <table:table-row table:style-name="ro3">
          <table:table-cell office:value-type="string" calcext:value-type="string">
            <text:p>VarReactTime</text:p>
          </table:table-cell>
          <table:table-cell office:value-type="float" office:value="16.3707625254644" calcext:value-type="float">
            <text:p>16.3707625255</text:p>
          </table:table-cell>
        </table:table-row>
        <table:table-row table:style-name="ro3">
          <table:table-cell office:value-type="string" calcext:value-type="string">
            <text:p>VarMaxPD</text:p>
          </table:table-cell>
          <table:table-cell office:value-type="float" office:value="16.6170085065469" calcext:value-type="float">
            <text:p>16.6170085065</text:p>
          </table:table-cell>
        </table:table-row>
        <table:table-row table:style-name="ro3">
          <table:table-cell office:value-type="string" calcext:value-type="string">
            <text:p>VarPreMvmntSpd</text:p>
          </table:table-cell>
          <table:table-cell office:value-type="float" office:value="17.1147997451777" calcext:value-type="float">
            <text:p>17.1147997452</text:p>
          </table:table-cell>
        </table:table-row>
        <table:table-row table:style-name="ro3">
          <table:table-cell office:value-type="string" calcext:value-type="string">
            <text:p>MeanMaxPD</text:p>
          </table:table-cell>
          <table:table-cell office:value-type="float" office:value="17.4911740833932" calcext:value-type="float">
            <text:p>17.4911740834</text:p>
          </table:table-cell>
        </table:table-row>
        <table:table-row table:style-name="ro3">
          <table:table-cell office:value-type="string" calcext:value-type="string">
            <text:p>MaxPreMvmntSpd</text:p>
          </table:table-cell>
          <table:table-cell office:value-type="float" office:value="17.8033863455951" calcext:value-type="float">
            <text:p>17.8033863456</text:p>
          </table:table-cell>
        </table:table-row>
        <table:table-row table:style-name="ro3">
          <table:table-cell office:value-type="string" calcext:value-type="string">
            <text:p>MaxTrialTime</text:p>
          </table:table-cell>
          <table:table-cell office:value-type="float" office:value="18.1082867395398" calcext:value-type="float">
            <text:p>18.1082867395</text:p>
          </table:table-cell>
        </table:table-row>
        <table:table-row table:style-name="ro3">
          <table:table-cell office:value-type="string" calcext:value-type="string">
            <text:p>sex</text:p>
          </table:table-cell>
          <table:table-cell office:value-type="float" office:value="18.228136342389" calcext:value-type="float">
            <text:p>18.2281363424</text:p>
          </table:table-cell>
        </table:table-row>
        <table:table-row table:style-name="ro3">
          <table:table-cell office:value-type="string" calcext:value-type="string">
            <text:p>MeanReactTime</text:p>
          </table:table-cell>
          <table:table-cell office:value-type="float" office:value="18.2322626893069" calcext:value-type="float">
            <text:p>18.2322626893</text:p>
          </table:table-cell>
        </table:table-row>
        <table:table-row table:style-name="ro3">
          <table:table-cell office:value-type="string" calcext:value-type="string">
            <text:p>VarInitMvmntRto</text:p>
          </table:table-cell>
          <table:table-cell office:value-type="float" office:value="18.596567675671" calcext:value-type="float">
            <text:p>18.5965676757</text:p>
          </table:table-cell>
        </table:table-row>
        <table:table-row table:style-name="ro3">
          <table:table-cell office:value-type="string" calcext:value-type="string">
            <text:p>MeanInitMvmntRto</text:p>
          </table:table-cell>
          <table:table-cell office:value-type="float" office:value="18.6719098031028" calcext:value-type="float">
            <text:p>18.6719098031</text:p>
          </table:table-cell>
        </table:table-row>
        <table:table-row table:style-name="ro3">
          <table:table-cell office:value-type="string" calcext:value-type="string">
            <text:p>VarNumSpdPks</text:p>
          </table:table-cell>
          <table:table-cell office:value-type="float" office:value="18.6719098031028" calcext:value-type="float">
            <text:p>18.6719098031</text:p>
          </table:table-cell>
        </table:table-row>
        <table:table-row table:style-name="ro3">
          <table:table-cell office:value-type="string" calcext:value-type="string">
            <text:p>MaxMaxPD</text:p>
          </table:table-cell>
          <table:table-cell office:value-type="float" office:value="18.6888611685418" calcext:value-type="float">
            <text:p>18.6888611685</text:p>
          </table:table-cell>
        </table:table-row>
        <table:table-row table:style-name="ro3">
          <table:table-cell office:value-type="string" calcext:value-type="string">
            <text:p>MeanNumSpdPks</text:p>
          </table:table-cell>
          <table:table-cell office:value-type="float" office:value="18.8805668778938" calcext:value-type="float">
            <text:p>18.8805668779</text:p>
          </table:table-cell>
        </table:table-row>
        <table:table-row table:style-name="ro3">
          <table:table-cell office:value-type="string" calcext:value-type="string">
            <text:p>MeanMAPR</text:p>
          </table:table-cell>
          <table:table-cell office:value-type="float" office:value="18.8805668778938" calcext:value-type="float">
            <text:p>18.8805668779</text:p>
          </table:table-cell>
        </table:table-row>
        <table:table-row table:style-name="ro3">
          <table:table-cell office:value-type="string" calcext:value-type="string">
            <text:p>MaxInitDirErr</text:p>
          </table:table-cell>
          <table:table-cell office:value-type="float" office:value="18.8805668778938" calcext:value-type="float">
            <text:p>18.8805668779</text:p>
          </table:table-cell>
        </table:table-row>
        <table:table-row table:style-name="ro3">
          <table:table-cell office:value-type="string" calcext:value-type="string">
            <text:p>MaxPMTD</text:p>
          </table:table-cell>
          <table:table-cell office:value-type="float" office:value="18.8805668778938" calcext:value-type="float">
            <text:p>18.8805668779</text:p>
          </table:table-cell>
        </table:table-row>
        <table:table-row table:style-name="ro3">
          <table:table-cell table:style-name="ce3"/>
          <table:table-cell office:value-type="string" calcext:value-type="string">
            <text:p>FM Rank Before</text:p>
          </table:table-cell>
        </table:table-row>
        <table:table-row table:style-name="ro3" table:number-rows-repeated="1048519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heet6" table:style-name="ta5">
        <table:table-column table:style-name="co2" table:default-cell-style-name="Default"/>
        <table:table-column table:style-name="co26" table:default-cell-style-name="Default"/>
        <table:table-row table:style-name="ro3">
          <table:table-cell office:value-type="string" calcext:value-type="string">
            <text:p>initWO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xMaxPD</text:p>
          </table:table-cell>
          <table:table-cell office:value-type="float" office:value="4.94923200383977" calcext:value-type="float">
            <text:p>4.9492320038</text:p>
          </table:table-cell>
        </table:table-row>
        <table:table-row table:style-name="ro3">
          <table:table-cell office:value-type="string" calcext:value-type="string">
            <text:p>affected</text:p>
          </table:table-cell>
          <table:table-cell office:value-type="float" office:value="5.55176278445368" calcext:value-type="float">
            <text:p>5.5517627845</text:p>
          </table:table-cell>
        </table:table-row>
        <table:table-row table:style-name="ro3">
          <table:table-cell office:value-type="string" calcext:value-type="string">
            <text:p>MaxHPL</text:p>
          </table:table-cell>
          <table:table-cell office:value-type="float" office:value="5.57931580326358" calcext:value-type="float">
            <text:p>5.5793158033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float" office:value="6.24397128270429" calcext:value-type="float">
            <text:p>6.2439712827</text:p>
          </table:table-cell>
        </table:table-row>
        <table:table-row table:style-name="ro3">
          <table:table-cell office:value-type="string" calcext:value-type="string">
            <text:p>MeanPMTD</text:p>
          </table:table-cell>
          <table:table-cell office:value-type="float" office:value="7.1165883011737" calcext:value-type="float">
            <text:p>7.1165883012</text:p>
          </table:table-cell>
        </table:table-row>
        <table:table-row table:style-name="ro3">
          <table:table-cell office:value-type="string" calcext:value-type="string">
            <text:p>VarNumSpdPks</text:p>
          </table:table-cell>
          <table:table-cell office:value-type="float" office:value="7.37852494440893" calcext:value-type="float">
            <text:p>7.3785249444</text:p>
          </table:table-cell>
        </table:table-row>
        <table:table-row table:style-name="ro3">
          <table:table-cell office:value-type="string" calcext:value-type="string">
            <text:p>VarMaxPD</text:p>
          </table:table-cell>
          <table:table-cell office:value-type="float" office:value="7.74596669241483" calcext:value-type="float">
            <text:p>7.7459666924</text:p>
          </table:table-cell>
        </table:table-row>
        <table:table-row table:style-name="ro3">
          <table:table-cell office:value-type="string" calcext:value-type="string">
            <text:p>MeanMaxSpd</text:p>
          </table:table-cell>
          <table:table-cell office:value-type="float" office:value="8.46309744230089" calcext:value-type="float">
            <text:p>8.4630974423</text:p>
          </table:table-cell>
        </table:table-row>
        <table:table-row table:style-name="ro3">
          <table:table-cell office:value-type="string" calcext:value-type="string">
            <text:p>VarInitDirErr</text:p>
          </table:table-cell>
          <table:table-cell office:value-type="float" office:value="9.67168210133835" calcext:value-type="float">
            <text:p>9.6716821013</text:p>
          </table:table-cell>
        </table:table-row>
        <table:table-row table:style-name="ro3">
          <table:table-cell office:value-type="string" calcext:value-type="string">
            <text:p>MeanInitMvmntRto</text:p>
          </table:table-cell>
          <table:table-cell office:value-type="float" office:value="10.0985340654897" calcext:value-type="float">
            <text:p>10.0985340655</text:p>
          </table:table-cell>
        </table:table-row>
        <table:table-row table:style-name="ro3">
          <table:table-cell office:value-type="string" calcext:value-type="string">
            <text:p>MeanPreMvmntSpd</text:p>
          </table:table-cell>
          <table:table-cell office:value-type="float" office:value="10.2411368908445" calcext:value-type="float">
            <text:p>10.2411368908</text:p>
          </table:table-cell>
        </table:table-row>
        <table:table-row table:style-name="ro3">
          <table:table-cell office:value-type="string" calcext:value-type="string">
            <text:p>unknown</text:p>
          </table:table-cell>
          <table:table-cell office:value-type="float" office:value="10.4389881496492" calcext:value-type="float">
            <text:p>10.4389881496</text:p>
          </table:table-cell>
        </table:table-row>
        <table:table-row table:style-name="ro3">
          <table:table-cell office:value-type="string" calcext:value-type="string">
            <text:p>VarPMTD</text:p>
          </table:table-cell>
          <table:table-cell office:value-type="float" office:value="10.5737126344056" calcext:value-type="float">
            <text:p>10.5737126344</text:p>
          </table:table-cell>
        </table:table-row>
        <table:table-row table:style-name="ro3">
          <table:table-cell office:value-type="string" calcext:value-type="string">
            <text:p>initBB</text:p>
          </table:table-cell>
          <table:table-cell office:value-type="float" office:value="10.6614341393202" calcext:value-type="float">
            <text:p>10.6614341393</text:p>
          </table:table-cell>
        </table:table-row>
        <table:table-row table:style-name="ro3">
          <table:table-cell office:value-type="string" calcext:value-type="string">
            <text:p>age</text:p>
          </table:table-cell>
          <table:table-cell office:value-type="float" office:value="11.1380626128969" calcext:value-type="float">
            <text:p>11.1380626129</text:p>
          </table:table-cell>
        </table:table-row>
        <table:table-row table:style-name="ro3">
          <table:table-cell office:value-type="string" calcext:value-type="string">
            <text:p>MeanMAPR</text:p>
          </table:table-cell>
          <table:table-cell office:value-type="float" office:value="11.1398714741198" calcext:value-type="float">
            <text:p>11.1398714741</text:p>
          </table:table-cell>
        </table:table-row>
        <table:table-row table:style-name="ro3">
          <table:table-cell office:value-type="string" calcext:value-type="string">
            <text:p>MeanMaxPD</text:p>
          </table:table-cell>
          <table:table-cell office:value-type="float" office:value="12.3282943481938" calcext:value-type="float">
            <text:p>12.3282943482</text:p>
          </table:table-cell>
        </table:table-row>
        <table:table-row table:style-name="ro3">
          <table:table-cell office:value-type="string" calcext:value-type="string">
            <text:p>MeanNumSpdPks</text:p>
          </table:table-cell>
          <table:table-cell office:value-type="float" office:value="12.7467944241962" calcext:value-type="float">
            <text:p>12.7467944242</text:p>
          </table:table-cell>
        </table:table-row>
        <table:table-row table:style-name="ro3">
          <table:table-cell office:value-type="string" calcext:value-type="string">
            <text:p>MaxInitDirErr</text:p>
          </table:table-cell>
          <table:table-cell office:value-type="float" office:value="13.0044355991668" calcext:value-type="float">
            <text:p>13.0044355992</text:p>
          </table:table-cell>
        </table:table-row>
        <table:table-row table:style-name="ro3">
          <table:table-cell office:value-type="string" calcext:value-type="string">
            <text:p>MaxPMTD</text:p>
          </table:table-cell>
          <table:table-cell office:value-type="float" office:value="13.3063635940199" calcext:value-type="float">
            <text:p>13.306363594</text:p>
          </table:table-cell>
        </table:table-row>
        <table:table-row table:style-name="ro3">
          <table:table-cell office:value-type="string" calcext:value-type="string">
            <text:p>init_FM</text:p>
          </table:table-cell>
          <table:table-cell office:value-type="float" office:value="13.4780941251295" calcext:value-type="float">
            <text:p>13.4780941251</text:p>
          </table:table-cell>
        </table:table-row>
        <table:table-row table:style-name="ro3">
          <table:table-cell office:value-type="string" calcext:value-type="string">
            <text:p>same</text:p>
          </table:table-cell>
          <table:table-cell office:value-type="float" office:value="13.8291689912682" calcext:value-type="float">
            <text:p>13.8291689913</text:p>
          </table:table-cell>
        </table:table-row>
        <table:table-row table:style-name="ro3">
          <table:table-cell office:value-type="string" calcext:value-type="string">
            <text:p>MeanReactTime</text:p>
          </table:table-cell>
          <table:table-cell office:value-type="float" office:value="14.0053722713582" calcext:value-type="float">
            <text:p>14.0053722714</text:p>
          </table:table-cell>
        </table:table-row>
        <table:table-row table:style-name="ro3">
          <table:table-cell office:value-type="string" calcext:value-type="string">
            <text:p>sttype</text:p>
          </table:table-cell>
          <table:table-cell office:value-type="float" office:value="14.3791770029217" calcext:value-type="float">
            <text:p>14.3791770029</text:p>
          </table:table-cell>
        </table:table-row>
        <table:table-row table:style-name="ro3">
          <table:table-cell office:value-type="string" calcext:value-type="string">
            <text:p>VarMAPR</text:p>
          </table:table-cell>
          <table:table-cell office:value-type="float" office:value="14.6130614533925" calcext:value-type="float">
            <text:p>14.6130614534</text:p>
          </table:table-cell>
        </table:table-row>
        <table:table-row table:style-name="ro3">
          <table:table-cell office:value-type="string" calcext:value-type="string">
            <text:p>VarReactTime</text:p>
          </table:table-cell>
          <table:table-cell office:value-type="float" office:value="14.7629586186859" calcext:value-type="float">
            <text:p>14.7629586187</text:p>
          </table:table-cell>
        </table:table-row>
        <table:table-row table:style-name="ro3">
          <table:table-cell office:value-type="string" calcext:value-type="string">
            <text:p>MeanSpdRto</text:p>
          </table:table-cell>
          <table:table-cell office:value-type="float" office:value="14.9708037573878" calcext:value-type="float">
            <text:p>14.9708037574</text:p>
          </table:table-cell>
        </table:table-row>
        <table:table-row table:style-name="ro3">
          <table:table-cell office:value-type="string" calcext:value-type="string">
            <text:p>MaxPathLRto</text:p>
          </table:table-cell>
          <table:table-cell office:value-type="float" office:value="15.0497519267968" calcext:value-type="float">
            <text:p>15.0497519268</text:p>
          </table:table-cell>
        </table:table-row>
        <table:table-row table:style-name="ro3">
          <table:table-cell office:value-type="string" calcext:value-type="string">
            <text:p>VarSpdRto</text:p>
          </table:table-cell>
          <table:table-cell office:value-type="float" office:value="16.5619777446988" calcext:value-type="float">
            <text:p>16.5619777447</text:p>
          </table:table-cell>
        </table:table-row>
        <table:table-row table:style-name="ro3">
          <table:table-cell office:value-type="string" calcext:value-type="string">
            <text:p>VarInitMvmntRto</text:p>
          </table:table-cell>
          <table:table-cell office:value-type="float" office:value="16.8074072312332" calcext:value-type="float">
            <text:p>16.8074072312</text:p>
          </table:table-cell>
        </table:table-row>
        <table:table-row table:style-name="ro3">
          <table:table-cell office:value-type="string" calcext:value-type="string">
            <text:p>stem</text:p>
          </table:table-cell>
          <table:table-cell office:value-type="float" office:value="17.0040185219853" calcext:value-type="float">
            <text:p>17.004018522</text:p>
          </table:table-cell>
        </table:table-row>
        <table:table-row table:style-name="ro3">
          <table:table-cell office:value-type="string" calcext:value-type="string">
            <text:p>MeanPathLRto</text:p>
          </table:table-cell>
          <table:table-cell office:value-type="float" office:value="17.2636969626012" calcext:value-type="float">
            <text:p>17.2636969626</text:p>
          </table:table-cell>
        </table:table-row>
        <table:table-row table:style-name="ro3">
          <table:table-cell office:value-type="string" calcext:value-type="string">
            <text:p>MaxNumSpdPks</text:p>
          </table:table-cell>
          <table:table-cell office:value-type="float" office:value="17.3910895537653" calcext:value-type="float">
            <text:p>17.3910895538</text:p>
          </table:table-cell>
        </table:table-row>
        <table:table-row table:style-name="ro3">
          <table:table-cell office:value-type="string" calcext:value-type="string">
            <text:p>MeanHPL</text:p>
          </table:table-cell>
          <table:table-cell office:value-type="float" office:value="17.8972720703726" calcext:value-type="float">
            <text:p>17.8972720704</text:p>
          </table:table-cell>
        </table:table-row>
        <table:table-row table:style-name="ro3">
          <table:table-cell office:value-type="string" calcext:value-type="string">
            <text:p>dominant</text:p>
          </table:table-cell>
          <table:table-cell office:value-type="float" office:value="18.3365506180712" calcext:value-type="float">
            <text:p>18.3365506181</text:p>
          </table:table-cell>
        </table:table-row>
        <table:table-row table:style-name="ro3">
          <table:table-cell office:value-type="string" calcext:value-type="string">
            <text:p>MaxReactTime</text:p>
          </table:table-cell>
          <table:table-cell office:value-type="float" office:value="18.8180398605305" calcext:value-type="float">
            <text:p>18.8180398605</text:p>
          </table:table-cell>
        </table:table-row>
        <table:table-row table:style-name="ro3">
          <table:table-cell office:value-type="string" calcext:value-type="string">
            <text:p>VarHPL</text:p>
          </table:table-cell>
          <table:table-cell office:value-type="float" office:value="19.5573983438009" calcext:value-type="float">
            <text:p>19.5573983438</text:p>
          </table:table-cell>
        </table:table-row>
        <table:table-row table:style-name="ro3">
          <table:table-cell office:value-type="string" calcext:value-type="string">
            <text:p>VarPathLRto</text:p>
          </table:table-cell>
          <table:table-cell office:value-type="float" office:value="19.7759506810804" calcext:value-type="float">
            <text:p>19.7759506811</text:p>
          </table:table-cell>
        </table:table-row>
        <table:table-row table:style-name="ro3">
          <table:table-cell office:value-type="string" calcext:value-type="string">
            <text:p>MeanTrialTime</text:p>
          </table:table-cell>
          <table:table-cell office:value-type="float" office:value="19.9214130186513" calcext:value-type="float">
            <text:p>19.9214130187</text:p>
          </table:table-cell>
        </table:table-row>
        <table:table-row table:style-name="ro3">
          <table:table-cell office:value-type="string" calcext:value-type="string">
            <text:p>EA</text:p>
          </table:table-cell>
          <table:table-cell office:value-type="float" office:value="20.221299809983" calcext:value-type="float">
            <text:p>20.22129981</text:p>
          </table:table-cell>
        </table:table-row>
        <table:table-row table:style-name="ro3">
          <table:table-cell office:value-type="string" calcext:value-type="string">
            <text:p>MaxMaxSpd</text:p>
          </table:table-cell>
          <table:table-cell office:value-type="float" office:value="20.6659896951792" calcext:value-type="float">
            <text:p>20.6659896952</text:p>
          </table:table-cell>
        </table:table-row>
        <table:table-row table:style-name="ro3">
          <table:table-cell office:value-type="string" calcext:value-type="string">
            <text:p>MaxPreMvmntSpd</text:p>
          </table:table-cell>
          <table:table-cell office:value-type="float" office:value="20.9463175610799" calcext:value-type="float">
            <text:p>20.9463175611</text:p>
          </table:table-cell>
        </table:table-row>
        <table:table-row table:style-name="ro3">
          <table:table-cell office:value-type="string" calcext:value-type="string">
            <text:p>VarPreMvmntSpd</text:p>
          </table:table-cell>
          <table:table-cell office:value-type="float" office:value="21.1089909086916" calcext:value-type="float">
            <text:p>21.1089909087</text:p>
          </table:table-cell>
        </table:table-row>
        <table:table-row table:style-name="ro3">
          <table:table-cell office:value-type="string" calcext:value-type="string">
            <text:p>sex</text:p>
          </table:table-cell>
          <table:table-cell office:value-type="float" office:value="21.6438191434615" calcext:value-type="float">
            <text:p>21.6438191435</text:p>
          </table:table-cell>
        </table:table-row>
        <table:table-row table:style-name="ro3">
          <table:table-cell office:value-type="string" calcext:value-type="string">
            <text:p>MeanInitDirErr</text:p>
          </table:table-cell>
          <table:table-cell office:value-type="float" office:value="21.6573677066799" calcext:value-type="float">
            <text:p>21.6573677067</text:p>
          </table:table-cell>
        </table:table-row>
        <table:table-row table:style-name="ro3">
          <table:table-cell office:value-type="string" calcext:value-type="string">
            <text:p>mass</text:p>
          </table:table-cell>
          <table:table-cell office:value-type="float" office:value="21.7944947177034" calcext:value-type="float">
            <text:p>21.7944947177</text:p>
          </table:table-cell>
        </table:table-row>
        <table:table-row table:style-name="ro3">
          <table:table-cell office:value-type="string" calcext:value-type="string">
            <text:p>subcort</text:p>
          </table:table-cell>
          <table:table-cell office:value-type="float" office:value="21.8970062745909" calcext:value-type="float">
            <text:p>21.8970062746</text:p>
          </table:table-cell>
        </table:table-row>
        <table:table-row table:style-name="ro3">
          <table:table-cell office:value-type="string" calcext:value-type="string">
            <text:p>MaxInitMvmntRto</text:p>
          </table:table-cell>
          <table:table-cell office:value-type="float" office:value="21.9881101994997" calcext:value-type="float">
            <text:p>21.9881101995</text:p>
          </table:table-cell>
        </table:table-row>
        <table:table-row table:style-name="ro3">
          <table:table-cell office:value-type="string" calcext:value-type="string">
            <text:p>MaxTrialTime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office:value-type="string" calcext:value-type="string">
            <text:p>MaxMAPR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office:value-type="string" calcext:value-type="string">
            <text:p>VarTrialTime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office:value-type="string" calcext:value-type="string">
            <text:p>VarMaxSpd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office:value-type="string" calcext:value-type="string">
            <text:p>monthspost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office:value-type="string" calcext:value-type="string">
            <text:p>cort</text:p>
          </table:table-cell>
          <table:table-cell office:value-type="float" office:value="22.6081004842628" calcext:value-type="float">
            <text:p>22.6081004843</text:p>
          </table:table-cell>
        </table:table-row>
        <table:table-row table:style-name="ro3">
          <table:table-cell table:style-name="ce3"/>
          <table:table-cell office:value-type="string" calcext:value-type="string">
            <text:p>WO Rank Before</text:p>
          </table:table-cell>
        </table:table-row>
        <table:table-row table:style-name="ro3" table:number-rows-repeated="1048519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  <table:database-ranges>
        <table:database-range table:name="__Anonymous_Sheet_DB__2" table:target-range-address="UEFM.A1:UEFM.B56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Wolf.A1:Wolf.B56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Sheet5.A1:Sheet5.B56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Sheet6.A1:Sheet6.B5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1:57:55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nks" style:display-name="PageStyle_Ra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Set" style:display-name="PageStyle_Featu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EFM" style:display-name="PageStyle_UEF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lf" style:display-name="PageStyle_Wol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9:20:00</meta:creation-date>
    <meta:initial-creator>Yaz Majeed</meta:initial-creator>
    <dc:language>en-US</dc:language>
    <dc:date>2016-09-22T20:38:00.129000000</dc:date>
    <meta:editing-cycles>15</meta:editing-cycles>
    <meta:editing-duration>PT9H42M4S</meta:editing-duration>
    <meta:generator>LibreOffice/5.1.5.2$Windows_x86 LibreOffice_project/7a864d8825610a8c07cfc3bc01dd4fce6a9447e5</meta:generator>
    <meta:document-statistic meta:table-count="6" meta:cell-count="300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3.029cm" svg:height="16.696cm" xlink:href=".." xlink:type="simple" chart:class="chart:bar" chart:style-name="ch1">
        <chart:legend chart:legend-position="end" svg:x="50.766cm" svg:y="7.8cm" style:legend-expansion="high" chart:style-name="ch2"/>
        <chart:plot-area chart:style-name="ch3" table:cell-range-address="Ranks.A2:Ranks.A56 Ranks.H1:Ranks.H56 Ranks.P1:Ranks.P56" chart:data-source-has-labels="both" svg:x="1.06cm" svg:y="0.333cm" svg:width="48.646cm" svg:height="16.03cm">
          <chartooo:coordinate-region svg:x="2.525cm" svg:y="0.333cm" svg:width="47.181cm" svg:height="13.187cm"/>
          <chart:axis chart:dimension="x" chart:name="primary-x" chart:style-name="ch4" chartooo:axis-type="auto">
            <chartooo:date-scale/>
            <chart:categories table:cell-range-address="Ranks.A2:Ranks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ks.H2:Ranks.H56" chart:label-cell-address="Ranks.H1:Ranks.H1" chart:class="chart:bar">
            <chart:data-point chart:repeated="55"/>
          </chart:series>
          <chart:series chart:style-name="ch8" chart:values-cell-range-address="Ranks.P2:Ranks.P56" chart:label-cell-address="Ranks.P1:Ranks.P1" chart:class="chart:bar"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M Rank</text:p>
                <draw:g>
                  <svg:desc>Ranks.H1:Ranks.H1</svg:desc>
                </draw:g>
              </table:table-cell>
              <table:table-cell office:value-type="string">
                <text:p>WO Rank</text:p>
                <draw:g>
                  <svg:desc>Ranks.P1:Rank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ReactTime</text:p>
                <draw:g>
                  <svg:desc>Ranks.A2:Ranks.A56</svg:desc>
                </draw:g>
              </table:table-cell>
              <table:table-cell office:value-type="float" office:value="18.2101156094758">
                <text:p>18.2101156094758</text:p>
                <draw:g>
                  <svg:desc>Ranks.H2:Ranks.H56</svg:desc>
                </draw:g>
              </table:table-cell>
              <table:table-cell office:value-type="float" office:value="11.8509142079297">
                <text:p>11.8509142079297</text:p>
                <draw:g>
                  <svg:desc>Ranks.P2:Ranks.P56</svg:desc>
                </draw:g>
              </table:table-cell>
            </table:table-row>
            <table:table-row>
              <table:table-cell office:value-type="string">
                <text:p>MeanTrialTime</text:p>
              </table:table-cell>
              <table:table-cell office:value-type="float" office:value="11.5061561125815">
                <text:p>11.5061561125815</text:p>
              </table:table-cell>
              <table:table-cell office:value-type="float" office:value="18.2424319940925">
                <text:p>18.2424319940925</text:p>
              </table:table-cell>
            </table:table-row>
            <table:table-row>
              <table:table-cell office:value-type="string">
                <text:p>MeanInitDirErr</text:p>
              </table:table-cell>
              <table:table-cell office:value-type="float" office:value="11.9746933411719">
                <text:p>11.9746933411719</text:p>
              </table:table-cell>
              <table:table-cell office:value-type="float" office:value="18.4621608749287">
                <text:p>18.4621608749287</text:p>
              </table:table-cell>
            </table:table-row>
            <table:table-row>
              <table:table-cell office:value-type="string">
                <text:p>MeanPreMvmntSpd</text:p>
              </table:table-cell>
              <table:table-cell office:value-type="float" office:value="13.3322827791958">
                <text:p>13.3322827791958</text:p>
              </table:table-cell>
              <table:table-cell office:value-type="float" office:value="7.76969158770005">
                <text:p>7.76969158770005</text:p>
              </table:table-cell>
            </table:table-row>
            <table:table-row>
              <table:table-cell office:value-type="string">
                <text:p>MeanMaxSpd</text:p>
              </table:table-cell>
              <table:table-cell office:value-type="float" office:value="5.35429166996509">
                <text:p>5.35429166996509</text:p>
              </table:table-cell>
              <table:table-cell office:value-type="float" office:value="10.1725192268684">
                <text:p>10.1725192268684</text:p>
              </table:table-cell>
            </table:table-row>
            <table:table-row>
              <table:table-cell office:value-type="string">
                <text:p>MeanHPL</text:p>
              </table:table-cell>
              <table:table-cell office:value-type="float" office:value="11.7255511602117">
                <text:p>11.7255511602117</text:p>
              </table:table-cell>
              <table:table-cell office:value-type="float" office:value="17.1958896806368">
                <text:p>17.1958896806368</text:p>
              </table:table-cell>
            </table:table-row>
            <table:table-row>
              <table:table-cell office:value-type="string">
                <text:p>MeanInitMvmntRto</text:p>
              </table:table-cell>
              <table:table-cell office:value-type="float" office:value="18.3587984000145">
                <text:p>18.3587984000145</text:p>
              </table:table-cell>
              <table:table-cell office:value-type="float" office:value="12.2378739861872">
                <text:p>12.2378739861872</text:p>
              </table:table-cell>
            </table:table-row>
            <table:table-row>
              <table:table-cell office:value-type="string">
                <text:p>MeanSpdRto</text:p>
              </table:table-cell>
              <table:table-cell office:value-type="float" office:value="13.7748400003924">
                <text:p>13.7748400003924</text:p>
              </table:table-cell>
              <table:table-cell office:value-type="float" office:value="13.4336611238407">
                <text:p>13.4336611238407</text:p>
              </table:table-cell>
            </table:table-row>
            <table:table-row>
              <table:table-cell office:value-type="string">
                <text:p>MeanPathLRto</text:p>
              </table:table-cell>
              <table:table-cell office:value-type="float" office:value="11.9894314903596">
                <text:p>11.9894314903596</text:p>
              </table:table-cell>
              <table:table-cell office:value-type="float" office:value="16.9817781667846">
                <text:p>16.9817781667846</text:p>
              </table:table-cell>
            </table:table-row>
            <table:table-row>
              <table:table-cell office:value-type="string">
                <text:p>MeanNumSpdPks</text:p>
              </table:table-cell>
              <table:table-cell office:value-type="float" office:value="18.6392747355342">
                <text:p>18.6392747355342</text:p>
              </table:table-cell>
              <table:table-cell office:value-type="float" office:value="9.39210370177925">
                <text:p>9.39210370177925</text:p>
              </table:table-cell>
            </table:table-row>
            <table:table-row>
              <table:table-cell office:value-type="string">
                <text:p>MeanMaxPD</text:p>
              </table:table-cell>
              <table:table-cell office:value-type="float" office:value="16.6179096903153">
                <text:p>16.6179096903153</text:p>
              </table:table-cell>
              <table:table-cell office:value-type="float" office:value="12.1606466452389">
                <text:p>12.1606466452389</text:p>
              </table:table-cell>
            </table:table-row>
            <table:table-row>
              <table:table-cell office:value-type="string">
                <text:p>MeanPMTD</text:p>
              </table:table-cell>
              <table:table-cell office:value-type="float" office:value="6.95893312464443">
                <text:p>6.95893312464443</text:p>
              </table:table-cell>
              <table:table-cell office:value-type="float" office:value="6.28371436265592">
                <text:p>6.28371436265592</text:p>
              </table:table-cell>
            </table:table-row>
            <table:table-row>
              <table:table-cell office:value-type="string">
                <text:p>MeanMAPR</text:p>
              </table:table-cell>
              <table:table-cell office:value-type="float" office:value="18.6392747355342">
                <text:p>18.6392747355342</text:p>
              </table:table-cell>
              <table:table-cell office:value-type="float" office:value="12.2552986842842">
                <text:p>12.2552986842842</text:p>
              </table:table-cell>
            </table:table-row>
            <table:table-row>
              <table:table-cell office:value-type="string">
                <text:p>MaxReactTime</text:p>
              </table:table-cell>
              <table:table-cell office:value-type="float" office:value="15.4602534483668">
                <text:p>15.4602534483668</text:p>
              </table:table-cell>
              <table:table-cell office:value-type="float" office:value="18.709144980419">
                <text:p>18.709144980419</text:p>
              </table:table-cell>
            </table:table-row>
            <table:table-row>
              <table:table-cell office:value-type="string">
                <text:p>MaxTrialTime</text:p>
              </table:table-cell>
              <table:table-cell office:value-type="float" office:value="16.1983130836239">
                <text:p>16.1983130836239</text:p>
              </table:table-cell>
              <table:table-cell office:value-type="float" office:value="21.3252010013159">
                <text:p>21.3252010013159</text:p>
              </table:table-cell>
            </table:table-row>
            <table:table-row>
              <table:table-cell office:value-type="string">
                <text:p>MaxInitDirErr</text:p>
              </table:table-cell>
              <table:table-cell office:value-type="float" office:value="15.9994728925835">
                <text:p>15.9994728925835</text:p>
              </table:table-cell>
              <table:table-cell office:value-type="float" office:value="10.5422799590332">
                <text:p>10.5422799590332</text:p>
              </table:table-cell>
            </table:table-row>
            <table:table-row>
              <table:table-cell office:value-type="string">
                <text:p>MaxPreMvmntSpd</text:p>
              </table:table-cell>
              <table:table-cell office:value-type="float" office:value="17.7184963601515">
                <text:p>17.7184963601515</text:p>
              </table:table-cell>
              <table:table-cell office:value-type="float" office:value="20.2669722306386">
                <text:p>20.2669722306386</text:p>
              </table:table-cell>
            </table:table-row>
            <table:table-row>
              <table:table-cell office:value-type="string">
                <text:p>MaxMaxSpd</text:p>
              </table:table-cell>
              <table:table-cell office:value-type="float" office:value="8.89107945823819">
                <text:p>8.89107945823819</text:p>
              </table:table-cell>
              <table:table-cell office:value-type="float" office:value="19.3524618632848">
                <text:p>19.3524618632848</text:p>
              </table:table-cell>
            </table:table-row>
            <table:table-row>
              <table:table-cell office:value-type="string">
                <text:p>MaxHPL</text:p>
              </table:table-cell>
              <table:table-cell office:value-type="float" office:value="15.9994728925835">
                <text:p>15.9994728925835</text:p>
              </table:table-cell>
              <table:table-cell office:value-type="float" office:value="6.41617270770082">
                <text:p>6.41617270770082</text:p>
              </table:table-cell>
            </table:table-row>
            <table:table-row>
              <table:table-cell office:value-type="string">
                <text:p>MaxInitMvmntRto</text:p>
              </table:table-cell>
              <table:table-cell office:value-type="float" office:value="10.2508197314215">
                <text:p>10.2508197314215</text:p>
              </table:table-cell>
              <table:table-cell office:value-type="float" office:value="17.8846292880164">
                <text:p>17.8846292880164</text:p>
              </table:table-cell>
            </table:table-row>
            <table:table-row>
              <table:table-cell office:value-type="string">
                <text:p>MaxPathLRto</text:p>
              </table:table-cell>
              <table:table-cell office:value-type="float" office:value="16.2556543369835">
                <text:p>16.2556543369835</text:p>
              </table:table-cell>
              <table:table-cell office:value-type="float" office:value="13.3022014361714">
                <text:p>13.3022014361714</text:p>
              </table:table-cell>
            </table:table-row>
            <table:table-row>
              <table:table-cell office:value-type="string">
                <text:p>MaxNumSpdPks</text:p>
              </table:table-cell>
              <table:table-cell office:value-type="float" office:value="5.78546865034359">
                <text:p>5.78546865034359</text:p>
              </table:table-cell>
              <table:table-cell office:value-type="float" office:value="17.5553512786188">
                <text:p>17.5553512786188</text:p>
              </table:table-cell>
            </table:table-row>
            <table:table-row>
              <table:table-cell office:value-type="string">
                <text:p>MaxMaxPD</text:p>
              </table:table-cell>
              <table:table-cell office:value-type="float" office:value="15.8909872951459">
                <text:p>15.8909872951459</text:p>
              </table:table-cell>
              <table:table-cell office:value-type="float" office:value="3.79769610462371">
                <text:p>3.79769610462371</text:p>
              </table:table-cell>
            </table:table-row>
            <table:table-row>
              <table:table-cell office:value-type="string">
                <text:p>MaxPMTD</text:p>
              </table:table-cell>
              <table:table-cell office:value-type="float" office:value="16.9557480307027">
                <text:p>16.9557480307027</text:p>
              </table:table-cell>
              <table:table-cell office:value-type="float" office:value="14.9769486575583">
                <text:p>14.9769486575583</text:p>
              </table:table-cell>
            </table:table-row>
            <table:table-row>
              <table:table-cell office:value-type="string">
                <text:p>MaxMAPR</text:p>
              </table:table-cell>
              <table:table-cell office:value-type="float" office:value="15.8884461600247">
                <text:p>15.8884461600247</text:p>
              </table:table-cell>
              <table:table-cell office:value-type="float" office:value="21.3252010013159">
                <text:p>21.3252010013159</text:p>
              </table:table-cell>
            </table:table-row>
            <table:table-row>
              <table:table-cell office:value-type="string">
                <text:p>VarReactTime</text:p>
              </table:table-cell>
              <table:table-cell office:value-type="float" office:value="15.9004601279989">
                <text:p>15.9004601279989</text:p>
              </table:table-cell>
              <table:table-cell office:value-type="float" office:value="14.5286903132634">
                <text:p>14.5286903132634</text:p>
              </table:table-cell>
            </table:table-row>
            <table:table-row>
              <table:table-cell office:value-type="string">
                <text:p>VarTrialTime</text:p>
              </table:table-cell>
              <table:table-cell office:value-type="float" office:value="11.5222150399208">
                <text:p>11.5222150399208</text:p>
              </table:table-cell>
              <table:table-cell office:value-type="float" office:value="21.3252010013159">
                <text:p>21.3252010013159</text:p>
              </table:table-cell>
            </table:table-row>
            <table:table-row>
              <table:table-cell office:value-type="string">
                <text:p>VarInitDirErr</text:p>
              </table:table-cell>
              <table:table-cell office:value-type="float" office:value="14.4568800651068">
                <text:p>14.4568800651068</text:p>
              </table:table-cell>
              <table:table-cell office:value-type="float" office:value="8.74170952773231">
                <text:p>8.74170952773231</text:p>
              </table:table-cell>
            </table:table-row>
            <table:table-row>
              <table:table-cell office:value-type="string">
                <text:p>VarPreMvmntSpd</text:p>
              </table:table-cell>
              <table:table-cell office:value-type="float" office:value="17.0368261336575">
                <text:p>17.0368261336575</text:p>
              </table:table-cell>
              <table:table-cell office:value-type="float" office:value="20.1983549358258">
                <text:p>20.1983549358258</text:p>
              </table:table-cell>
            </table:table-row>
            <table:table-row>
              <table:table-cell office:value-type="string">
                <text:p>VarMaxSpd</text:p>
              </table:table-cell>
              <table:table-cell office:value-type="float" office:value="9.00585846586305">
                <text:p>9.00585846586305</text:p>
              </table:table-cell>
              <table:table-cell office:value-type="float" office:value="21.3252010013159">
                <text:p>21.3252010013159</text:p>
              </table:table-cell>
            </table:table-row>
            <table:table-row>
              <table:table-cell office:value-type="string">
                <text:p>VarHPL</text:p>
              </table:table-cell>
              <table:table-cell office:value-type="float" office:value="16.714609458968">
                <text:p>16.714609458968</text:p>
              </table:table-cell>
              <table:table-cell office:value-type="float" office:value="17.5247401066994">
                <text:p>17.5247401066994</text:p>
              </table:table-cell>
            </table:table-row>
            <table:table-row>
              <table:table-cell office:value-type="string">
                <text:p>VarInitMvmntRto</text:p>
              </table:table-cell>
              <table:table-cell office:value-type="float" office:value="17.844970073497">
                <text:p>17.844970073497</text:p>
              </table:table-cell>
              <table:table-cell office:value-type="float" office:value="16.7826351713377">
                <text:p>16.7826351713377</text:p>
              </table:table-cell>
            </table:table-row>
            <table:table-row>
              <table:table-cell office:value-type="string">
                <text:p>VarSpdRto</text:p>
              </table:table-cell>
              <table:table-cell office:value-type="float" office:value="4.91165497073383">
                <text:p>4.91165497073383</text:p>
              </table:table-cell>
              <table:table-cell office:value-type="float" office:value="15.1389165461654">
                <text:p>15.1389165461654</text:p>
              </table:table-cell>
            </table:table-row>
            <table:table-row>
              <table:table-cell office:value-type="string">
                <text:p>VarPathLRto</text:p>
              </table:table-cell>
              <table:table-cell office:value-type="float" office:value="16.4931097637524">
                <text:p>16.4931097637524</text:p>
              </table:table-cell>
              <table:table-cell office:value-type="float" office:value="17.6550565078354">
                <text:p>17.6550565078354</text:p>
              </table:table-cell>
            </table:table-row>
            <table:table-row>
              <table:table-cell office:value-type="string">
                <text:p>VarNumSpdPks</text:p>
              </table:table-cell>
              <table:table-cell office:value-type="float" office:value="18.055103008993">
                <text:p>18.055103008993</text:p>
              </table:table-cell>
              <table:table-cell office:value-type="float" office:value="7.73039672645235">
                <text:p>7.73039672645235</text:p>
              </table:table-cell>
            </table:table-row>
            <table:table-row>
              <table:table-cell office:value-type="string">
                <text:p>VarMaxPD</text:p>
              </table:table-cell>
              <table:table-cell office:value-type="float" office:value="17.1180471437591">
                <text:p>17.1180471437591</text:p>
              </table:table-cell>
              <table:table-cell office:value-type="float" office:value="6.64893810947918">
                <text:p>6.64893810947918</text:p>
              </table:table-cell>
            </table:table-row>
            <table:table-row>
              <table:table-cell office:value-type="string">
                <text:p>VarPMTD</text:p>
              </table:table-cell>
              <table:table-cell office:value-type="float" office:value="12.1868270776636">
                <text:p>12.1868270776636</text:p>
              </table:table-cell>
              <table:table-cell office:value-type="float" office:value="7.47893355392798">
                <text:p>7.47893355392798</text:p>
              </table:table-cell>
            </table:table-row>
            <table:table-row>
              <table:table-cell office:value-type="string">
                <text:p>VarMAPR</text:p>
              </table:table-cell>
              <table:table-cell office:value-type="float" office:value="12.6429680400849">
                <text:p>12.6429680400849</text:p>
              </table:table-cell>
              <table:table-cell office:value-type="float" office:value="13.7776775677393">
                <text:p>13.7776775677393</text:p>
              </table:table-cell>
            </table:table-row>
            <table:table-row>
              <table:table-cell office:value-type="string">
                <text:p>age</text:p>
              </table:table-cell>
              <table:table-cell office:value-type="float" office:value="3.64364432163977">
                <text:p>3.64364432163977</text:p>
              </table:table-cell>
              <table:table-cell office:value-type="float" office:value="12.9467275166937">
                <text:p>12.9467275166937</text:p>
              </table:table-cell>
            </table:table-row>
            <table:table-row>
              <table:table-cell office:value-type="string">
                <text:p>height</text:p>
              </table:table-cell>
              <table:table-cell office:value-type="float" office:value="4.06018979842497">
                <text:p>4.06018979842497</text:p>
              </table:table-cell>
              <table:table-cell office:value-type="float" office:value="7.76308509442923">
                <text:p>7.76308509442923</text:p>
              </table:table-cell>
            </table:table-row>
            <table:table-row>
              <table:table-cell office:value-type="string">
                <text:p>mass</text:p>
              </table:table-cell>
              <table:table-cell office:value-type="float" office:value="13.2532787164762">
                <text:p>13.2532787164762</text:p>
              </table:table-cell>
              <table:table-cell office:value-type="float" office:value="20.8104571212478">
                <text:p>20.8104571212478</text:p>
              </table:table-cell>
            </table:table-row>
            <table:table-row>
              <table:table-cell office:value-type="string">
                <text:p>monthspost</text:p>
              </table:table-cell>
              <table:table-cell office:value-type="float" office:value="6.9135924239888">
                <text:p>6.9135924239888</text:p>
              </table:table-cell>
              <table:table-cell office:value-type="float" office:value="21.143671408977">
                <text:p>21.143671408977</text:p>
              </table:table-cell>
            </table:table-row>
            <table:table-row>
              <table:table-cell office:value-type="string">
                <text:p>sex</text:p>
              </table:table-cell>
              <table:table-cell office:value-type="float" office:value="18.2073679494503">
                <text:p>18.2073679494503</text:p>
              </table:table-cell>
              <table:table-cell office:value-type="float" office:value="20.714431289187">
                <text:p>20.714431289187</text:p>
              </table:table-cell>
            </table:table-row>
            <table:table-row>
              <table:table-cell office:value-type="string">
                <text:p>dominant</text:p>
              </table:table-cell>
              <table:table-cell office:value-type="float" office:value="8.60082446045498">
                <text:p>8.60082446045498</text:p>
              </table:table-cell>
              <table:table-cell office:value-type="float" office:value="15.5694588729692">
                <text:p>15.5694588729692</text:p>
              </table:table-cell>
            </table:table-row>
            <table:table-row>
              <table:table-cell office:value-type="string">
                <text:p>affected</text:p>
              </table:table-cell>
              <table:table-cell office:value-type="float" office:value="13.1952742492258">
                <text:p>13.1952742492258</text:p>
              </table:table-cell>
              <table:table-cell office:value-type="float" office:value="6.63734439173919">
                <text:p>6.63734439173919</text:p>
              </table:table-cell>
            </table:table-row>
            <table:table-row>
              <table:table-cell office:value-type="string">
                <text:p>same</text:p>
              </table:table-cell>
              <table:table-cell office:value-type="float" office:value="4.33102465401307">
                <text:p>4.33102465401307</text:p>
              </table:table-cell>
              <table:table-cell office:value-type="float" office:value="11.2011603850469">
                <text:p>11.2011603850469</text:p>
              </table:table-cell>
            </table:table-row>
            <table:table-row>
              <table:table-cell office:value-type="string">
                <text:p>sttype</text:p>
              </table:table-cell>
              <table:table-cell office:value-type="float" office:value="15.3149335297912">
                <text:p>15.3149335297912</text:p>
              </table:table-cell>
              <table:table-cell office:value-type="float" office:value="13.806232697281">
                <text:p>13.806232697281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13.438744384316">
                <text:p>13.438744384316</text:p>
              </table:table-cell>
              <table:table-cell office:value-type="float" office:value="9.28619707868471">
                <text:p>9.28619707868471</text:p>
              </table:table-cell>
            </table:table-row>
            <table:table-row>
              <table:table-cell office:value-type="string">
                <text:p>cort</text:p>
              </table:table-cell>
              <table:table-cell office:value-type="float" office:value="15.5206105159805">
                <text:p>15.5206105159805</text:p>
              </table:table-cell>
              <table:table-cell office:value-type="float" office:value="21.3252010013159">
                <text:p>21.3252010013159</text:p>
              </table:table-cell>
            </table:table-row>
            <table:table-row>
              <table:table-cell office:value-type="string">
                <text:p>subcort</text:p>
              </table:table-cell>
              <table:table-cell office:value-type="float" office:value="14.4511975182648">
                <text:p>14.4511975182648</text:p>
              </table:table-cell>
              <table:table-cell office:value-type="float" office:value="20.8756614619222">
                <text:p>20.8756614619222</text:p>
              </table:table-cell>
            </table:table-row>
            <table:table-row>
              <table:table-cell office:value-type="string">
                <text:p>stem</text:p>
              </table:table-cell>
              <table:table-cell office:value-type="float" office:value="3.11409941583113">
                <text:p>3.11409941583113</text:p>
              </table:table-cell>
              <table:table-cell office:value-type="float" office:value="16.9928592755934">
                <text:p>16.9928592755934</text:p>
              </table:table-cell>
            </table:table-row>
            <table:table-row>
              <table:table-cell office:value-type="string">
                <text:p>EA</text:p>
              </table:table-cell>
              <table:table-cell office:value-type="float" office:value="14.757038169928">
                <text:p>14.757038169928</text:p>
              </table:table-cell>
              <table:table-cell office:value-type="float" office:value="19.2675406209586">
                <text:p>19.2675406209586</text:p>
              </table:table-cell>
            </table:table-row>
            <table:table-row>
              <table:table-cell office:value-type="string">
                <text:p>init_FM</text:p>
              </table:table-cell>
              <table:table-cell office:value-type="float" office:value="13.3535635162639">
                <text:p>13.3535635162639</text:p>
              </table:table-cell>
              <table:table-cell office:value-type="float" office:value="14.1184665839644">
                <text:p>14.1184665839644</text:p>
              </table:table-cell>
            </table:table-row>
            <table:table-row>
              <table:table-cell office:value-type="string">
                <text:p>initWO</text:p>
              </table:table-cell>
              <table:table-cell office:value-type="float" office:value="14.4533783374722">
                <text:p>14.4533783374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itBB</text:p>
              </table:table-cell>
              <table:table-cell office:value-type="float" office:value="8.39881185832989">
                <text:p>8.39881185832989</text:p>
              </table:table-cell>
              <table:table-cell office:value-type="float" office:value="10.8460643418712">
                <text:p>10.8460643418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